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8625in" fo:margin-left="-0.2403in" fo:margin-top="0in" fo:margin-bottom="0in" table:align="left"/>
    </style:style>
    <style:style style:name="Tabela1.A" style:family="table-column">
      <style:table-column-properties style:column-width="0.5556in"/>
    </style:style>
    <style:style style:name="Tabela1.B" style:family="table-column">
      <style:table-column-properties style:column-width="0.4021in"/>
    </style:style>
    <style:style style:name="Tabela1.D" style:family="table-column">
      <style:table-column-properties style:column-width="0.4264in"/>
    </style:style>
    <style:style style:name="Tabela1.E" style:family="table-column">
      <style:table-column-properties style:column-width="1.0201in"/>
    </style:style>
    <style:style style:name="Tabela1.F" style:family="table-column">
      <style:table-column-properties style:column-width="0.4639in"/>
    </style:style>
    <style:style style:name="Tabela1.G" style:family="table-column">
      <style:table-column-properties style:column-width="0.6396in"/>
    </style:style>
    <style:style style:name="Tabela1.H" style:family="table-column">
      <style:table-column-properties style:column-width="0.4882in"/>
    </style:style>
    <style:style style:name="Tabela1.I" style:family="table-column">
      <style:table-column-properties style:column-width="0.6146in"/>
    </style:style>
    <style:style style:name="Tabela1.J" style:family="table-column">
      <style:table-column-properties style:column-width="0.8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-left="0.0208in" fo:padding-right="0.0208in" fo:padding-top="0in" fo:padding-bottom="0in" fo:border="none"/>
    </style:style>
    <style:style style:name="Tabela3" style:family="table">
      <style:table-properties style:width="5.6389in" fo:margin-left="-0.1701in" fo:margin-top="0in" fo:margin-bottom="0in" table:align="left"/>
    </style:style>
    <style:style style:name="Tabela3.A" style:family="table-column">
      <style:table-column-properties style:column-width="0.5556in"/>
    </style:style>
    <style:style style:name="Tabela3.B" style:family="table-column">
      <style:table-column-properties style:column-width="0.4021in"/>
    </style:style>
    <style:style style:name="Tabela3.D" style:family="table-column">
      <style:table-column-properties style:column-width="0.4264in"/>
    </style:style>
    <style:style style:name="Tabela3.E" style:family="table-column">
      <style:table-column-properties style:column-width="0.5722in"/>
    </style:style>
    <style:style style:name="Tabela3.F" style:family="table-column">
      <style:table-column-properties style:column-width="0.4639in"/>
    </style:style>
    <style:style style:name="Tabela3.G" style:family="table-column">
      <style:table-column-properties style:column-width="0.6396in"/>
    </style:style>
    <style:style style:name="Tabela3.H" style:family="table-column">
      <style:table-column-properties style:column-width="0.7125in"/>
    </style:style>
    <style:style style:name="Tabela3.I" style:family="table-column">
      <style:table-column-properties style:column-width="0.6146in"/>
    </style:style>
    <style:style style:name="Tabela3.J" style:family="table-column">
      <style:table-column-properties style:column-width="0.8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fo:padding-left="0.0208in" fo:padding-right="0.0208in" fo:padding-top="0in" fo:padding-bottom="0in" fo:border="none"/>
    </style:style>
    <style:style style:name="Tabela2" style:family="table">
      <style:table-properties style:width="5.6889in" fo:margin-left="-0.0208in" fo:margin-top="0in" fo:margin-bottom="0in" table:align="left"/>
    </style:style>
    <style:style style:name="Tabela2.A" style:family="table-column">
      <style:table-column-properties style:column-width="0.5556in"/>
    </style:style>
    <style:style style:name="Tabela2.B" style:family="table-column">
      <style:table-column-properties style:column-width="0.4021in"/>
    </style:style>
    <style:style style:name="Tabela2.D" style:family="table-column">
      <style:table-column-properties style:column-width="0.4264in"/>
    </style:style>
    <style:style style:name="Tabela2.E" style:family="table-column">
      <style:table-column-properties style:column-width="0.5722in"/>
    </style:style>
    <style:style style:name="Tabela2.F" style:family="table-column">
      <style:table-column-properties style:column-width="0.5139in"/>
    </style:style>
    <style:style style:name="Tabela2.G" style:family="table-column">
      <style:table-column-properties style:column-width="0.6396in"/>
    </style:style>
    <style:style style:name="Tabela2.H" style:family="table-column">
      <style:table-column-properties style:column-width="0.7125in"/>
    </style:style>
    <style:style style:name="Tabela2.I" style:family="table-column">
      <style:table-column-properties style:column-width="0.6146in"/>
    </style:style>
    <style:style style:name="Tabela2.J" style:family="table-column">
      <style:table-column-properties style:column-width="0.85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208in" fo:padding-right="0.0208in" fo:padding-top="0in" fo:padding-bottom="0in" fo:border="none"/>
    </style:style>
    <style:style style:name="Tabela4" style:family="table">
      <style:table-properties style:width="5.6889in" fo:margin-left="-0.0208in" fo:margin-top="0in" fo:margin-bottom="0in" table:align="left"/>
    </style:style>
    <style:style style:name="Tabela4.A" style:family="table-column">
      <style:table-column-properties style:column-width="0.5556in"/>
    </style:style>
    <style:style style:name="Tabela4.B" style:family="table-column">
      <style:table-column-properties style:column-width="0.4021in"/>
    </style:style>
    <style:style style:name="Tabela4.D" style:family="table-column">
      <style:table-column-properties style:column-width="0.4264in"/>
    </style:style>
    <style:style style:name="Tabela4.E" style:family="table-column">
      <style:table-column-properties style:column-width="0.5722in"/>
    </style:style>
    <style:style style:name="Tabela4.F" style:family="table-column">
      <style:table-column-properties style:column-width="0.5139in"/>
    </style:style>
    <style:style style:name="Tabela4.G" style:family="table-column">
      <style:table-column-properties style:column-width="0.6396in"/>
    </style:style>
    <style:style style:name="Tabela4.H" style:family="table-column">
      <style:table-column-properties style:column-width="0.7125in"/>
    </style:style>
    <style:style style:name="Tabela4.I" style:family="table-column">
      <style:table-column-properties style:column-width="0.6146in"/>
    </style:style>
    <style:style style:name="Tabela4.J" style:family="table-column">
      <style:table-column-properties style:column-width="0.85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208in" fo:padding-right="0.0208in" fo:padding-top="0in" fo:padding-bottom="0in" fo:border="none"/>
    </style:style>
    <style:style style:name="Tabela5" style:family="table">
      <style:table-properties style:width="5.6889in" fo:margin-left="-0.0208in" fo:margin-top="0in" fo:margin-bottom="0in" table:align="left"/>
    </style:style>
    <style:style style:name="Tabela5.A" style:family="table-column">
      <style:table-column-properties style:column-width="0.5556in"/>
    </style:style>
    <style:style style:name="Tabela5.B" style:family="table-column">
      <style:table-column-properties style:column-width="0.4021in"/>
    </style:style>
    <style:style style:name="Tabela5.D" style:family="table-column">
      <style:table-column-properties style:column-width="0.4264in"/>
    </style:style>
    <style:style style:name="Tabela5.E" style:family="table-column">
      <style:table-column-properties style:column-width="0.5722in"/>
    </style:style>
    <style:style style:name="Tabela5.F" style:family="table-column">
      <style:table-column-properties style:column-width="0.5139in"/>
    </style:style>
    <style:style style:name="Tabela5.G" style:family="table-column">
      <style:table-column-properties style:column-width="0.6396in"/>
    </style:style>
    <style:style style:name="Tabela5.H" style:family="table-column">
      <style:table-column-properties style:column-width="0.7125in"/>
    </style:style>
    <style:style style:name="Tabela5.I" style:family="table-column">
      <style:table-column-properties style:column-width="0.6146in"/>
    </style:style>
    <style:style style:name="Tabela5.J" style:family="table-column">
      <style:table-column-properties style:column-width="0.8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208in" fo:padding-right="0.0208in" fo:padding-top="0in" fo:padding-bottom="0in" fo:border="none"/>
    </style:style>
    <style:style style:name="Tabela6" style:family="table">
      <style:table-properties style:width="5.766in" fo:margin-left="-0.0208in" fo:margin-top="0in" fo:margin-bottom="0in" table:align="left"/>
    </style:style>
    <style:style style:name="Tabela6.A" style:family="table-column">
      <style:table-column-properties style:column-width="0.5556in"/>
    </style:style>
    <style:style style:name="Tabela6.B" style:family="table-column">
      <style:table-column-properties style:column-width="0.4021in"/>
    </style:style>
    <style:style style:name="Tabela6.D" style:family="table-column">
      <style:table-column-properties style:column-width="0.4264in"/>
    </style:style>
    <style:style style:name="Tabela6.E" style:family="table-column">
      <style:table-column-properties style:column-width="0.5722in"/>
    </style:style>
    <style:style style:name="Tabela6.F" style:family="table-column">
      <style:table-column-properties style:column-width="0.591in"/>
    </style:style>
    <style:style style:name="Tabela6.G" style:family="table-column">
      <style:table-column-properties style:column-width="0.6396in"/>
    </style:style>
    <style:style style:name="Tabela6.H" style:family="table-column">
      <style:table-column-properties style:column-width="0.7125in"/>
    </style:style>
    <style:style style:name="Tabela6.I" style:family="table-column">
      <style:table-column-properties style:column-width="0.6146in"/>
    </style:style>
    <style:style style:name="Tabela6.J" style:family="table-column">
      <style:table-column-properties style:column-width="0.8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208in" fo:padding-right="0.0208in" fo:padding-top="0in" fo:padding-bottom="0in" fo:border="none"/>
    </style:style>
    <style:style style:name="Tabela7" style:family="table">
      <style:table-properties style:width="5.766in" fo:margin-left="-0.0208in" fo:margin-top="0in" fo:margin-bottom="0in" table:align="left"/>
    </style:style>
    <style:style style:name="Tabela7.A" style:family="table-column">
      <style:table-column-properties style:column-width="0.5556in"/>
    </style:style>
    <style:style style:name="Tabela7.B" style:family="table-column">
      <style:table-column-properties style:column-width="0.4021in"/>
    </style:style>
    <style:style style:name="Tabela7.D" style:family="table-column">
      <style:table-column-properties style:column-width="0.4264in"/>
    </style:style>
    <style:style style:name="Tabela7.E" style:family="table-column">
      <style:table-column-properties style:column-width="0.5722in"/>
    </style:style>
    <style:style style:name="Tabela7.F" style:family="table-column">
      <style:table-column-properties style:column-width="0.591in"/>
    </style:style>
    <style:style style:name="Tabela7.G" style:family="table-column">
      <style:table-column-properties style:column-width="0.6396in"/>
    </style:style>
    <style:style style:name="Tabela7.H" style:family="table-column">
      <style:table-column-properties style:column-width="0.7125in"/>
    </style:style>
    <style:style style:name="Tabela7.I" style:family="table-column">
      <style:table-column-properties style:column-width="0.6146in"/>
    </style:style>
    <style:style style:name="Tabela7.J" style:family="table-column">
      <style:table-column-properties style:column-width="0.8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208in" fo:padding-right="0.0208in" fo:padding-top="0in" fo:padding-bottom="0in" fo:border="none"/>
    </style:style>
    <style:style style:name="Tabela8" style:family="table">
      <style:table-properties style:width="5.6889in" fo:margin-left="-0.0208in" fo:margin-top="0in" fo:margin-bottom="0in" table:align="left"/>
    </style:style>
    <style:style style:name="Tabela8.A" style:family="table-column">
      <style:table-column-properties style:column-width="0.5556in"/>
    </style:style>
    <style:style style:name="Tabela8.B" style:family="table-column">
      <style:table-column-properties style:column-width="0.4021in"/>
    </style:style>
    <style:style style:name="Tabela8.D" style:family="table-column">
      <style:table-column-properties style:column-width="0.4264in"/>
    </style:style>
    <style:style style:name="Tabela8.E" style:family="table-column">
      <style:table-column-properties style:column-width="0.5722in"/>
    </style:style>
    <style:style style:name="Tabela8.F" style:family="table-column">
      <style:table-column-properties style:column-width="0.5139in"/>
    </style:style>
    <style:style style:name="Tabela8.G" style:family="table-column">
      <style:table-column-properties style:column-width="0.6396in"/>
    </style:style>
    <style:style style:name="Tabela8.H" style:family="table-column">
      <style:table-column-properties style:column-width="0.7125in"/>
    </style:style>
    <style:style style:name="Tabela8.I" style:family="table-column">
      <style:table-column-properties style:column-width="0.6146in"/>
    </style:style>
    <style:style style:name="Tabela8.J" style:family="table-column">
      <style:table-column-properties style:column-width="0.85in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208in" fo:padding-right="0.0208in" fo:padding-top="0in" fo:padding-bottom="0in" fo:border="none"/>
    </style:style>
    <style:style style:name="Tabela9" style:family="table">
      <style:table-properties style:width="5.766in" fo:margin-left="-0.0208in" fo:margin-top="0in" fo:margin-bottom="0in" table:align="left"/>
    </style:style>
    <style:style style:name="Tabela9.A" style:family="table-column">
      <style:table-column-properties style:column-width="0.5556in"/>
    </style:style>
    <style:style style:name="Tabela9.B" style:family="table-column">
      <style:table-column-properties style:column-width="0.4021in"/>
    </style:style>
    <style:style style:name="Tabela9.D" style:family="table-column">
      <style:table-column-properties style:column-width="0.4264in"/>
    </style:style>
    <style:style style:name="Tabela9.E" style:family="table-column">
      <style:table-column-properties style:column-width="0.5722in"/>
    </style:style>
    <style:style style:name="Tabela9.F" style:family="table-column">
      <style:table-column-properties style:column-width="0.591in"/>
    </style:style>
    <style:style style:name="Tabela9.G" style:family="table-column">
      <style:table-column-properties style:column-width="0.6396in"/>
    </style:style>
    <style:style style:name="Tabela9.H" style:family="table-column">
      <style:table-column-properties style:column-width="0.7125in"/>
    </style:style>
    <style:style style:name="Tabela9.I" style:family="table-column">
      <style:table-column-properties style:column-width="0.6146in"/>
    </style:style>
    <style:style style:name="Tabela9.J" style:family="table-column">
      <style:table-column-properties style:column-width="0.85in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208in" fo:padding-right="0.0208in" fo:padding-top="0in" fo:padding-bottom="0in" fo:border="none"/>
    </style:style>
    <style:style style:name="Tabela10" style:family="table">
      <style:table-properties style:width="6.4653in" table:align="left"/>
    </style:style>
    <style:style style:name="Tabela10.A" style:family="table-column">
      <style:table-column-properties style:column-width="1.4451in"/>
    </style:style>
    <style:style style:name="Tabela10.B" style:family="table-column">
      <style:table-column-properties style:column-width="1.6736in"/>
    </style:style>
    <style:style style:name="Tabela10.C" style:family="table-column">
      <style:table-column-properties style:column-width="1.6729in"/>
    </style:style>
    <style:style style:name="Tabela10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Standard">
      <style:text-properties officeooo:rsid="0052e76f" officeooo:paragraph-rsid="0052e76f" style:font-name-complex="Calibri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11pt" style:font-size-asian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11pt" style:font-size-asian="11pt"/>
    </style:style>
    <style:style style:name="P20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style:font-name="Calibri" style:font-name-complex="Calibri"/>
    </style:style>
    <style:style style:name="P23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24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25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26" style:family="paragraph" style:parent-style-name="Text_20_body">
      <style:text-properties style:font-name="Calibri" officeooo:paragraph-rsid="002fbe36" style:font-name-complex="Calibri"/>
    </style:style>
    <style:style style:name="P27" style:family="paragraph" style:parent-style-name="Text_20_body">
      <style:paragraph-properties fo:text-align="start" style:justify-single-word="false"/>
      <style:text-properties style:font-name="Calibri" officeooo:rsid="00346430" officeooo:paragraph-rsid="00346430" style:font-name-complex="Calibri"/>
    </style:style>
    <style:style style:name="P28" style:family="paragraph" style:parent-style-name="Text_20_body">
      <style:paragraph-properties fo:text-align="start" style:justify-single-word="false"/>
      <style:text-properties style:font-name="Calibri" officeooo:rsid="003a17de" officeooo:paragraph-rsid="003a17de" style:font-name-complex="Calibri"/>
    </style:style>
    <style:style style:name="P29" style:family="paragraph" style:parent-style-name="Text_20_body">
      <style:text-properties style:font-name="Calibri" officeooo:rsid="0046d47a" officeooo:paragraph-rsid="0046d47a" style:font-name-complex="Calibri"/>
    </style:style>
    <style:style style:name="P30" style:family="paragraph" style:parent-style-name="Text_20_body">
      <style:paragraph-properties fo:text-align="start" style:justify-single-word="false"/>
      <style:text-properties style:font-name="Calibri" officeooo:rsid="00681052" officeooo:paragraph-rsid="00681052" style:font-name-complex="Calibri"/>
    </style:style>
    <style:style style:name="P31" style:family="paragraph" style:parent-style-name="Text_20_body">
      <style:text-properties style:font-name="Calibri" officeooo:rsid="00280b9a" officeooo:paragraph-rsid="00280b9a" style:font-name-complex="Calibri"/>
    </style:style>
    <style:style style:name="P32" style:family="paragraph" style:parent-style-name="Text_20_body">
      <style:text-properties style:font-name="Calibri" officeooo:rsid="006bb1e6" officeooo:paragraph-rsid="006bb1e6" style:font-name-complex="Calibri"/>
    </style:style>
    <style:style style:name="P33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34" style:family="paragraph" style:parent-style-name="Text_20_body">
      <style:text-properties style:font-name="Calibri" fo:font-size="12pt" officeooo:rsid="001c8869" officeooo:paragraph-rsid="001c8869" style:font-size-asian="12pt" style:font-name-complex="Calibri" style:font-size-complex="12pt"/>
    </style:style>
    <style:style style:name="P35" style:family="paragraph" style:parent-style-name="Text_20_body">
      <style:text-properties style:font-name="Calibri" fo:font-size="12pt" officeooo:rsid="001d3d9d" officeooo:paragraph-rsid="001d3d9d" style:font-size-asian="12pt" style:font-name-complex="Calibri" style:font-size-complex="12pt"/>
    </style:style>
    <style:style style:name="P36" style:family="paragraph" style:parent-style-name="Text_20_body">
      <style:text-properties officeooo:rsid="0011bca3" officeooo:paragraph-rsid="0011bca3"/>
    </style:style>
    <style:style style:name="P37" style:family="paragraph" style:parent-style-name="Text_20_body">
      <style:paragraph-properties fo:text-align="start" style:justify-single-word="false"/>
      <style:text-properties style:font-name="Calibri1" officeooo:rsid="00157d34" officeooo:paragraph-rsid="00157d34" style:font-name-complex="Calibri"/>
    </style:style>
    <style:style style:name="P38" style:family="paragraph" style:parent-style-name="Text_20_body">
      <style:text-properties style:font-name="Calibri1" officeooo:rsid="004a7cc0" officeooo:paragraph-rsid="004a7cc0" style:font-name-complex="Calibri"/>
    </style:style>
    <style:style style:name="P39" style:family="paragraph" style:parent-style-name="Text_20_body">
      <style:text-properties style:font-name="Calibri1" officeooo:paragraph-rsid="006bb1e6"/>
    </style:style>
    <style:style style:name="P40" style:family="paragraph" style:parent-style-name="Text_20_body">
      <style:text-properties style:font-name="Calibri1"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1" style:family="paragraph" style:parent-style-name="Text_20_body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2" style:family="paragraph" style:parent-style-name="Text_20_body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3" style:family="paragraph" style:parent-style-name="Text_20_body">
      <style:text-properties style:font-name="Calibri1" fo:font-size="12pt" fo:language="pl" fo:country="PL" fo:font-style="normal" style:text-underline-style="none" fo:font-weight="normal" officeooo:rsid="005ff1c9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4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45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46" style:family="paragraph" style:parent-style-name="Text_20_body">
      <style:paragraph-properties fo:text-align="start" style:justify-single-word="false"/>
      <style:text-properties officeooo:paragraph-rsid="00346430"/>
    </style:style>
    <style:style style:name="P47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48" style:family="paragraph" style:parent-style-name="Text_20_body">
      <style:text-properties officeooo:rsid="0025156f" officeooo:paragraph-rsid="005530f4" style:font-name-complex="Calibri"/>
    </style:style>
    <style:style style:name="P49" style:family="paragraph" style:parent-style-name="Text_20_body">
      <style:text-properties officeooo:rsid="0025156f" officeooo:paragraph-rsid="005636ac" style:font-name-complex="Calibri"/>
    </style:style>
    <style:style style:name="P50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51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52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53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" style:font-size-complex="10pt"/>
    </style:style>
    <style:style style:name="P54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55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P58" style:family="paragraph" style:parent-style-name="Text_20_body">
      <style:paragraph-properties fo:margin-top="0in" fo:margin-bottom="0in" loext:contextual-spacing="false"/>
      <style:text-properties style:font-name="Calibri1" officeooo:paragraph-rsid="003df1a9"/>
    </style:style>
    <style:style style:name="P59" style:family="paragraph" style:parent-style-name="Text_20_body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61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62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" fo:font-size="12pt" officeooo:rsid="00427761" officeooo:paragraph-rsid="00427761" fo:background-color="transparent" style:font-size-asian="12pt" style:font-name-complex="Calibri" style:font-size-complex="12pt"/>
    </style:style>
    <style:style style:name="P63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6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6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69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>
        <style:tab-stops/>
      </style:paragraph-properties>
      <style:text-properties style:font-name="Calibri" officeooo:paragraph-rsid="002fbe36" style:font-name-complex="Calibri"/>
    </style:style>
    <style:style style:name="P70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rsid="00407ac4" officeooo:paragraph-rsid="00407ac4" style:font-name-complex="Calibri"/>
    </style:style>
    <style:style style:name="P71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7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7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7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7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" fo:font-size="13pt" fo:font-weight="normal" officeooo:rsid="00346430" officeooo:paragraph-rsid="0035c5f4" style:font-size-asian="13pt" style:font-weight-asian="normal" style:font-name-complex="Calibri" style:font-size-complex="13pt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77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78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79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80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81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82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83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84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85" style:family="paragraph" style:parent-style-name="Table_20_Contents">
      <style:paragraph-properties fo:text-align="justify" style:justify-single-word="false"/>
      <style:text-properties style:font-name="Calibri" officeooo:rsid="002a99e6" officeooo:paragraph-rsid="002a99e6" style:font-name-complex="Calibri"/>
    </style:style>
    <style:style style:name="P86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3pt" officeooo:paragraph-rsid="003d4eae" style:font-size-asian="13pt" style:font-name-complex="Calibri" style:font-size-complex="13pt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3pt" fo:font-style="italic" style:font-size-asian="13pt" style:font-style-asian="italic" style:font-name-complex="Calibri" style:font-size-complex="13pt" style:font-style-complex="italic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3pt" fo:font-style="italic" officeooo:paragraph-rsid="003d4eae" style:font-size-asian="13pt" style:font-style-asian="italic" style:font-name-complex="Calibri" style:font-size-complex="13pt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2pt" officeooo:rsid="003d4eae" officeooo:paragraph-rsid="003d4eae" style:font-size-asian="12pt" style:font-name-complex="Calibri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2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12pt" fo:letter-spacing="normal" fo:font-style="normal" fo:font-weight="normal" officeooo:paragraph-rsid="0025156f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Calibri1" fo:font-weight="bold" officeooo:rsid="00157d34" officeooo:paragraph-rsid="00157d34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Calibri1" officeooo:rsid="00157d34" officeooo:paragraph-rsid="00157d34"/>
    </style:style>
    <style:style style:name="P96" style:family="paragraph" style:parent-style-name="Table_20_Contents">
      <style:paragraph-properties fo:text-align="start" style:justify-single-word="false"/>
      <style:text-properties style:font-name="Calibri1"/>
    </style:style>
    <style:style style:name="P97" style:family="paragraph" style:parent-style-name="Table_20_Contents">
      <style:paragraph-properties fo:text-align="justify" style:justify-single-word="false"/>
      <style:text-properties style:font-name="Calibri1" officeooo:rsid="001653d4" officeooo:paragraph-rsid="001653d4"/>
    </style:style>
    <style:style style:name="P98" style:family="paragraph" style:parent-style-name="Table_20_Contents">
      <style:paragraph-properties fo:text-align="justify" style:justify-single-word="false"/>
      <style:text-properties style:font-name="Calibri1" officeooo:rsid="0016adbc" officeooo:paragraph-rsid="0016adbc"/>
    </style:style>
    <style:style style:name="P99" style:family="paragraph" style:parent-style-name="Table_20_Contents">
      <style:paragraph-properties fo:text-align="start" style:justify-single-word="false"/>
      <style:text-properties style:font-name="Calibri1" officeooo:rsid="001898e8" officeooo:paragraph-rsid="001898e8"/>
    </style:style>
    <style:style style:name="P100" style:family="paragraph" style:parent-style-name="Table_20_Contents">
      <style:paragraph-properties fo:text-align="justify" style:justify-single-word="false"/>
      <style:text-properties style:font-name="Calibri1" officeooo:rsid="001aebdd" officeooo:paragraph-rsid="001aebdd"/>
    </style:style>
    <style:style style:name="P101" style:family="paragraph" style:parent-style-name="Table_20_Contents">
      <style:paragraph-properties fo:text-align="start" style:justify-single-word="false"/>
      <style:text-properties style:font-name="Calibri1" officeooo:rsid="001d3d9d" officeooo:paragraph-rsid="001d3d9d"/>
    </style:style>
    <style:style style:name="P102" style:family="paragraph" style:parent-style-name="Table_20_Contents">
      <style:paragraph-properties fo:text-align="start" style:justify-single-word="false"/>
      <style:text-properties style:font-name="Calibri1" officeooo:rsid="001e22b7" officeooo:paragraph-rsid="001e22b7"/>
    </style:style>
    <style:style style:name="P103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104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105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106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6" style:family="paragraph" style:parent-style-name="Normal">
      <style:paragraph-properties fo:break-before="page"/>
    </style:style>
    <style:style style:name="P117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118" style:family="paragraph" style:parent-style-name="List_20_Paragraph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19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20" style:family="paragraph" style:parent-style-name="Heading_20_1">
      <style:text-properties officeooo:paragraph-rsid="0028dc3f"/>
    </style:style>
    <style:style style:name="P121" style:family="paragraph" style:parent-style-name="Heading_20_1">
      <style:text-properties officeooo:paragraph-rsid="002fbe36"/>
    </style:style>
    <style:style style:name="P122" style:family="paragraph" style:parent-style-name="Heading_20_1">
      <style:text-properties officeooo:paragraph-rsid="00280b9a"/>
    </style:style>
    <style:style style:name="P123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24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25" style:family="paragraph" style:parent-style-name="Heading_20_2">
      <style:text-properties officeooo:paragraph-rsid="002fbe36"/>
    </style:style>
    <style:style style:name="P126" style:family="paragraph" style:parent-style-name="Heading_20_2">
      <style:paragraph-properties fo:break-before="column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List_20_Paragraph" style:list-style-name="L4">
      <style:paragraph-properties fo:text-align="justify" style:justify-single-word="false"/>
      <style:text-properties style:font-name="Calibri" fo:font-size="13pt" fo:font-weight="bold" officeooo:rsid="003b0822" officeooo:paragraph-rsid="003b0822" style:font-size-asian="13pt" style:font-weight-asian="bold" style:font-name-complex="Calibri" style:font-size-complex="13pt" style:font-weight-complex="bold"/>
    </style:style>
    <style:style style:name="P129" style:family="paragraph" style:parent-style-name="List_20_Paragraph" style:list-style-name="L4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30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5c5f4" officeooo:paragraph-rsid="0035c5f4" style:font-size-asian="13pt" style:font-weight-asian="bold" style:font-name-complex="Calibri" style:font-size-complex="13pt" style:font-weight-complex="bold"/>
    </style:style>
    <style:style style:name="P131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d4eae" officeooo:paragraph-rsid="003d4eae" style:font-size-asian="13pt" style:font-weight-asian="bold" style:font-name-complex="Calibri" style:font-size-complex="13pt" style:font-weight-complex="bold"/>
    </style:style>
    <style:style style:name="P132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133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134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35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36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137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color="#000000" style:font-name="Calibri" fo:font-size="10pt" fo:font-weight="normal" officeooo:rsid="0038af74" officeooo:paragraph-rsid="0038af74" style:font-size-asian="10pt" style:font-weight-asian="normal" style:font-name-complex="Calibri" style:font-size-complex="10pt" style:font-weight-complex="normal" loext:padding="0in" loext:border="none"/>
    </style:style>
    <style:style style:name="P138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139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140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141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42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43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144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145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fo:color="#000000" style:font-name="JetBrains Mono" fo:font-size="12pt" fo:font-style="normal" fo:font-weight="normal" officeooo:rsid="00427761" officeooo:paragraph-rsid="006bb1e6" style:font-size-asian="12pt" style:font-style-asian="normal" style:font-weight-asian="normal" style:font-name-complex="Calibri" style:font-size-complex="12pt"/>
    </style:style>
    <style:style style:name="P146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147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148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9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0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" style:font-size-complex="10pt" style:font-weight-complex="normal"/>
    </style:style>
    <style:style style:name="P151" style:family="paragraph" style:parent-style-name="Text_20_body" style:list-style-name="L8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2" style:family="paragraph" style:parent-style-name="Text_20_body" style:list-style-name="L8">
      <style:text-properties style:font-name="Calibri1"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3" style:family="paragraph" style:parent-style-name="Text_20_body" style:list-style-name="L8">
      <style:text-properties style:font-name="Calibri1" fo:font-size="12pt" fo:language="pl" fo:country="PL" fo:font-style="italic" style:text-underline-style="none" fo:font-weight="bold" officeooo:rsid="0048634d" officeooo:paragraph-rsid="0048634d" style:letter-kerning="true" style:font-name-asian="Batang" style:font-size-asian="12pt" style:language-asian="ko" style:country-asian="KR" style:font-style-asian="italic" style:font-weight-asian="bold" style:font-name-complex="Calibri" style:font-size-complex="10.5pt" style:language-complex="hi" style:country-complex="IN" style:font-style-complex="italic" style:font-weight-complex="bold"/>
    </style:style>
    <style:style style:name="P154" style:family="paragraph" style:parent-style-name="Text_20_body" style:list-style-name="L9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5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15eba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6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3324c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57" style:family="paragraph" style:parent-style-name="Text_20_body" style:list-style-name="L10">
      <style:text-properties style:font-name="Calibri1" officeooo:rsid="005ff1c9" officeooo:paragraph-rsid="005ff1c9" style:font-name-complex="Calibri"/>
    </style:style>
    <style:style style:name="P158" style:family="paragraph" style:parent-style-name="Text_20_body" style:list-style-name="L10">
      <style:text-properties style:font-name="Calibri1" officeooo:rsid="00649960" officeooo:paragraph-rsid="00649960" style:font-name-complex="Calibri"/>
    </style:style>
    <style:style style:name="P159" style:family="paragraph" style:parent-style-name="Text_20_body">
      <style:text-properties style:font-name="Calibri1" officeooo:rsid="00666cc3" officeooo:paragraph-rsid="006bb1e6"/>
    </style:style>
    <style:style style:name="P160" style:family="paragraph" style:parent-style-name="Text_20_body" style:list-style-name="L11">
      <style:text-properties officeooo:paragraph-rsid="00280b9a"/>
    </style:style>
    <style:style style:name="P161" style:family="paragraph" style:parent-style-name="Text_20_body">
      <style:text-properties style:font-name="Calibri" style:font-name-complex="Calibri"/>
    </style:style>
    <style:style style:name="P162" style:family="paragraph" style:parent-style-name="Text_20_body" style:list-style-name="L11">
      <style:text-properties style:font-name="Calibri" officeooo:paragraph-rsid="00280b9a" style:font-name-complex="Calibri"/>
    </style:style>
    <style:style style:name="P163" style:family="paragraph" style:parent-style-name="Text_20_body">
      <style:text-properties style:font-name="Calibri" officeooo:rsid="006dc87e" officeooo:paragraph-rsid="006dc87e" style:font-name-complex="Calibri"/>
    </style:style>
    <style:style style:name="P164" style:family="paragraph" style:parent-style-name="Text_20_body">
      <style:text-properties style:font-name="Calibri" officeooo:paragraph-rsid="006dc87e" style:font-name-complex="Calibri"/>
    </style:style>
    <style:style style:name="P165" style:family="paragraph" style:parent-style-name="Text_20_body" style:list-style-name="L3">
      <style:paragraph-properties fo:margin-top="0in" fo:margin-bottom="0in" loext:contextual-spacing="false" fo:line-height="100%"/>
    </style:style>
    <style:style style:name="P166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3d0ed1"/>
    </style:style>
    <style:style style:name="P167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paragraph-rsid="003d0ed1" style:font-name-complex="Calibri" style:font-size-complex="10.5pt"/>
    </style:style>
    <style:style style:name="P168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rsid="003d0ed1" officeooo:paragraph-rsid="003d0ed1" style:font-name-complex="Calibri" style:font-size-complex="10.5pt"/>
    </style:style>
    <style:style style:name="P169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df1a9" officeooo:paragraph-rsid="003df1a9" style:font-size-asian="11.3500003814697pt" style:font-weight-asian="bold" style:font-name-complex="Calibri" style:font-size-complex="13pt" style:font-weight-complex="bold"/>
    </style:style>
    <style:style style:name="P170" style:family="paragraph" style:parent-style-name="Text_20_body" style:list-style-name="L6">
      <style:paragraph-properties fo:margin-top="0in" fo:margin-bottom="0in" loext:contextual-spacing="false"/>
      <style:text-properties style:font-name="Calibri" fo:font-size="12pt" fo:font-weight="normal" officeooo:rsid="003df1a9" officeooo:paragraph-rsid="003df1a9" style:font-size-asian="10.5pt" style:font-weight-asian="normal" style:font-name-complex="Calibri" style:font-size-complex="12pt" style:font-weight-complex="normal"/>
    </style:style>
    <style:style style:name="P171" style:family="paragraph" style:parent-style-name="Text_20_body" style:list-style-name="L6">
      <style:paragraph-properties fo:margin-top="0in" fo:margin-bottom="0in" loext:contextual-spacing="false"/>
      <style:text-properties style:font-name="Calibri1" officeooo:paragraph-rsid="003df1a9"/>
    </style:style>
    <style:style style:name="P172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73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74" style:family="paragraph" style:parent-style-name="Text_20_body" style:list-style-name="L6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75" style:family="paragraph" style:parent-style-name="Text_20_body" style:list-style-name="L6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176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fo:font-size="13pt" fo:font-weight="bold" officeooo:rsid="003f870b" officeooo:paragraph-rsid="003f870b" style:font-size-asian="13pt" style:font-weight-asian="bold" style:font-name-complex="Calibri" style:font-size-complex="13pt" style:font-weight-complex="bold"/>
    </style:style>
    <style:style style:name="P177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style:font-name-complex="Calibri" style:font-size-complex="10.5pt"/>
    </style:style>
    <style:style style:name="T3" style:family="text">
      <style:text-properties style:font-name="Calibri" officeooo:rsid="003d0ed1" style:font-name-complex="Calibri" style:font-size-complex="10.5pt"/>
    </style:style>
    <style:style style:name="T4" style:family="text">
      <style:text-properties style:font-name="Calibri" officeooo:rsid="00346430" style:font-name-complex="Calibri"/>
    </style:style>
    <style:style style:name="T5" style:family="text">
      <style:text-properties style:font-name="Calibri" officeooo:rsid="00322488" style:font-name-complex="Calibri"/>
    </style:style>
    <style:style style:name="T6" style:family="text">
      <style:text-properties style:font-name="Calibri" officeooo:rsid="0033a79e" style:font-name-complex="Calibri"/>
    </style:style>
    <style:style style:name="T7" style:family="text">
      <style:text-properties style:font-name="Calibri" officeooo:rsid="0046e1a9" style:font-name-complex="Calibri"/>
    </style:style>
    <style:style style:name="T8" style:family="text">
      <style:text-properties style:font-name="Calibri" officeooo:rsid="00681052" style:font-name-complex="Calibri"/>
    </style:style>
    <style:style style:name="T9" style:family="text">
      <style:text-properties style:font-name="Calibri" officeooo:rsid="006bb1e6" style:font-name-complex="Calibri"/>
    </style:style>
    <style:style style:name="T10" style:family="text">
      <style:text-properties style:font-name="Calibri" fo:font-size="13pt" fo:font-weight="normal" officeooo:rsid="00346430" style:font-size-asian="13pt" style:font-weight-asian="normal" style:font-name-complex="Calibri" style:font-size-complex="13pt" style:font-weight-complex="normal"/>
    </style:style>
    <style:style style:name="T11" style:family="text">
      <style:text-properties style:font-name="Calibri" fo:font-size="13pt" fo:font-weight="normal" officeooo:rsid="0038af74" style:font-size-asian="13pt" style:font-weight-asian="normal" style:font-name-complex="Calibri" style:font-size-complex="13pt" style:font-weight-complex="normal"/>
    </style:style>
    <style:style style:name="T12" style:family="text">
      <style:text-properties style:font-name="Calibri" fo:font-size="13pt" fo:font-weight="normal" officeooo:rsid="00346430" style:font-name-asian="Noto Sans Mono CJK KR" style:font-size-asian="13pt" style:font-weight-asian="normal" style:font-name-complex="Calibri" style:font-size-complex="13pt" style:font-weight-complex="normal"/>
    </style:style>
    <style:style style:name="T13" style:family="text">
      <style:text-properties style:font-name="Calibri" fo:font-size="12pt" fo:font-weight="normal" officeooo:rsid="0036cdc4" style:font-size-asian="12pt" style:font-weight-asian="normal" style:font-name-complex="Calibri" style:font-size-complex="12pt" style:font-weight-complex="normal"/>
    </style:style>
    <style:style style:name="T14" style:family="text">
      <style:text-properties style:font-name="Calibri" fo:font-size="12pt" fo:font-weight="normal" officeooo:rsid="0038af74" style:font-size-asian="12pt" style:font-weight-asian="normal" style:font-name-complex="Calibri" style:font-size-complex="12pt" style:font-weight-complex="normal"/>
    </style:style>
    <style:style style:name="T15" style:family="text">
      <style:text-properties style:font-name="Calibri" fo:font-size="12pt" fo:font-weight="normal" officeooo:rsid="003a6810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Calibri" fo:font-size="12pt" fo:font-weight="normal" officeooo:rsid="0038af74" style:font-name-asian="Noto Sans Mono CJK KR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normal" officeooo:rsid="003a17de" style:font-name-asian="Noto Sans Mono CJK KR" style:font-size-asian="12pt" style:font-weight-asian="normal" style:font-name-complex="Calibri" style:font-size-complex="12pt" style:font-weight-complex="normal"/>
    </style:style>
    <style:style style:name="T18" style:family="text">
      <style:text-properties style:font-name="Calibri" fo:font-size="12pt" fo:font-weight="normal" officeooo:rsid="00346430" style:font-name-asian="Noto Sans Mono CJK KR" style:font-size-asian="12pt" style:font-weight-asian="normal" style:font-name-complex="Calibri" style:font-size-complex="12pt" style:font-weight-complex="normal"/>
    </style:style>
    <style:style style:name="T19" style:family="text">
      <style:text-properties style:font-name="Calibri" fo:font-size="12pt" fo:font-weight="normal" officeooo:rsid="003a6810" style:font-name-asian="Noto Sans Mono CJK KR" style:font-size-asian="12pt" style:font-weight-asian="normal" style:font-name-complex="Calibri" style:font-size-complex="12pt" style:font-weight-complex="normal"/>
    </style:style>
    <style:style style:name="T20" style:family="text">
      <style:text-properties style:font-name="Calibri" fo:font-size="12pt" fo:font-weight="normal" officeooo:rsid="006bb1e6" style:font-name-asian="Noto Sans Mono CJK KR" style:font-size-asian="12pt" style:font-weight-asian="normal" style:font-name-complex="Calibri" style:font-size-complex="12pt" style:font-weight-complex="normal"/>
    </style:style>
    <style:style style:name="T21" style:family="text">
      <style:text-properties style:font-name="Calibri" fo:font-size="12pt" fo:font-weight="bold" officeooo:rsid="0038af74" style:font-name-asian="Noto Sans Mono CJK KR" style:font-size-asian="12pt" style:font-weight-asian="bold" style:font-name-complex="Calibri" style:font-size-complex="12pt" style:font-weight-complex="bold"/>
    </style:style>
    <style:style style:name="T22" style:family="text">
      <style:text-properties style:font-name="Calibri" fo:font-weight="normal" officeooo:rsid="0035c5f4" style:font-weight-asian="normal" style:font-name-complex="Calibri" style:font-weight-complex="normal"/>
    </style:style>
    <style:style style:name="T23" style:family="text">
      <style:text-properties style:font-name="Calibri" fo:font-weight="normal" officeooo:rsid="0036cdc4" style:font-weight-asian="normal" style:font-name-complex="Calibri" style:font-weight-complex="normal"/>
    </style:style>
    <style:style style:name="T24" style:family="text">
      <style:text-properties style:font-name="Calibri" fo:font-weight="normal" officeooo:rsid="006bb1e6" style:font-weight-asian="normal" style:font-name-complex="Calibri" style:font-weight-complex="normal"/>
    </style:style>
    <style:style style:name="T25" style:family="text">
      <style:text-properties fo:font-variant="normal" fo:text-transform="none" fo:color="#333333" style:font-name="Open Sans" fo:letter-spacing="normal" fo:font-style="normal" fo:font-weight="normal"/>
    </style:style>
    <style:style style:name="T26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letter-spacing="normal" fo:font-style="normal" fo:font-weight="normal" loext:padding="0in" loext:border="none"/>
    </style:style>
    <style:style style:name="T28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29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Calibri1" fo:font-size="12pt" fo:letter-spacing="normal" fo:font-style="normal" fo:font-weight="normal" officeooo:rsid="0021b04a" style:font-size-asian="12pt" style:font-size-complex="12pt"/>
    </style:style>
    <style:style style:name="T31" style:family="text">
      <style:text-properties fo:font-variant="normal" fo:text-transform="none" fo:color="#000000" style:font-name="Calibri1" fo:font-size="12pt" fo:letter-spacing="normal" fo:font-style="normal" fo:font-weight="normal" officeooo:rsid="002272e7" style:font-size-asian="12pt" style:font-size-complex="12pt"/>
    </style:style>
    <style:style style:name="T32" style:family="text">
      <style:text-properties fo:font-variant="normal" fo:text-transform="none" fo:color="#000000" style:font-name="Calibri1" fo:font-size="12pt" fo:letter-spacing="normal" fo:font-style="normal" fo:font-weight="normal" officeooo:rsid="0022828a" style:font-size-asian="12pt" style:font-size-complex="12pt"/>
    </style:style>
    <style:style style:name="T33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5" style:family="text">
      <style:text-properties officeooo:rsid="0004daca" style:font-name-complex="Calibri"/>
    </style:style>
    <style:style style:name="T36" style:family="text">
      <style:text-properties style:font-name-complex="Calibri" style:font-size-complex="10pt"/>
    </style:style>
    <style:style style:name="T37" style:family="text">
      <style:text-properties officeooo:rsid="0025156f" style:font-name-complex="Calibri" style:font-size-complex="10pt"/>
    </style:style>
    <style:style style:name="T38" style:family="text">
      <style:text-properties officeooo:rsid="005530f4" style:font-name-complex="Calibri" style:font-size-complex="10pt"/>
    </style:style>
    <style:style style:name="T39" style:family="text">
      <style:text-properties style:font-name="inherit" fo:font-size="10.5pt"/>
    </style:style>
    <style:style style:name="T40" style:family="text">
      <style:text-properties fo:color="#4a4a4a" style:font-name="inherit" fo:font-size="10.5pt" fo:font-weight="bold"/>
    </style:style>
    <style:style style:name="T41" style:family="text">
      <style:text-properties fo:color="#777777" style:font-name="inherit" fo:font-size="10.5pt"/>
    </style:style>
    <style:style style:name="T42" style:family="text">
      <style:text-properties officeooo:rsid="00102b14"/>
    </style:style>
    <style:style style:name="T43" style:family="text">
      <style:text-properties fo:color="#c9211e"/>
    </style:style>
    <style:style style:name="T44" style:family="text">
      <style:text-properties fo:color="#000000" fo:font-weight="normal" officeooo:rsid="00143317" style:font-weight-asian="normal" style:font-weight-complex="normal"/>
    </style:style>
    <style:style style:name="T45" style:family="text">
      <style:text-properties fo:color="#000000" style:font-name="Calibri" fo:font-size="10pt" fo:font-weight="normal" officeooo:rsid="002478d8" style:font-size-asian="10pt" style:font-weight-asian="normal" style:font-name-complex="Calibri" style:font-size-complex="10pt" style:font-weight-complex="normal" loext:padding="0in" loext:border="none"/>
    </style:style>
    <style:style style:name="T46" style:family="text">
      <style:text-properties fo:color="#000000" style:font-name="Calibri" fo:font-size="10pt" fo:font-weight="normal" officeooo:rsid="0038af74" style:font-size-asian="10pt" style:font-weight-asian="normal" style:font-name-complex="Calibri" style:font-size-complex="10pt" style:font-weight-complex="normal" loext:padding="0in" loext:border="none"/>
    </style:style>
    <style:style style:name="T47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48" style:family="text">
      <style:text-properties fo:color="#000000" style:font-name="Calibri1" fo:font-size="10pt" fo:font-weight="normal" officeooo:rsid="0038af74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49" style:family="text">
      <style:text-properties fo:color="#000000" style:font-name="Calibri1" fo:font-size="10pt" fo:font-weight="normal" officeooo:rsid="003a6810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0" style:family="text">
      <style:text-properties fo:color="#000000" style:font-name="Calibri1" fo:font-size="10pt" fo:font-weight="normal" officeooo:rsid="003e7bfc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1" style:family="text">
      <style:text-properties fo:color="#000000" style:font-name="Calibri1" fo:font-size="10pt" fo:font-weight="normal" officeooo:rsid="003f870b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2" style:family="text">
      <style:text-properties fo:color="#000000" style:font-name="Calibri1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3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4" style:family="text">
      <style:text-properties fo:color="#000000" style:font-name="Calibri1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55" style:family="text">
      <style:text-properties fo:color="#000000" style:font-name="Calibri1" fo:font-size="10pt" fo:font-weight="normal" officeooo:rsid="003a17de" style:font-size-asian="10pt" style:font-weight-asian="normal" style:font-name-complex="Calibri" style:font-size-complex="10pt" style:font-weight-complex="normal" loext:padding="0in" loext:border="none"/>
    </style:style>
    <style:style style:name="T56" style:family="text">
      <style:text-properties fo:color="#000000" style:font-name="Liberation Mono" fo:font-size="10pt" style:font-size-asian="8.75pt" style:font-size-complex="10pt"/>
    </style:style>
    <style:style style:name="T57" style:family="text">
      <style:text-properties fo:color="#000000" style:font-name="Liberation Mono" fo:font-size="10pt" officeooo:rsid="005530f4" style:font-size-asian="8.75pt" style:font-size-complex="10pt"/>
    </style:style>
    <style:style style:name="T58" style:family="text">
      <style:text-properties fo:color="#000000" style:font-name="Liberation Mono" fo:font-size="10pt" officeooo:rsid="005636ac" style:font-size-asian="8.75pt" style:font-size-complex="10pt"/>
    </style:style>
    <style:style style:name="T59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60" style:family="text">
      <style:text-properties fo:color="#000000" style:font-name="JetBrains Mono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61" style:family="text">
      <style:text-properties fo:color="#000000" style:font-name="JetBrains Mono" fo:font-size="12pt" fo:font-style="italic" fo:font-weight="normal" style:font-size-asian="12pt" style:font-style-asian="italic" style:font-weight-asian="normal" style:font-size-complex="12pt"/>
    </style:style>
    <style:style style:name="T62" style:family="text">
      <style:text-properties fo:color="#000000" fo:font-size="12pt" style:font-size-asian="12pt" style:font-size-complex="12pt"/>
    </style:style>
    <style:style style:name="T63" style:family="text">
      <style:text-properties officeooo:rsid="0017c301"/>
    </style:style>
    <style:style style:name="T64" style:family="text">
      <style:text-properties officeooo:rsid="001c05a0"/>
    </style:style>
    <style:style style:name="T65" style:family="text">
      <style:text-properties officeooo:rsid="001d3d9d"/>
    </style:style>
    <style:style style:name="T66" style:family="text">
      <style:text-properties officeooo:rsid="001e22b7"/>
    </style:style>
    <style:style style:name="T67" style:family="text">
      <style:text-properties officeooo:rsid="0028dc3f"/>
    </style:style>
    <style:style style:name="T68" style:family="text">
      <style:text-properties officeooo:rsid="002da736"/>
    </style:style>
    <style:style style:name="T69" style:family="text">
      <style:text-properties officeooo:rsid="0035c5f4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72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73" style:family="text">
      <style:text-properties fo:color="#f07178" style:font-name="JetBrains Mono1" fo:font-size="13.5pt" fo:font-style="normal" fo:font-weight="normal" officeooo:rsid="00346430" style:font-size-asian="13.5pt" style:font-style-asian="normal" style:font-weight-asian="normal" style:font-name-complex="Calibri" style:font-size-complex="13pt" style:font-weight-complex="normal"/>
    </style:style>
    <style:style style:name="T74" style:family="text">
      <style:text-properties fo:color="#f07178" style:font-name="JetBrains Mono" fo:font-size="13.5pt" fo:font-style="normal" fo:font-weight="normal" style:font-size-asian="13.5pt" style:font-style-asian="normal" style:font-weight-asian="normal"/>
    </style:style>
    <style:style style:name="T75" style:family="text">
      <style:text-properties fo:color="#61afef" style:font-name="JetBrains Mono" fo:font-size="13.5pt" fo:font-style="normal" fo:font-weight="normal" style:font-size-asian="13.5pt" style:font-style-asian="normal" style:font-weight-asian="normal"/>
    </style:style>
    <style:style style:name="T76" style:family="text">
      <style:text-properties fo:color="#98c379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fo:color="#808080" style:font-name="JetBrains Mono" fo:font-size="13.5pt" fo:font-style="normal" fo:font-weight="normal" style:font-size-asian="13.5pt" style:font-style-asian="normal" style:font-weight-asian="normal"/>
    </style:style>
    <style:style style:name="T78" style:family="text">
      <style:text-properties fo:color="#abb2bf" style:font-name="JetBrains Mono" fo:font-size="13.5pt" fo:font-style="normal" fo:font-weight="normal" style:font-size-asian="13.5pt" style:font-style-asian="normal" style:font-weight-asian="normal"/>
    </style:style>
    <style:style style:name="T79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80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1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82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83" style:family="text">
      <style:text-properties style:font-name="Liberation Mono" fo:font-size="12pt" officeooo:rsid="003d4eae" style:font-size-asian="12pt" style:font-size-complex="12pt"/>
    </style:style>
    <style:style style:name="T84" style:family="text">
      <style:text-properties fo:font-size="12pt" officeooo:rsid="003d4eae" style:font-size-asian="12pt" style:font-size-complex="12pt"/>
    </style:style>
    <style:style style:name="T85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6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7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8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9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0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91" style:family="text">
      <style:text-properties fo:color="#c679dd" style:font-name="JetBrains Mono" fo:font-size="13.5pt" fo:font-style="italic" fo:font-weight="normal" style:font-size-asian="13.5pt" style:font-style-asian="italic" style:font-weight-asian="normal"/>
    </style:style>
    <style:style style:name="T92" style:family="text">
      <style:text-properties fo:color="#c679dd" style:font-name="JetBrains Mono" fo:font-size="13.5pt" fo:font-style="normal" fo:font-weight="normal" style:font-size-asian="13.5pt" style:font-style-asian="normal" style:font-weight-asian="normal"/>
    </style:style>
    <style:style style:name="T93" style:family="text">
      <style:text-properties fo:color="#d19a66" style:font-name="JetBrains Mono" fo:font-size="13.5pt" fo:font-style="normal" fo:font-weight="normal" style:font-size-asian="13.5pt" style:font-style-asian="normal" style:font-weight-asian="normal"/>
    </style:style>
    <style:style style:name="T94" style:family="text">
      <style:text-properties style:font-name="Calibri1"/>
    </style:style>
    <style:style style:name="T95" style:family="text">
      <style:text-properties style:font-name="Calibri1" fo:font-size="12pt" fo:font-weight="normal" officeooo:rsid="003f870b" style:font-size-asian="12pt" style:font-weight-asian="normal" style:font-name-complex="Calibri" style:font-size-complex="12pt" style:font-weight-complex="normal"/>
    </style:style>
    <style:style style:name="T96" style:family="text">
      <style:text-properties style:font-name="Calibri1" fo:font-size="12pt" fo:font-weight="normal" officeooo:rsid="00407ac4" style:font-size-asian="12pt" style:font-weight-asian="normal" style:font-name-complex="Calibri" style:font-size-complex="12pt" style:font-weight-complex="normal"/>
    </style:style>
    <style:style style:name="T97" style:family="text">
      <style:text-properties style:font-name="Calibri1" fo:font-size="12pt" fo:font-weight="normal" officeooo:rsid="003ef231" style:font-size-asian="12pt" style:font-weight-asian="normal" style:font-name-complex="Calibri" style:font-size-complex="12pt" style:font-weight-complex="normal"/>
    </style:style>
    <style:style style:name="T98" style:family="text">
      <style:text-properties style:font-name="Calibri1" fo:font-size="12pt" fo:font-weight="normal" officeooo:rsid="00413581" style:font-size-asian="12pt" style:font-weight-asian="normal" style:font-name-complex="Calibri" style:font-size-complex="12pt" style:font-weight-complex="normal"/>
    </style:style>
    <style:style style:name="T99" style:family="text">
      <style:text-properties style:font-name="Calibri1" fo:font-size="12pt" fo:font-style="italic" fo:font-weight="normal" officeooo:rsid="003ef231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0" style:family="text">
      <style:text-properties style:font-name="Calibri1" fo:font-size="12pt" fo:font-style="italic" fo:font-weight="normal" officeooo:rsid="003f870b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1" style:family="text">
      <style:text-properties style:font-name="Calibri1" fo:font-weight="bold" style:font-weight-asian="bold" style:font-weight-complex="bold"/>
    </style:style>
    <style:style style:name="T102" style:family="text">
      <style:text-properties style:font-name="Calibri1" officeooo:rsid="0046e1a9"/>
    </style:style>
    <style:style style:name="T103" style:family="text">
      <style:text-properties style:text-position="0% 100%" style:font-name="Calibri" fo:font-weight="normal" officeooo:rsid="003b0822" style:font-weight-asian="normal" style:font-name-complex="Calibri" style:font-weight-complex="normal"/>
    </style:style>
    <style:style style:name="T104" style:family="text">
      <style:text-properties style:text-position="0% 100%" style:font-name="Calibri" fo:font-weight="normal" officeooo:rsid="003be712" style:font-weight-asian="normal" style:font-name-complex="Calibri" style:font-weight-complex="normal"/>
    </style:style>
    <style:style style:name="T105" style:family="text">
      <style:text-properties officeooo:rsid="003d0ed1"/>
    </style:style>
    <style:style style:name="T106" style:family="text">
      <style:text-properties officeooo:rsid="003d4eae"/>
    </style:style>
    <style:style style:name="T107" style:family="text">
      <style:text-properties officeooo:rsid="003df1a9"/>
    </style:style>
    <style:style style:name="T108" style:family="text">
      <style:text-properties officeooo:rsid="003ef231"/>
    </style:style>
    <style:style style:name="T109" style:family="text">
      <style:text-properties style:font-name="JetBrains Mono" fo:font-style="normal" fo:font-weight="normal" style:font-style-asian="normal" style:font-weight-asian="normal"/>
    </style:style>
    <style:style style:name="T110" style:family="text">
      <style:text-properties style:font-name="JetBrains Mono" fo:font-style="italic" fo:font-weight="normal" style:font-style-asian="italic" style:font-weight-asian="normal"/>
    </style:style>
    <style:style style:name="T111" style:family="text">
      <style:text-properties style:font-name="JetBrains Mono3" fo:font-style="normal" fo:font-weight="normal" style:font-style-asian="normal" style:font-weight-asian="normal"/>
    </style:style>
    <style:style style:name="T112" style:family="text">
      <style:text-properties officeooo:rsid="0046e1a9"/>
    </style:style>
    <style:style style:name="T113" style:family="text">
      <style:text-properties officeooo:rsid="0048634d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officeooo:rsid="004a2e44"/>
    </style:style>
    <style:style style:name="T116" style:family="text">
      <style:text-properties officeooo:rsid="004f3285"/>
    </style:style>
    <style:style style:name="T117" style:family="text">
      <style:text-properties officeooo:rsid="004f8d98"/>
    </style:style>
    <style:style style:name="T118" style:family="text">
      <style:text-properties officeooo:rsid="0050811c"/>
    </style:style>
    <style:style style:name="T119" style:family="text">
      <style:text-properties officeooo:rsid="0052454e"/>
    </style:style>
    <style:style style:name="T120" style:family="text">
      <style:text-properties officeooo:rsid="005530f4"/>
    </style:style>
    <style:style style:name="T121" style:family="text">
      <style:text-properties officeooo:rsid="005636ac"/>
    </style:style>
    <style:style style:name="T122" style:family="text">
      <style:text-properties officeooo:rsid="0056fc71"/>
    </style:style>
    <style:style style:name="T123" style:family="text">
      <style:text-properties officeooo:rsid="005d6b6a"/>
    </style:style>
    <style:style style:name="T124" style:family="text">
      <style:text-properties officeooo:rsid="00666cc3"/>
    </style:style>
    <style:style style:name="T125" style:family="text">
      <style:text-properties officeooo:rsid="0069f034"/>
    </style:style>
    <style:style style:name="T126" style:family="text">
      <style:text-properties officeooo:rsid="006bb1e6"/>
    </style:style>
    <style:style style:name="T127" style:family="text">
      <style:text-properties officeooo:rsid="006dc87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>Sprawozdanie laboratoryjne</text:p>
      <text:h text:style-name="Heading_20_1" text:outline-level="1"><text:bookmark-start text:name="_Toc53675704"/><text:bookmark-start text:name="_Toc53648701"/><text:bookmark-start text:name="__RefHeading___Toc2506_3259790794"/><text:bookmark-start text:name="_Toc53610522"/>Nierelacyjne bazy danych<text:bookmark-end text:name="_Toc53675704"/><text:bookmark-end text:name="_Toc53648701"/><text:bookmark-end text:name="__RefHeading___Toc2506_3259790794"/><text:bookmark-end text:name="_Toc53610522"/></text:h>
      <text:p text:style-name="P1"/>
      <text:list xml:id="list1300026993" text:style-name="L1">
        <text:list-item>
          <text:p text:style-name="P138"><text:span text:style-name="T35">Prowadzący: </text:span><text:span text:style-name="T25">dr hab. inż. Agnieszka Duraj</text:span></text:p>
        </text:list-item>
        <text:list-item>
          <text:p text:style-name="P139">Rok akademicki: 2020/2021</text:p>
        </text:list-item>
        <text:list-item>
          <text:p text:style-name="P139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23" text:outline-level="2"><text:bookmark-start text:name="__RefHeading___Toc2508_3259790794"/>Weather<text:span text:style-name="T67">InCities</text:span><text:bookmark-end text:name="__RefHeading___Toc2508_3259790794"/></text:h>
      <text:p text:style-name="P2">Grupa:</text:p>
      <text:list xml:id="list1741740846" text:style-name="L2">
        <text:list-item>
          <text:p text:style-name="P140">Piotr Antczak 224248</text:p>
        </text:list-item>
        <text:list-item>
          <text:p text:style-name="P140">Witold Pietrzak 224406</text:p>
        </text:list-item>
      </text:list>
      <text:h text:style-name="P126" text:outline-level="2"><text:bookmark-start text:name="_Toc53675706"/><text:bookmark-start text:name="__RefHeading___Toc2510_3259790794"/><text:bookmark-start text:name="_Toc53648703"/>Spis Treści<text:bookmark-end text:name="_Toc53675706"/><text:bookmark-end text:name="__RefHeading___Toc2510_3259790794"/><text:bookmark-end text:name="_Toc53648703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48"><text:a xlink:type="simple" xlink:href="#__RefHeading___Toc2506_3259790794" text:style-name="Index_20_Link" text:visited-style-name="Index_20_Link">Nierelacyjne bazy danych<text:tab/>1</text:a></text:p>
          <text:p text:style-name="P149"><text:a xlink:type="simple" xlink:href="#__RefHeading___Toc2508_3259790794" text:style-name="Index_20_Link" text:visited-style-name="Index_20_Link">WeatherInCities<text:tab/>1</text:a></text:p>
          <text:p text:style-name="P149"><text:a xlink:type="simple" xlink:href="#__RefHeading___Toc2510_3259790794" text:style-name="Index_20_Link" text:visited-style-name="Index_20_Link">Spis Treści<text:tab/>1</text:a></text:p>
          <text:p text:style-name="P148"><text:a xlink:type="simple" xlink:href="#__RefHeading___Toc108_3699051073" text:style-name="Index_20_Link" text:visited-style-name="Index_20_Link">Analiza problemu<text:tab/>2</text:a></text:p>
          <text:p text:style-name="P149"><text:a xlink:type="simple" xlink:href="#__RefHeading___Toc110_3699051073" text:style-name="Index_20_Link" text:visited-style-name="Index_20_Link">Opis problemu do rozwiązania<text:tab/>2</text:a></text:p>
          <text:p text:style-name="P149"><text:a xlink:type="simple" xlink:href="#__RefHeading___Toc112_3699051073" text:style-name="Index_20_Link" text:visited-style-name="Index_20_Link">Opis dużego zbioru danych testowych<text:tab/>3</text:a></text:p>
          <text:p text:style-name="P149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148"><text:a xlink:type="simple" xlink:href="#__RefHeading___Toc1736_599542671" text:style-name="Index_20_Link" text:visited-style-name="Index_20_Link">Prototyp<text:tab/>6</text:a></text:p>
          <text:p text:style-name="P149"><text:a xlink:type="simple" xlink:href="#__RefHeading___Toc118_3699051073" text:style-name="Index_20_Link" text:visited-style-name="Index_20_Link">Prototyp systemu<text:tab/>6</text:a></text:p>
          <text:p text:style-name="P149"><text:a xlink:type="simple" xlink:href="#__RefHeading___Toc120_3699051073" text:style-name="Index_20_Link" text:visited-style-name="Index_20_Link">Implementacja RESTful API<text:tab/>7</text:a></text:p>
          <text:p text:style-name="P149"><text:a xlink:type="simple" xlink:href="#__RefHeading___Toc122_3699051073" text:style-name="Index_20_Link" text:visited-style-name="Index_20_Link">Środowisko testowe i testy<text:tab/>9</text:a></text:p>
          <text:p text:style-name="P148"><text:a xlink:type="simple" xlink:href="#__RefHeading___Toc2514_3259790794" text:style-name="Index_20_Link" text:visited-style-name="Index_20_Link">Literatura<text:tab/>13</text:a></text:p>
          <text:p text:style-name="P148"><text:a xlink:type="simple" xlink:href="#__RefHeading___Toc146_3699051073" text:style-name="Index_20_Link" text:visited-style-name="Index_20_Link">Uwagi<text:tab/>14</text:a></text:p>
        </text:index-body>
      </text:table-of-content>
      <text:p text:style-name="Normal"/>
      <text:p text:style-name="Normal"/>
      <text:p text:style-name="Normal"/>
      <text:p text:style-name="Normal"/>
      <text:p text:style-name="P116"/>
      <text:h text:style-name="P120" text:outline-level="1"><text:bookmark-start text:name="__RefHeading___Toc108_3699051073"/><text:bookmark-start text:name="_Toc53610524"/><text:bookmark-start text:name="_Toc53648704"/><text:bookmark-start text:name="_Toc53675707"/>Analiza problemu<text:bookmark-end text:name="__RefHeading___Toc108_3699051073"/><text:bookmark-end text:name="_Toc53610524"/><text:bookmark-end text:name="_Toc53648704"/><text:bookmark-end text:name="_Toc53675707"/></text:h>
      <text:h text:style-name="Heading_20_2" text:outline-level="2"><text:bookmark-start text:name="_Toc53675708"/><text:bookmark-start text:name="_Toc53648705"/><text:bookmark-start text:name="_Toc53610525"/><text:bookmark-start text:name="__RefHeading___Toc110_3699051073"/>Opis problemu do rozwiązania<text:bookmark-end text:name="_Toc53675708"/><text:bookmark-end text:name="_Toc53648705"/><text:bookmark-end text:name="_Toc53610525"/><text:bookmark-end text:name="__RefHeading___Toc110_3699051073"/></text:h>
      <text:p text:style-name="P22"/>
      <text:p text:style-name="P22">Celem zadania jest przygotowanie nierelacyjnej bazy danych w oparciu o system bazodanowy Cassandra <text:s/>dla <text:span text:style-name="T127">firmy zbierającej dane o pogodzie w miastach na świecie. Z czasem ilość miast z których zbierane będą dane będzie się zwiększać.</text:span></text:p>
      <text:p text:style-name="P164"><text:span text:style-name="T127">System obsługi danych musi umożliwiać łatwa dodawanie nowych pomiarów (rekordów) oraz szybki ich odczyt. Ponieważ firma planuje otwierać nowe siedziby na całym świecie, każdy z pracowników z dowolnej filii, powinien mieć możliwość ręcznej edycji/dodania/usunięcia rekordu.</text:span></text:p>
      <text:p text:style-name="P163">System ten musi być jak najprostszy w obsłudze.</text:p>
      <text:p text:style-name="P22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33">Wymagania funkcjonalne:</text:p>
      <text:list xml:id="list2384007296" text:style-name="L3">
        <text:list-item>
          <text:p text:style-name="P165"><text:span text:style-name="Default_20_Paragraph_20_Font"><text:span text:style-name="T2">Odczyt rekordów</text:span></text:span></text:p>
        </text:list-item>
        <text:list-item>
          <text:p text:style-name="P166"><text:span text:style-name="T2">Modyfikacje </text:span><text:span text:style-name="T3">rekordów zawierających błędne dane</text:span></text:p>
        </text:list-item>
        <text:list-item>
          <text:p text:style-name="P167">Ręczne wprowadzanie rekordów</text:p>
        </text:list-item>
        <text:list-item>
          <text:p text:style-name="P168">Możliwość usuwania rekordów </text:p>
        </text:list-item>
      </text:list>
      <text:p text:style-name="P22"/>
      <text:p text:style-name="P33">Wymagania niefunkcjonalne:</text:p>
      <text:p text:style-name="P56">•<text:tab/>Bezawaryjność i niezawodność </text:p>
      <text:p text:style-name="P56">•<text:tab/>Szybkość działania</text:p>
      <text:p text:style-name="P57">•<text:tab/>Przejrzystość</text:p>
      <text:p text:style-name="P57">•<text:tab/>Skalowalność</text:p>
      <text:h text:style-name="P124" text:outline-level="2"/>
      <text:h text:style-name="P127" text:outline-level="2"><text:bookmark-start text:name="__RefHeading___Toc112_3699051073"/><text:bookmark-start text:name="_Toc53610526"/><text:bookmark-start text:name="_Toc53648706"/><text:bookmark-start text:name="_Toc53675709"/>Opis dużego zbioru danych testowych<text:bookmark-end text:name="__RefHeading___Toc112_3699051073"/><text:bookmark-end text:name="_Toc53610526"/><text:bookmark-end text:name="_Toc53648706"/><text:bookmark-end text:name="_Toc53675709"/></text:h>
      <text:p text:style-name="Text_20_body"/>
      <text:p text:style-name="P36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3"><text:s/></text:span><text:span text:style-name="T44">Zbiór ten składa się z danych pogodowych dla 209579 miast na świecie, dane zawarte w pliku są w formacie JSON. </text:span></text:p>
      <text:p text:style-name="P65"><text:s/><text:span text:style-name="T39">{</text:span></text:p>
      <text:p text:style-name="P65"><text:s text:c="3"/><text:span text:style-name="T40">"city"</text:span><text:span text:style-name="T39">:{</text:span></text:p>
      <text:p text:style-name="P65"><text:s text:c="6"/><text:span text:style-name="T40">"id"</text:span><text:span text:style-name="T39">:</text:span><text:span text:style-name="T41">14256</text:span><text:span text:style-name="T39">,</text:span></text:p>
      <text:p text:style-name="P65"><text:s text:c="6"/><text:span text:style-name="T40">"name"</text:span><text:span text:style-name="T39">:</text:span><text:span text:style-name="T41">"Azadshahr"</text:span><text:span text:style-name="T39">,</text:span></text:p>
      <text:p text:style-name="P65"><text:s text:c="6"/><text:span text:style-name="T40">"findname"</text:span><text:span text:style-name="T39">:</text:span><text:span text:style-name="T41">"AZADSHAHR"</text:span><text:span text:style-name="T39">,</text:span></text:p>
      <text:p text:style-name="P65"><text:s text:c="6"/><text:span text:style-name="T40">"country"</text:span><text:span text:style-name="T39">:</text:span><text:span text:style-name="T41">"IR"</text:span><text:span text:style-name="T39">,</text:span></text:p>
      <text:p text:style-name="P65"><text:s text:c="6"/><text:span text:style-name="T40">"coord"</text:span><text:span text:style-name="T39">:{</text:span></text:p>
      <text:p text:style-name="P65"><text:s text:c="9"/><text:span text:style-name="T40">"lon"</text:span><text:span text:style-name="T39">:</text:span><text:span text:style-name="T41">48.570728</text:span><text:span text:style-name="T39">,</text:span></text:p>
      <text:p text:style-name="P65"><text:s text:c="9"/><text:span text:style-name="T40">"lat"</text:span><text:span text:style-name="T39">:</text:span><text:span text:style-name="T41">34.790878</text:span></text:p>
      <text:p text:style-name="P65"><text:s text:c="6"/><text:span text:style-name="T39">},</text:span></text:p>
      <text:p text:style-name="P65"><text:s text:c="6"/><text:span text:style-name="T40">"zoom"</text:span><text:span text:style-name="T39">:</text:span><text:span text:style-name="T41">10</text:span></text:p>
      <text:p text:style-name="P65"><text:s text:c="3"/><text:span text:style-name="T39">},</text:span></text:p>
      <text:p text:style-name="P65"><text:s text:c="3"/><text:span text:style-name="T40">"time"</text:span><text:span text:style-name="T39">:</text:span><text:span text:style-name="T41">1554462304</text:span><text:span text:style-name="T39">,</text:span></text:p>
      <text:p text:style-name="P65"><text:s text:c="3"/><text:span text:style-name="T40">"main"</text:span><text:span text:style-name="T39">:{</text:span></text:p>
      <text:p text:style-name="P65"><text:s text:c="6"/><text:span text:style-name="T40">"temp"</text:span><text:span text:style-name="T39">:</text:span><text:span text:style-name="T41">287.07</text:span><text:span text:style-name="T39">,</text:span></text:p>
      <text:p text:style-name="P65"><text:s text:c="6"/><text:span text:style-name="T40">"pressure"</text:span><text:span text:style-name="T39">:</text:span><text:span text:style-name="T41">1022</text:span><text:span text:style-name="T39">,</text:span></text:p>
      <text:p text:style-name="P65"><text:s text:c="6"/><text:span text:style-name="T40">"humidity"</text:span><text:span text:style-name="T39">:</text:span><text:span text:style-name="T41">71</text:span><text:span text:style-name="T39">,</text:span></text:p>
      <text:p text:style-name="P65"><text:s text:c="6"/><text:span text:style-name="T40">"temp_min"</text:span><text:span text:style-name="T39">:</text:span><text:span text:style-name="T41">284.15</text:span><text:span text:style-name="T39">,</text:span></text:p>
      <text:p text:style-name="P65"><text:s text:c="6"/><text:span text:style-name="T40">"temp_max"</text:span><text:span text:style-name="T39">:</text:span><text:span text:style-name="T41">289.15</text:span></text:p>
      <text:p text:style-name="P65"><text:s text:c="3"/><text:span text:style-name="T39">},</text:span></text:p>
      <text:p text:style-name="P65"><text:s text:c="3"/><text:span text:style-name="T40">"wind"</text:span><text:span text:style-name="T39">:{</text:span></text:p>
      <text:p text:style-name="P65"><text:s text:c="6"/><text:span text:style-name="T40">"speed"</text:span><text:span text:style-name="T39">:</text:span><text:span text:style-name="T41">4.1</text:span><text:span text:style-name="T39">,</text:span></text:p>
      <text:p text:style-name="P65"><text:s text:c="6"/><text:span text:style-name="T40">"deg"</text:span><text:span text:style-name="T39">:</text:span><text:span text:style-name="T41">340</text:span></text:p>
      <text:p text:style-name="P65"><text:s text:c="3"/><text:span text:style-name="T39">},</text:span></text:p>
      <text:p text:style-name="P65"><text:s text:c="3"/><text:span text:style-name="T40">"clouds"</text:span><text:span text:style-name="T39">:{</text:span></text:p>
      <text:p text:style-name="P65"><text:s text:c="6"/><text:span text:style-name="T40">"all"</text:span><text:span text:style-name="T39">:</text:span><text:span text:style-name="T41">90</text:span></text:p>
      <text:p text:style-name="P65"><text:s text:c="3"/><text:span text:style-name="T39">},</text:span></text:p>
      <text:p text:style-name="P65"><text:s text:c="3"/><text:span text:style-name="T40">"weather"</text:span><text:span text:style-name="T39">:[</text:span></text:p>
      <text:p text:style-name="P65"><text:s text:c="6"/><text:span text:style-name="T39">{</text:span></text:p>
      <text:p text:style-name="P65"><text:s text:c="9"/><text:span text:style-name="T40">"id"</text:span><text:span text:style-name="T39">:</text:span><text:span text:style-name="T41">804</text:span><text:span text:style-name="T39">,</text:span></text:p>
      <text:p text:style-name="P65"><text:s text:c="9"/><text:span text:style-name="T40">"main"</text:span><text:span text:style-name="T39">:</text:span><text:span text:style-name="T41">"Clouds"</text:span><text:span text:style-name="T39">,</text:span></text:p>
      <text:p text:style-name="P65"><text:s text:c="9"/><text:span text:style-name="T40">"description"</text:span><text:span text:style-name="T39">:</text:span><text:span text:style-name="T41">"overcast clouds"</text:span><text:span text:style-name="T39">,</text:span></text:p>
      <text:p text:style-name="P65"><text:s text:c="9"/><text:span text:style-name="T40">"icon"</text:span><text:span text:style-name="T39">:</text:span><text:span text:style-name="T41">"04d"</text:span></text:p>
      <text:p text:style-name="P65"><text:s text:c="6"/><text:span text:style-name="T39">}</text:span></text:p>
      <text:p text:style-name="P65"><text:s text:c="3"/><text:span text:style-name="T39">]</text:span></text:p>
      <text:p text:style-name="P66">}</text:p>
      <text:p text:style-name="P66"/>
      <text:p text:style-name="P67">Listing 1. Przykładowy wpis w danych pogodowych.</text:p>
      <text:p text:style-name="P68"/>
      <text:p text:style-name="Preformatted_20_Text"/>
      <table:table table:name="Table1" table:style-name="Table1">
        <table:table-column table:style-name="Table1.A" table:number-columns-repeated="3"/>
        <table:table-row table:style-name="TableLine94649020216560">
          <table:table-cell table:style-name="Table1.A1" office:value-type="string">
            <text:p text:style-name="P86">Parametr</text:p>
          </table:table-cell>
          <table:table-cell table:style-name="Table1.A1" office:value-type="string">
            <text:p text:style-name="P86">Opis</text:p>
          </table:table-cell>
          <table:table-cell table:style-name="Table1.C1" office:value-type="string">
            <text:p text:style-name="P86">Jednostka</text:p>
          </table:table-cell>
        </table:table-row>
        <table:table-row table:style-name="TableLine94649020290432">
          <table:table-cell table:style-name="Table1.A2" office:value-type="string">
            <text:p text:style-name="P77">city.id</text:p>
          </table:table-cell>
          <table:table-cell table:style-name="Table1.A2" office:value-type="string">
            <text:p text:style-name="P78">Idetyfikator miasta zgdodny z wpisem w bazie GEONAMES </text:p>
          </table:table-cell>
          <table:table-cell table:style-name="Table1.C2" office:value-type="string">
            <text:p text:style-name="P76"><text:s/><text:span text:style-name="T42">brak</text:span></text:p>
          </table:table-cell>
        </table:table-row>
        <table:table-row table:style-name="TableLine94649020291888">
          <table:table-cell table:style-name="Table1.A2" office:value-type="string">
            <text:p text:style-name="P79">city.name</text:p>
          </table:table-cell>
          <table:table-cell table:style-name="Table1.A2" office:value-type="string">
            <text:p text:style-name="P80">Nazwa miasta</text:p>
          </table:table-cell>
          <table:table-cell table:style-name="Table1.C2" office:value-type="string">
            <text:p text:style-name="P79">brak</text:p>
          </table:table-cell>
        </table:table-row>
        <table:table-row table:style-name="TableLine94649020292688">
          <table:table-cell table:style-name="Table1.A2" office:value-type="string">
            <text:p text:style-name="P79">city.country</text:p>
          </table:table-cell>
          <table:table-cell table:style-name="Table1.A2" office:value-type="string">
            <text:p text:style-name="P80">Kod kraju (ISO 3166-1)</text:p>
          </table:table-cell>
          <table:table-cell table:style-name="Table1.C2" office:value-type="string">
            <text:p text:style-name="P79">brak</text:p>
          </table:table-cell>
        </table:table-row>
        <table:table-row table:style-name="TableLine94649020293536">
          <table:table-cell table:style-name="Table1.A2" office:value-type="string">
            <text:p text:style-name="P81">city.coord.lon</text:p>
          </table:table-cell>
          <table:table-cell table:style-name="Table1.A2" office:value-type="string">
            <text:p text:style-name="P91">Długość geograficzna, na której znajduje się miasto</text:p>
          </table:table-cell>
          <table:table-cell table:style-name="Table1.C2" office:value-type="string">
            <text:p text:style-name="P85">Stopnie geograficzne</text:p>
          </table:table-cell>
        </table:table-row>
        <table:table-row table:style-name="TableLine94649020294336">
          <table:table-cell table:style-name="Table1.A2" office:value-type="string">
            <text:p text:style-name="P81">city.coord.lat</text:p>
          </table:table-cell>
          <table:table-cell table:style-name="Table1.A2" office:value-type="string">
            <text:p text:style-name="P91">Szerokość geograficzna, na której znajduje się miasto</text:p>
          </table:table-cell>
          <table:table-cell table:style-name="Table1.C2" office:value-type="string">
            <text:p text:style-name="P85">Stopnie geograficzne</text:p>
          </table:table-cell>
        </table:table-row>
        <table:table-row table:style-name="TableLine94649020295088">
          <table:table-cell table:style-name="Table1.A2" office:value-type="string">
            <text:p text:style-name="P76">time</text:p>
          </table:table-cell>
          <table:table-cell table:style-name="Table1.A2" office:value-type="string">
            <text:p text:style-name="P82">Czas odczytu danych</text:p>
          </table:table-cell>
          <table:table-cell table:style-name="Table1.C2" office:value-type="string">
            <text:p text:style-name="P81">Unix/UTC</text:p>
          </table:table-cell>
        </table:table-row>
        <table:table-row table:style-name="TableLine94649020295968">
          <table:table-cell table:style-name="Table1.A2" office:value-type="string">
            <text:p text:style-name="P92">main.temp</text:p>
          </table:table-cell>
          <table:table-cell table:style-name="Table1.A2" office:value-type="string">
            <text:p text:style-name="P91">Temperatura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296928">
          <table:table-cell table:style-name="Table1.A2" office:value-type="string">
            <text:p text:style-name="P92">main.pressure</text:p>
          </table:table-cell>
          <table:table-cell table:style-name="Table1.A2" office:value-type="string">
            <text:p text:style-name="P91">Ciśnienie atmosferyczne</text:p>
          </table:table-cell>
          <table:table-cell table:style-name="Table1.C2" office:value-type="string">
            <text:p text:style-name="P92">hPa</text:p>
          </table:table-cell>
        </table:table-row>
        <table:table-row table:style-name="TableLine94649020297808">
          <table:table-cell table:style-name="Table1.A2" office:value-type="string">
            <text:p text:style-name="P92">main.humidity</text:p>
          </table:table-cell>
          <table:table-cell table:style-name="Table1.A2" office:value-type="string">
            <text:p text:style-name="P91">Wilgotność</text:p>
          </table:table-cell>
          <table:table-cell table:style-name="Table1.C2" office:value-type="string">
            <text:p text:style-name="P76">%</text:p>
          </table:table-cell>
        </table:table-row>
        <table:table-row table:style-name="TableLine94649020298768">
          <table:table-cell table:style-name="Table1.A2" office:value-type="string">
            <text:p text:style-name="P92">main.temp_min</text:p>
          </table:table-cell>
          <table:table-cell table:style-name="Table1.A2" office:value-type="string">
            <text:p text:style-name="P91">Minimalna temperatura zaobserwowana w danym momencie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299728">
          <table:table-cell table:style-name="Table1.A2" office:value-type="string">
            <text:p text:style-name="P92">main.temp_max</text:p>
          </table:table-cell>
          <table:table-cell table:style-name="Table1.A2" office:value-type="string">
            <text:p text:style-name="P91">Maksymalna temperatura zaobserwowana w danym momencie</text:p>
          </table:table-cell>
          <table:table-cell table:style-name="Table1.C2" office:value-type="string">
            <text:p text:style-name="P92">Kelvin</text:p>
          </table:table-cell>
        </table:table-row>
        <table:table-row table:style-name="TableLine94649020300688">
          <table:table-cell table:style-name="Table1.A2" office:value-type="string">
            <text:p text:style-name="P92">wind.speed</text:p>
          </table:table-cell>
          <table:table-cell table:style-name="Table1.A2" office:value-type="string">
            <text:p text:style-name="P91">Prędkośćwiatru</text:p>
          </table:table-cell>
          <table:table-cell table:style-name="Table1.C2" office:value-type="string">
            <text:p text:style-name="P92">m/s</text:p>
          </table:table-cell>
        </table:table-row>
        <table:table-row table:style-name="TableLine94649020301648">
          <table:table-cell table:style-name="Table1.A2" office:value-type="string">
            <text:p text:style-name="P92">wind.degree</text:p>
          </table:table-cell>
          <table:table-cell table:style-name="Table1.A2" office:value-type="string">
            <text:p text:style-name="P91">Kierunek wiatru</text:p>
          </table:table-cell>
          <table:table-cell table:style-name="Table1.C2" office:value-type="string">
            <text:p text:style-name="P92">Stopnie meteorologiczne</text:p>
          </table:table-cell>
        </table:table-row>
        <table:table-row table:style-name="TableLine94649020302608">
          <table:table-cell table:style-name="Table1.A2" office:value-type="string">
            <text:p text:style-name="P92">clouds.all</text:p>
          </table:table-cell>
          <table:table-cell table:style-name="Table1.A2" office:value-type="string">
            <text:p text:style-name="P91">Zachmurzenie</text:p>
          </table:table-cell>
          <table:table-cell table:style-name="Table1.C2" office:value-type="string">
            <text:p text:style-name="P76">%</text:p>
          </table:table-cell>
        </table:table-row>
        <table:table-row table:style-name="TableLine94649020303568">
          <table:table-cell table:style-name="Table1.A2" office:value-type="string">
            <text:p text:style-name="P92">weather.id</text:p>
          </table:table-cell>
          <table:table-cell table:style-name="Table1.A2" office:value-type="string">
            <text:p text:style-name="P91">Identyfikator warunku pogodowego</text:p>
          </table:table-cell>
          <table:table-cell table:style-name="Table1.C2" office:value-type="string">
            <text:p text:style-name="P83">brak</text:p>
          </table:table-cell>
        </table:table-row>
        <table:table-row table:style-name="TableLine94649020304528">
          <table:table-cell table:style-name="Table1.A2" office:value-type="string">
            <text:p text:style-name="P92">weather.main</text:p>
          </table:table-cell>
          <table:table-cell table:style-name="Table1.A2" office:value-type="string">
            <text:p text:style-name="P92">Grupa warunków pogodowych</text:p>
          </table:table-cell>
          <table:table-cell table:style-name="Table1.C2" office:value-type="string">
            <text:p text:style-name="P84">brak</text:p>
          </table:table-cell>
        </table:table-row>
        <table:table-row table:style-name="TableLine94649020305296">
          <table:table-cell table:style-name="Table1.A2" office:value-type="string">
            <text:p text:style-name="P92">weather.description</text:p>
          </table:table-cell>
          <table:table-cell table:style-name="Table1.A2" office:value-type="string">
            <text:p text:style-name="P92">Opis warunków pogodowych</text:p>
          </table:table-cell>
          <table:table-cell table:style-name="Table1.C2" office:value-type="string">
            <text:p text:style-name="P84">brak</text:p>
          </table:table-cell>
        </table:table-row>
        <table:table-row table:style-name="TableLine94649020306256">
          <table:table-cell table:style-name="Table1.A2" office:value-type="string">
            <text:p text:style-name="P92">weather.icon</text:p>
          </table:table-cell>
          <table:table-cell table:style-name="Table1.A2" office:value-type="string">
            <text:p text:style-name="P76"><text:span text:style-name="T27">Ikona </text:span><text:span text:style-name="T28">warunku pogodowego</text:span></text:p>
          </table:table-cell>
          <table:table-cell table:style-name="Table1.C2" office:value-type="string">
            <text:p text:style-name="P84">brak</text:p>
          </table:table-cell>
        </table:table-row>
      </table:table>
      <text:p text:style-name="P44"/>
      <text:p text:style-name="P44">Tabela 1. Opis danych pogodowych</text:p>
      <text:p text:style-name="P23"><text:tab/></text:p>
      <text:h text:style-name="P124" text:outline-level="2"/>
      <text:h text:style-name="P127" text:outline-level="2"><text:bookmark-start text:name="_Toc53675710"/><text:bookmark-start text:name="_Toc53610527"/><text:bookmark-start text:name="__RefHeading___Toc2512_3259790794"/><text:bookmark-start text:name="_Toc53648707"/>Porównanie wybranych systemów baz danych (MongoDB oraz Cassandra)<text:bookmark-end text:name="_Toc53675710"/><text:bookmark-end text:name="_Toc53610527"/><text:bookmark-end text:name="_Toc53648707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649020309600">
          <table:table-cell table:style-name="Table2.A1" office:value-type="string">
            <text:p text:style-name="P94">Wymagania</text:p>
          </table:table-cell>
          <table:table-cell table:style-name="Table2.A1" office:value-type="string">
            <text:p text:style-name="P94">Cassandra </text:p>
          </table:table-cell>
          <table:table-cell table:style-name="Table2.C1" office:value-type="string">
            <text:p text:style-name="P94">MongoDB</text:p>
          </table:table-cell>
        </table:table-row>
        <table:table-row table:style-name="TableLine94649020335904">
          <table:table-cell table:style-name="Table2.A2" office:value-type="string">
            <text:p text:style-name="P95">Typ NBD</text:p>
          </table:table-cell>
          <table:table-cell table:style-name="Table2.A2" office:value-type="string">
            <text:p text:style-name="P97"><text:span text:style-name="T63">K</text:span>olumnowa</text:p>
          </table:table-cell>
          <table:table-cell table:style-name="Table2.C2" office:value-type="string">
            <text:p text:style-name="P97"><text:span text:style-name="T64">D</text:span>okumentowa</text:p>
          </table:table-cell>
        </table:table-row>
        <table:table-row table:style-name="TableLine94649020337360">
          <table:table-cell table:style-name="Table2.A2" office:value-type="string">
            <text:p text:style-name="P95">Skalowalność</text:p>
          </table:table-cell>
          <table:table-cell table:style-name="Table2.A2" office:value-type="string">
            <text:p text:style-name="P97">Wysoka</text:p>
          </table:table-cell>
          <table:table-cell table:style-name="Table2.C2" office:value-type="string">
            <text:p text:style-name="P97">Ograniczona</text:p>
          </table:table-cell>
        </table:table-row>
        <table:table-row table:style-name="TableLine94649020338160">
          <table:table-cell table:style-name="Table2.A2" office:value-type="string">
            <text:p text:style-name="P96">stosunek ilości zapisów do odczytów</text:p>
          </table:table-cell>
          <table:table-cell table:style-name="Table2.A2" office:value-type="string">
            <text:p text:style-name="P100">Zapisy i odczyty mogą być wykonywane do/z dowolnego węzła</text:p>
          </table:table-cell>
          <table:table-cell table:style-name="Table2.C2" office:value-type="string">
            <text:p text:style-name="P100">Zapisy mogą być wykonywane tylko do węzła master, odczyty ze wszytkich węzłów</text:p>
          </table:table-cell>
        </table:table-row>
        <table:table-row table:style-name="TableLine94649020339008">
          <table:table-cell table:style-name="Table2.A2" office:value-type="string">
            <text:p text:style-name="P96"><text:span text:style-name="T68">M</text:span>ożliwość umieszczenia bazy w systemie chmurowym</text:p>
          </table:table-cell>
          <table:table-cell table:style-name="Table2.A2" office:value-type="string">
            <text:p text:style-name="P97">Tak</text:p>
          </table:table-cell>
          <table:table-cell table:style-name="Table2.C2" office:value-type="string">
            <text:p text:style-name="P97">Tak</text:p>
          </table:table-cell>
        </table:table-row>
        <table:table-row table:style-name="TableLine94649020339808">
          <table:table-cell table:style-name="Table2.A2" office:value-type="string">
            <text:p text:style-name="P37">Prostota języka zapytań</text:p>
          </table:table-cell>
          <table:table-cell table:style-name="Table2.A2" office:value-type="string">
            <text:p text:style-name="P97">Wykorzystuje język CQL (składnia podobna do SQL)</text:p>
          </table:table-cell>
          <table:table-cell table:style-name="Table2.C2" office:value-type="string">
            <text:p text:style-name="P97">Własny język zapytań</text:p>
          </table:table-cell>
        </table:table-row>
        <table:table-row table:style-name="TableLine94649020340560">
          <table:table-cell table:style-name="Table2.A2" office:value-type="string">
            <text:p text:style-name="P24"><text:span text:style-name="T68">M</text:span>etoda replikacji</text:p>
          </table:table-cell>
          <table:table-cell table:style-name="Table2.A2" office:value-type="string">
            <text:p text:style-name="P103"><text:span text:style-name="T31">Cassandra </text:span><text:span text:style-name="T29">wspiera replikację danych pomiędzy serwerami dla zapewnienia redundancji oraz zwiększenia niezawodności.</text:span></text:p>
            <text:p text:style-name="P104"><text:span text:style-name="T31">W Cassandrze nie ma konfiguracji master/slave, dane są rozlokowane na wielu węzłach. Za ich spójność odpowiada wspołczynnik spójności. W przypadku awarii jednego z węzłów inny przejm</text:span><text:span text:style-name="T32">u</text:span><text:span text:style-name="T31">je jego pracę.</text:span></text:p>
          </table:table-cell>
          <table:table-cell table:style-name="Table2.C2" office:value-type="string">
            <text:p text:style-name="P93">MongoDB wspiera replikację danych pomiędzy serwerami dla zapewnienia redundancji oraz zwiększenia niezawodności. </text:p>
            <text:p text:style-name="P105"><text:span text:style-name="T29">MongoDB </text:span><text:span text:style-name="T30">musi być rozlokowany na przynajmniej 2 </text:span><text:span text:style-name="T31">węzłach</text:span><text:span text:style-name="T29">: master i slave. <text:line-break/></text:span><text:span text:style-name="T30">Rolą mastera jest zapisywanie oraz odczytywanie danych, a salve kopiuje zapisane dane. W przypadku awarii mastera, slave przejmuje jego rolę. </text:span></text:p>
          </table:table-cell>
        </table:table-row>
        <table:table-row table:style-name="TableLine94649020341440">
          <table:table-cell table:style-name="Table2.A2" office:value-type="string">
            <text:p text:style-name="P24"><text:span text:style-name="T68">W</text:span>sparcie i dokumentacja</text:p>
          </table:table-cell>
          <table:table-cell table:style-name="Table2.A2" office:value-type="string">
            <text:p text:style-name="P99">Niepełna dokumentacja (work-in-progress)</text:p>
          </table:table-cell>
          <table:table-cell table:style-name="Table2.C2" office:value-type="string">
            <text:p text:style-name="P98">Wysokiej jakości dokumentacja oraz wsparcie</text:p>
          </table:table-cell>
        </table:table-row>
        <table:table-row table:style-name="TableLine94649020342400">
          <table:table-cell table:style-name="Table2.A2" office:value-type="string">
            <text:p text:style-name="P25">Przewidywane problemy</text:p>
          </table:table-cell>
          <table:table-cell table:style-name="Table2.A2" office:value-type="string">
            <text:p text:style-name="P101">Wymaga specjalnych operacji do obsługi formatu JSON</text:p>
          </table:table-cell>
          <table:table-cell table:style-name="Table2.C2" office:value-type="string">
            <text:p text:style-name="P102">Usunięcie dokumentu z kolekcji nie powoduje zwolnienia miejsca na dysku</text:p>
          </table:table-cell>
        </table:table-row>
      </table:table>
      <text:p text:style-name="P45"/>
      <text:p text:style-name="P44">Tabela 2. Porównanie baz danych.</text:p>
      <text:p text:style-name="P34">Po analizie<text:span text:style-name="T65"> tabeli 2 zdecywaliśmy, że wykorzystamy bazę danych Cassandra.</text:span></text:p>
      <text:p text:style-name="P35">Pomino gorszej jakości dokumenacji i mniejszej liczby materiałów pomocniczych, posiada ona lepszą skalowalność niż MongoDB. Zapisy i odczyty mogą byc realizowane do/z dowolnego jej węzła. Kolejną jej zaletą <text:span text:style-name="T66">jest wykorzystywanie jezyka podobnego w składni <text:s/>do języka SQL. <text:s/>Ponadto w przypadku awarii jednego z węzłów nie występuje przestój podczas którego nie można realizować zapytań do bazy. [1]</text:span></text:p>
      <text:h text:style-name="P121" text:outline-level="1"><text:bookmark-start text:name="_Toc53610528"/><text:bookmark-start text:name="__RefHeading___Toc1736_599542671"/><text:bookmark-start text:name="_Toc53648708"/><text:bookmark-start text:name="_Toc53675711"/><text:soft-page-break/>Prototyp<text:bookmark-end text:name="_Toc53610528"/><text:bookmark-end text:name="__RefHeading___Toc1736_599542671"/><text:bookmark-end text:name="_Toc53648708"/><text:bookmark-end text:name="_Toc53675711"/></text:h>
      <text:h text:style-name="P125" text:outline-level="2"><text:bookmark-start text:name="__RefHeading___Toc118_3699051073"/><text:bookmark-start text:name="_Toc53675712"/><text:bookmark-start text:name="_Toc53648709"/><text:bookmark-start text:name="_Toc53610529"/>Prototyp systemu<text:bookmark-end text:name="__RefHeading___Toc118_3699051073"/><text:bookmark-end text:name="_Toc53675712"/><text:bookmark-end text:name="_Toc53648709"/><text:bookmark-end text:name="_Toc53610529"/></text:h>
      <text:p text:style-name="P26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18"/>
      <text:list xml:id="list1526728436" text:style-name="L4">
        <text:list-item>
          <text:p text:style-name="P128">Opis wybranej technologii implementacji RESTful API</text:p>
          <text:p text:style-name="P132"><text:span text:style-name="T103">Do implementacji RESTful API wybraliśmy technologie </text:span><text:span text:style-name="T104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4">https://start.spring.io/</text:span></text:a><text:span text:style-name="T104"> można wygenerować gotowy szkielet projektu wraz z niezbędnymi zależnościami.<text:line-break/></text:span></text:p>
        </text:list-item>
        <text:list-item>
          <text:p text:style-name="P129">Wybór chmury obliczeniowej</text:p>
        </text:list-item>
      </text:list>
      <text:p text:style-name="P73"><text:span text:style-name="T1">Po analizie dostępnych na rynku </text:span><text:span text:style-name="T5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6">podstawy jej działania. [</text:span><text:span text:style-name="T9">3</text:span><text:span text:style-name="T6">]</text:span></text:p>
      <text:p text:style-name="P74"><text:span text:style-name="T1">Na podstawie badań przeprowadzonych przez firmę Gartner w Sierpniu 2020 chmura AWS jest liderem rozwiązań IaaS ( Infrastructure as a Service ), </text:span><text:span text:style-name="T4">deklasując rozwiązania takich firm <text:s/>jak Microsoft lub Google. [</text:span><text:span text:style-name="T9">4</text:span><text:span text:style-name="T4">]</text:span></text:p>
      <text:p text:style-name="P75"/>
      <text:list xml:id="list3650452733" text:style-name="L5">
        <text:list-item>
          <text:p text:style-name="P130">Instalacja oraz konfiguracja bazy danych</text:p>
          <text:p text:style-name="P133"><text:span text:style-name="T22">Do instalacji bazy danych Cassandra wykorzystaliśmy narzędzie Docker Compose. [</text:span><text:span text:style-name="T24">5</text:span><text:span text:style-name="T22">]<text:line-break/>Przygotowaliśmy odpowiedni skrypt inicjalizacyjny </text:span><text:span text:style-name="T23">konfigurujący i uruchamiający kontener.</text:span></text:p>
          <text:p text:style-name="P134"><text:span text:style-name="T13">Skrypt uruchamia się poleceniem : </text:span><text:span text:style-name="Source_20_Text"><text:span text:style-name="T71"><text:s/>docker-compose up</text:span></text:span></text:p>
          <text:p text:style-name="P134"><text:span text:style-name="Source_20_Text"><text:span text:style-name="T71"/></text:span></text:p>
          <text:list>
            <text:list-header>
              <text:p text:style-name="P141"><text:span text:style-name="T73">version</text:span><text:span text:style-name="T75">: </text:span><text:span text:style-name="T76">'3'</text:span><text:line-break/><text:span text:style-name="T74">services</text:span><text:span text:style-name="T75">:</text:span><text:line-break/><text:span text:style-name="T75"> <text:s/></text:span><text:span text:style-name="T74">mycassandra</text:span><text:span text:style-name="T75">:</text:span><text:line-break/><text:span text:style-name="T75"> <text:s text:c="3"/></text:span><text:span text:style-name="T74">image</text:span><text:span text:style-name="T75">: </text:span><text:span text:style-name="T77">cassandra</text:span><text:line-break/><text:span text:style-name="T77"> <text:s text:c="3"/></text:span><text:span text:style-name="T74">container_name</text:span><text:span text:style-name="T75">: </text:span><text:span text:style-name="T78">mycassandra</text:span><text:line-break/><text:span text:style-name="T78"> <text:s text:c="3"/></text:span><text:span text:style-name="T74">ports</text:span><text:span text:style-name="T75">:</text:span><text:line-break/><text:span text:style-name="T75"> <text:s text:c="3"/>- </text:span><text:span text:style-name="T76">"9042:9042"</text:span></text:p>
              <text:p text:style-name="P134"><text:span text:style-name="T45">Listing </text:span><text:span text:style-name="T46">2</text:span><text:span text:style-name="T45">. </text:span><text:span text:style-name="T46">Skrypt docker-compose.yml przygotowywujący kontener z bazą danych Cassandra.</text:span></text:p>
              <text:p text:style-name="P137"/>
              <text:p text:style-name="P134"><text:span text:style-name="T14">Po uruchomieniu kontenera należy uruchomić RESTful API. W celu uruchomienia API wykorzystano Maven’a i polecenie:</text:span><text:span text:style-name="T11"> <text:s/></text:span><text:span text:style-name="Source_20_Text"><text:span text:style-name="T79">mvn spring-boot:run</text:span></text:span></text:p>
              <text:p text:style-name="P135"><text:span text:style-name="Source_20_Text"><text:span text:style-name="T12"><text:line-break/></text:span></text:span><text:span text:style-name="Source_20_Text"><text:span text:style-name="T18">Dzięku użyciu zależn</text:span></text:span><text:span text:style-name="Source_20_Text"><text:span text:style-name="T17">ości</text:span></text:span><text:span text:style-name="Source_20_Text"><text:span text:style-name="T16"> </text:span></text:span><text:span text:style-name="Source_20_Text"><text:span text:style-name="T21">Spring Data for Apache Cassandra</text:span></text:span><text:span text:style-name="Source_20_Text"><text:span text:style-name="T16"> </text:span></text:span><text:span text:style-name="Source_20_Text"><text:span text:style-name="T18">po uruchom</text:span></text:span><text:span text:style-name="Source_20_Text"><text:span text:style-name="T72">i</text:span></text:span><text:span text:style-name="Source_20_Text"><text:span text:style-name="T18">eniu </text:span></text:span><text:span text:style-name="Source_20_Text"><text:span text:style-name="T85">A</text:span></text:span><text:span text:style-name="Source_20_Text"><text:span text:style-name="T17">PI w bazie danych automatycznie jest generowan</text:span></text:span><text:span text:style-name="Source_20_Text"><text:span text:style-name="T85">a</text:span></text:span><text:span text:style-name="Source_20_Text"><text:span text:style-name="T17"> pusta tab</text:span></text:span><text:span text:style-name="Source_20_Text"><text:span text:style-name="T85">e</text:span></text:span><text:span text:style-name="Source_20_Text"><text:span text:style-name="T17">la</text:span></text:span><text:span text:style-name="Source_20_Text"><text:span text:style-name="T18"> </text:span></text:span><text:span text:style-name="Source_20_Text"><text:span text:style-name="T17">[</text:span></text:span><text:span text:style-name="Source_20_Text"><text:span text:style-name="T20">6</text:span></text:span><text:span text:style-name="Source_20_Text"><text:span text:style-name="T17">].</text:span></text:span></text:p>
              <text:p text:style-name="P135"><text:span text:style-name="Source_20_Text"><text:span text:style-name="T17"/></text:span></text:p>
              <text:p text:style-name="P135"><text:span text:style-name="Source_20_Text"><text:span text:style-name="T19">Zmienne potrzebne do konfiguracji</text:span></text:span><text:span text:style-name="Source_20_Text"><text:span text:style-name="T18"> połączenia z bazą danych</text:span></text:span><text:span text:style-name="Source_20_Text"><text:span text:style-name="T12"> </text:span></text:span><text:span text:style-name="Source_20_Text"><text:span text:style-name="T17">znajduje się w pliku </text:span></text:span><text:span text:style-name="Source_20_Text"><text:span text:style-name="T81">a</text:span></text:span><text:span text:style-name="Source_20_Text"><text:span text:style-name="T82">p</text:span></text:span><text:span text:style-name="Source_20_Text"><text:span text:style-name="T80">plication.properties</text:span></text:span></text:p>
              <text:p text:style-name="P142"><text:soft-page-break/><text:span text:style-name="Source_20_Text"><text:span text:style-name="T90">spring.data.cassandra.keyspace-name</text:span></text:span><text:span text:style-name="T75">=</text:span><text:span text:style-name="T76">weatherspace</text:span><text:line-break/><text:span text:style-name="T91">spring.data.cassandra.basepackages </text:span><text:span text:style-name="T75">= <text:s/></text:span><text:span text:style-name="T92">pl</text:span><text:span text:style-name="T76">.</text:span><text:span text:style-name="T92">nosql</text:span><text:span text:style-name="T76">.</text:span><text:span text:style-name="T92">weather</text:span><text:span text:style-name="T76">.</text:span><text:span text:style-name="T92">cityweatherapp</text:span><text:span text:style-name="T76">.model</text:span></text:p>
              <text:p text:style-name="P142"><text:span text:style-name="T47">Li</text:span><text:span text:style-name="T52">s</text:span><text:span text:style-name="T53">t</text:span><text:span text:style-name="T52">ing</text:span><text:span text:style-name="T54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0">zmienne konfiguracyjne</text:span><text:span text:style-name="T49"> </text:span><text:span text:style-name="T48">bazą danych Cassandra.</text:span><text:span text:style-name="T10"><text:line-break/></text:span></text:p>
              <text:p text:style-name="P136"><text:span text:style-name="T15">Baza danych zostaje wypełniona przy pomocy skryptu w jezyku Python. Wczytuje on dane w formacie JSON a następnie <text:s/>na każdym pomiarze w danych wykonuje żądanie POST do API. </text:span><text:span text:style-name="T10"><text:line-break/></text:span></text:p>
            </text:list-header>
          </text:list>
        </text:list-item>
        <text:list-item>
          <text:p text:style-name="P131"><text:span text:style-name="T69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649020399808">
          <table:table-cell table:style-name="Table3.A1" office:value-type="string">
            <text:p text:style-name="P90">URL</text:p>
          </table:table-cell>
          <table:table-cell table:style-name="Table3.A1" office:value-type="string">
            <text:p text:style-name="P90">Metoda HTTP</text:p>
          </table:table-cell>
          <table:table-cell table:style-name="Table3.C1" office:value-type="string">
            <text:p text:style-name="P90">Opis</text:p>
          </table:table-cell>
        </table:table-row>
        <table:table-row table:style-name="TableLine94649020457232">
          <table:table-cell table:style-name="Table3.A2" office:value-type="string">
            <text:p text:style-name="P88"><text:span text:style-name="Source_20_Text"><text:span text:style-name="T84">/api/weather</text:span></text:span></text:p>
          </table:table-cell>
          <table:table-cell table:style-name="Table3.A2" office:value-type="string">
            <text:p text:style-name="P87"><text:span text:style-name="Source_20_Text"><text:span text:style-name="T83">GET</text:span></text:span></text:p>
          </table:table-cell>
          <table:table-cell table:style-name="Table3.C2" office:value-type="string">
            <text:p text:style-name="P90">Pobranie wszytkich rekordów</text:p>
          </table:table-cell>
        </table:table-row>
        <table:table-row table:style-name="TableLine94649020458688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GET</text:p>
          </table:table-cell>
          <table:table-cell table:style-name="Table3.C2" office:value-type="string">
            <text:p text:style-name="P90">Pobranie pojedyńczego rekordu o danym ID</text:p>
          </table:table-cell>
        </table:table-row>
        <table:table-row table:style-name="TableLine94649020459488">
          <table:table-cell table:style-name="Table3.A2" office:value-type="string">
            <text:p text:style-name="P89"><text:span text:style-name="Source_20_Text"><text:span text:style-name="T84">/api/weather</text:span></text:span></text:p>
          </table:table-cell>
          <table:table-cell table:style-name="Table3.A2" office:value-type="string">
            <text:p text:style-name="P106">POST</text:p>
          </table:table-cell>
          <table:table-cell table:style-name="Table3.C2" office:value-type="string">
            <text:p text:style-name="P90">Dodanie rekordu</text:p>
          </table:table-cell>
        </table:table-row>
        <table:table-row table:style-name="TableLine94649020460336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PUT</text:p>
          </table:table-cell>
          <table:table-cell table:style-name="Table3.C2" office:value-type="string">
            <text:p text:style-name="P90">Modyfikacja rekordu</text:p>
          </table:table-cell>
        </table:table-row>
        <table:table-row table:style-name="TableLine94649020461136">
          <table:table-cell table:style-name="Table3.A2" office:value-type="string">
            <text:p text:style-name="P89"><text:span text:style-name="Source_20_Text"><text:span text:style-name="T84">/api/weather/{id}</text:span></text:span></text:p>
          </table:table-cell>
          <table:table-cell table:style-name="Table3.A2" office:value-type="string">
            <text:p text:style-name="P106">DELETE</text:p>
          </table:table-cell>
          <table:table-cell table:style-name="Table3.C2" office:value-type="string">
            <text:p text:style-name="P90">Usunięcie rekordu</text:p>
          </table:table-cell>
        </table:table-row>
      </table:table>
      <text:list xml:id="list194510013922438" text:continue-numbering="true" text:style-name="L5">
        <text:list-header>
          <text:p text:style-name="P150">Tabela <text:span text:style-name="T106">3</text:span>. Opis metod RESTful API</text:p>
        </text:list-header>
      </text:list>
      <text:h text:style-name="P125" text:outline-level="2"><text:bookmark-start text:name="__RefHeading___Toc120_3699051073"/><text:bookmark-start text:name="_Toc53610530"/><text:bookmark-start text:name="_Toc53648710"/><text:bookmark-start text:name="_Toc53675713"/>Implementacja RESTful API<text:bookmark-end text:name="__RefHeading___Toc120_3699051073"/><text:bookmark-end text:name="_Toc53610530"/><text:bookmark-end text:name="_Toc53648710"/><text:bookmark-end text:name="_Toc53675713"/></text:h>
      <text:p text:style-name="P26">Student ma za zadanie przygotować prostą implementację RESTful API, tak aby móc wykonywać podstawowe operacje CRUD na bazie danych.</text:p>
      <text:p text:style-name="P26">W tym podpunkcie muszą zostać zawarte informacje na temat:</text:p>
      <text:list xml:id="list1865830974" text:style-name="L6">
        <text:list-item>
          <text:p text:style-name="P169">Wykorzystane narzędzia</text:p>
          <text:list>
            <text:list-item>
              <text:p text:style-name="P170">język programowania: Java (openjdk 11)</text:p>
            </text:list-item>
            <text:list-item>
              <text:p text:style-name="P170">środowisko deweloperskie: IntellJ IDEA</text:p>
            </text:list-item>
            <text:list-item>
              <text:p text:style-name="P170">platforma programistyczna: <text:s/>Spring</text:p>
            </text:list-item>
            <text:list-item>
              <text:p text:style-name="P171">narzędzie automatyzujące budowę oprogramowania: <text:span text:style-name="T107">Maven</text:span></text:p>
            </text:list-item>
          </text:list>
        </text:list-item>
      </text:list>
      <text:p text:style-name="P58"/>
      <text:list xml:id="list194508963439501" text:continue-numbering="true" text:style-name="L6">
        <text:list-item>
          <text:p text:style-name="P172">Wykorzystane sterowniki</text:p>
        </text:list-item>
      </text:list>
      <text:p text:style-name="P59">Sterowniki wykorzystywane jako zależności Maven:</text:p>
      <text:list xml:id="list194509579445137" text:continue-numbering="true" text:style-name="L6">
        <text:list-item>
          <text:list>
            <text:list-item>
              <text:p text:style-name="P174">spring-boot-starter-data-cassandra <text:span text:style-name="T108">(Spring Data for Apache Cassandra)</text:span></text:p>
            </text:list-item>
            <text:list-item>
              <text:p text:style-name="P174">spring-boot-starter-web</text:p>
            </text:list-item>
          </text:list>
        </text:list-item>
      </text:list>
      <text:p text:style-name="P59"/>
      <text:list xml:id="list194508604618250" text:continue-numbering="true" text:style-name="L6">
        <text:list-item>
          <text:p text:style-name="P173">Parametry połączenia do bazy danych</text:p>
        </text:list-item>
      </text:list>
      <text:p text:style-name="P117"><text:span text:style-name="T91">spring.data.cassandra.keyspace-name</text:span><text:span text:style-name="T75">=</text:span><text:span text:style-name="T76">weatherspace</text:span><text:line-break/><text:span text:style-name="T91">spring.data.cassandra.contact-points</text:span><text:span text:style-name="T75">=</text:span><text:span text:style-name="T76">127.0.0.1</text:span><text:line-break/><text:span text:style-name="T91">spring.data.cassandra.port</text:span><text:span text:style-name="T75">=</text:span><text:span text:style-name="T93">9042</text:span><text:line-break/><text:span text:style-name="T91">spring.data.cassandra.local-datacenter</text:span><text:span text:style-name="T75">=</text:span><text:span text:style-name="T76">datacenter1</text:span></text:p>
      <text:p text:style-name="P72"><text:span text:style-name="T47">Li</text:span><text:span text:style-name="T52">s</text:span><text:span text:style-name="T53">t</text:span><text:span text:style-name="T52">ing</text:span><text:span text:style-name="T55"> 3.</text:span><text:span text:style-name="T47"> </text:span><text:span text:style-name="T49">Plik</text:span><text:span text:style-name="T48"> </text:span><text:span text:style-name="T49">application.properties</text:span><text:span text:style-name="T48"> </text:span><text:span text:style-name="T49">zawierający </text:span><text:span text:style-name="T51">parametry</text:span><text:span text:style-name="T50"> </text:span><text:span text:style-name="T51">połączenia z</text:span><text:span text:style-name="T49"> </text:span><text:span text:style-name="T48">bazą danych Cassandra.</text:span></text:p>
      <text:p text:style-name="P71"/>
      <text:p text:style-name="P69"/>
      <text:list xml:id="list194508441031307" text:continue-numbering="true" text:style-name="L6">
        <text:list-item>
          <text:p text:style-name="P176">Implementacja RESTful API</text:p>
          <text:p text:style-name="P177"><text:span text:style-name="T96">I</text:span><text:span text:style-name="T95">mplementacj</text:span><text:span text:style-name="T96">a</text:span><text:span text:style-name="T95"> komponentu dostępu do danych </text:span><text:span text:style-name="T96">znajduje się w klasie WeatherRepository i</text:span><text:span text:style-name="T95"> odpowiada sterownik <text:s/></text:span><text:span text:style-name="T99">Spring Data for Apache Cassandra,</text:span><text:span text:style-name="T97"> </text:span><text:span text:style-name="T95">udostępnia on </text:span><text:span text:style-name="T96">interfejs</text:span><text:span text:style-name="T95"> </text:span><text:span text:style-name="T100">CassandraRepository </text:span><text:span text:style-name="T95">zawierając</text:span><text:span text:style-name="T98">y</text:span><text:span text:style-name="T95"> metody:</text:span></text:p>
          <text:list>
            <text:list-item>
              <text:p text:style-name="P175"><text:span text:style-name="Source_20_Text"><text:span text:style-name="T33">&lt;S extends T&gt; S </text:span></text:span><text:span text:style-name="Source_20_Text"><text:span text:style-name="T34">save</text:span></text:span><text:span text:style-name="Source_20_Text"><text:span text:style-name="T33">(S entity); </text:span></text:span></text:p>
            </text:list-item>
            <text:list-item>
              <text:p text:style-name="P175"><text:span text:style-name="Source_20_Text"><text:span text:style-name="T33">Optional&lt;T&gt; </text:span></text:span><text:span text:style-name="Source_20_Text"><text:span text:style-name="T34">findById</text:span></text:span><text:span text:style-name="Source_20_Text"><text:span text:style-name="T33">(ID primaryKey); </text:span></text:span></text:p>
            </text:list-item>
            <text:list-item>
              <text:p text:style-name="P175"><text:span text:style-name="Source_20_Text"><text:span text:style-name="T33">Iterable&lt;T&gt; </text:span></text:span><text:span text:style-name="Source_20_Text"><text:span text:style-name="T34">findAll</text:span></text:span><text:span text:style-name="Source_20_Text"><text:span text:style-name="T33">();</text:span></text:span></text:p>
            </text:list-item>
            <text:list-item>
              <text:p text:style-name="P175"><text:span text:style-name="Source_20_Text"><text:span text:style-name="T26">long</text:span></text:span><text:span text:style-name="Source_20_Text"><text:span text:style-name="T33"> </text:span></text:span><text:span text:style-name="Source_20_Text"><text:span text:style-name="T34">count</text:span></text:span><text:span text:style-name="Source_20_Text"><text:span text:style-name="T33">(); </text:span></text:span></text:p>
            </text:list-item>
            <text:list-item>
              <text:p text:style-name="P175"><text:span text:style-name="Source_20_Text"><text:span text:style-name="T26">void</text:span></text:span><text:span text:style-name="Source_20_Text"><text:span text:style-name="T33"> </text:span></text:span><text:span text:style-name="Source_20_Text"><text:span text:style-name="T34">delete</text:span></text:span><text:span text:style-name="Source_20_Text"><text:span text:style-name="T33">(T entity);</text:span></text:span></text:p>
            </text:list-item>
            <text:list-item>
              <text:p text:style-name="P175"><text:span text:style-name="Source_20_Text"><text:span text:style-name="T26">boolean</text:span></text:span><text:span text:style-name="Source_20_Text"><text:span text:style-name="T33"> </text:span></text:span><text:span text:style-name="Source_20_Text"><text:span text:style-name="T34">existsById</text:span></text:span><text:span text:style-name="Source_20_Text"><text:span text:style-name="T33">(ID primaryKey); </text:span></text:span></text:p>
              <text:p text:style-name="P175"><text:span text:style-name="Source_20_Text"><text:span text:style-name="T33"/></text:span></text:p>
            </text:list-item>
          </text:list>
        </text:list-item>
      </text:list>
      <text:p text:style-name="P70">Implementacja komponentu usługi REST znajduje się w klasie WeatherController:</text:p>
      <text:p text:style-name="P70"/>
      <text:list xml:id="list2421683594" text:style-name="L7">
        <text:list-item>
          <text:p text:style-name="P143"><text:span text:style-name="T70">GET </text:span>– pobranie wszystkich rekordów, pobranie jednego rekordu o danym ID</text:p>
          <text:p text:style-name="P145"/>
        </text:list-item>
      </text:list>
      <text:p text:style-name="P61"><text:span text:style-name="T59">@GetMapping("</text:span><text:span text:style-name="T60">/weather</text:span><text:span text:style-name="T59">")</text:span><text:span text:style-name="T62"><text:line-break/></text:span><text:span text:style-name="T61">public </text:span><text:span text:style-name="T59">ResponseEntity&lt;</text:span><text:span text:style-name="T61">List</text:span><text:span text:style-name="T59">&lt;Data&gt;&gt; getAllWeatherData() {</text:span><text:span text:style-name="T62"><text:line-break/></text:span><text:span text:style-name="T59"> <text:s text:c="3"/></text:span><text:span text:style-name="T61">try </text:span><text:span text:style-name="T59">{</text:span><text:span text:style-name="T62"><text:line-break/></text:span><text:span text:style-name="T59"> <text:s text:c="7"/></text:span><text:span text:style-name="T61">List</text:span><text:span text:style-name="T59">&lt;Data&gt; dataList = </text:span><text:span text:style-name="T61">new </text:span><text:span text:style-name="T59">ArrayList&lt;&gt;(weatherRepository.findAll());</text:span><text:span text:style-name="T62"><text:line-break/></text:span><text:span text:style-name="T59"> <text:s text:c="7"/></text:span><text:span text:style-name="T61">if </text:span><text:span text:style-name="T59">(dataList.isEmpty()) {</text:span><text:span text:style-name="T62"><text:line-break/></text:span><text:span text:style-name="T59"> <text:s text:c="11"/></text:span><text:span text:style-name="T61">return new </text:span><text:span text:style-name="T59">ResponseEntity&lt;&gt;(HttpStatus.NO_CONTENT);</text:span><text:span text:style-name="T62"><text:line-break/></text:span><text:span text:style-name="T59"> <text:s text:c="7"/>}</text:span><text:span text:style-name="T62"><text:line-break/></text:span><text:span text:style-name="T59"> <text:s text:c="7"/></text:span><text:span text:style-name="T61">return new </text:span><text:span text:style-name="T59">ResponseEntity&lt;&gt;(dataList, HttpStatus.OK);</text:span><text:span text:style-name="T62"><text:line-break/></text:span><text:span text:style-name="T59"> <text:s text:c="3"/>} </text:span><text:span text:style-name="T61">catch </text:span><text:span text:style-name="T59">(Exception e) {</text:span><text:span text:style-name="T62"><text:line-break/></text:span><text:span text:style-name="T59"> <text:s text:c="7"/></text:span><text:span text:style-name="T61">return new </text:span><text:span text:style-name="T59">ResponseEntity&lt;&gt;(</text:span><text:span text:style-name="T61">null</text:span><text:span text:style-name="T59">, HttpStatus.INTERNAL_SERVER_ERROR);</text:span><text:span text:style-name="T62"><text:line-break/></text:span><text:span text:style-name="T59"> <text:s text:c="3"/>}</text:span><text:span text:style-name="T62"><text:line-break/></text:span><text:span text:style-name="T59">}</text:span><text:span text:style-name="T62"><text:line-break/><text:line-break/></text:span><text:span text:style-name="T59">@GetMapping("</text:span><text:span text:style-name="T60">/weather/{id}</text:span><text:span text:style-name="T59">")</text:span><text:span text:style-name="T62"><text:line-break/></text:span><text:span text:style-name="T61">public </text:span><text:span text:style-name="T59">ResponseEntity&lt;Data&gt; getById(@PathVariable("</text:span><text:span text:style-name="T60">id</text:span><text:span text:style-name="T59">") Long id) {</text:span><text:span text:style-name="T62"><text:line-break/></text:span><text:span text:style-name="T59"> <text:s text:c="3"/>Optional&lt;Data&gt; weatherData = weatherRepository.findById(id);</text:span><text:span text:style-name="T62"><text:line-break/></text:span><text:span text:style-name="T59"> <text:s text:c="3"/></text:span><text:span text:style-name="T61">if </text:span><text:span text:style-name="T59">(weatherData.isPresent()) {</text:span><text:span text:style-name="T62"><text:line-break/></text:span><text:span text:style-name="T59"> <text:s text:c="7"/></text:span><text:span text:style-name="T61">return new </text:span><text:span text:style-name="T59">ResponseEntity&lt;&gt;(weatherData.get(), HttpStatus.OK);</text:span><text:span text:style-name="T62"><text:line-break/></text:span><text:span text:style-name="T59"> <text:s text:c="3"/>} </text:span><text:span text:style-name="T61">else </text:span><text:span text:style-name="T59">{</text:span><text:span text:style-name="T62"><text:line-break/></text:span><text:span text:style-name="T59"> <text:s text:c="7"/></text:span><text:span text:style-name="T61">return new </text:span><text:span text:style-name="T59">ResponseEntity&lt;&gt;(HttpStatus.NOT_FOUND);</text:span><text:span text:style-name="T62"><text:line-break/></text:span><text:span text:style-name="T59"> <text:s text:c="3"/>}</text:span><text:span text:style-name="T62"><text:line-break/></text:span><text:span text:style-name="T59">}</text:span></text:p>
      <text:list xml:id="list194510102733507" text:continue-numbering="true" text:style-name="L7">
        <text:list-header>
          <text:p text:style-name="P144"/>
        </text:list-header>
        <text:list-item>
          <text:p text:style-name="P144"><text:span text:style-name="T70">POST</text:span> – przesłanie rekordu </text:p>
          <text:p text:style-name="P144"/>
        </text:list-item>
      </text:list>
      <text:p text:style-name="P62"><text:span text:style-name="T109">@PostMapping("/weather")</text:span><text:line-break/><text:span text:style-name="T110">public </text:span><text:span text:style-name="T109">ResponseEntity&lt;Data&gt; createWeatherData(@RequestBody Data weatherData) {</text:span><text:line-break/><text:span text:style-name="T109"> <text:s text:c="3"/></text:span><text:span text:style-name="T110">try </text:span><text:span text:style-name="T109">{</text:span><text:line-break/><text:span text:style-name="T109"> <text:s text:c="7"/>Data _Data = weatherRepository.save(</text:span><text:span text:style-name="T110">new </text:span><text:span text:style-name="T109">Data(weatherData.getId(), weatherData.getCity(),</text:span><text:line-break/><text:span text:style-name="T109"> <text:s text:c="15"/>weatherData.getTime(),weatherData.getMain(),weatherData.getWind(), weatherData.getClouds(),</text:span><text:line-break/><text:soft-page-break/><text:span text:style-name="T109"> <text:s text:c="15"/>weatherData.getWeather()));</text:span><text:line-break/><text:span text:style-name="T109"> <text:s text:c="7"/></text:span><text:span text:style-name="T110">return new </text:span><text:span text:style-name="T109">ResponseEntity&lt;&gt;(_Data, HttpStatus.CREATED);</text:span><text:line-break/><text:span text:style-name="T109"> <text:s text:c="3"/>} </text:span><text:span text:style-name="T110">catch </text:span><text:span text:style-name="T109">(Exception e) {</text:span><text:line-break/><text:span text:style-name="T109"> <text:s text:c="7"/></text:span><text:span text:style-name="T110">return new </text:span><text:span text:style-name="T109">ResponseEntity&lt;&gt;(</text:span><text:span text:style-name="T110">null</text:span><text:span text:style-name="T109">, HttpStatus.INTERNAL_SERVER_ERROR);</text:span><text:line-break/><text:span text:style-name="T109"> <text:s text:c="3"/>}</text:span><text:line-break/><text:span text:style-name="T109">}</text:span></text:p>
      <text:p text:style-name="P60"/>
      <text:list xml:id="list194508134230691" text:continue-numbering="true" text:style-name="L7">
        <text:list-item>
          <text:p text:style-name="P144"><text:span text:style-name="T70">PUT </text:span>– modyfikacja rekordu o danym ID</text:p>
          <text:p text:style-name="P144"/>
        </text:list-item>
      </text:list>
      <text:p text:style-name="P62"><text:span text:style-name="T109">@PutMapping("/weather/{id}")</text:span><text:line-break/><text:span text:style-name="T110">public </text:span><text:span text:style-name="T109">ResponseEntity&lt;Data&gt; updateWeatherData(@PathVariable("id") Long id, @RequestBody Data weatherData) {</text:span><text:line-break/><text:span text:style-name="T109"> <text:s text:c="3"/>Optional&lt;Data&gt; foundData = weatherRepository.findById(id);</text:span><text:line-break/><text:line-break/><text:span text:style-name="T109"> <text:s text:c="3"/></text:span><text:span text:style-name="T110">if </text:span><text:span text:style-name="T109">(foundData.isPresent()){</text:span><text:line-break/><text:span text:style-name="T109"> <text:s text:c="7"/>Data _Data = foundData.get();</text:span><text:line-break/><text:span text:style-name="T109"> <text:s text:c="7"/>_Data.setCity(weatherData.getCity());</text:span><text:line-break/><text:span text:style-name="T109"> <text:s text:c="7"/>_Data.setTime(weatherData.getTime());</text:span><text:line-break/><text:span text:style-name="T109"> <text:s text:c="7"/>_Data.setMain(weatherData.getMain());</text:span><text:line-break/><text:span text:style-name="T109"> <text:s text:c="7"/>_Data.setClouds(weatherData.getClouds());</text:span><text:line-break/><text:span text:style-name="T109"> <text:s text:c="7"/>_Data.setWind(weatherData.getWind());</text:span><text:line-break/><text:span text:style-name="T109"> <text:s text:c="7"/>_Data.setWeather(weatherData.getWeather());</text:span><text:line-break/><text:line-break/><text:span text:style-name="T109"> <text:s text:c="7"/></text:span><text:span text:style-name="T110">return new </text:span><text:span text:style-name="T109">ResponseEntity&lt;&gt;(weatherRepository.save(_Data),HttpStatus.OK);</text:span><text:line-break/><text:span text:style-name="T109"> <text:s text:c="3"/>}</text:span><text:span text:style-name="T110">else </text:span><text:span text:style-name="T109">{</text:span><text:line-break/><text:span text:style-name="T109"> <text:s text:c="7"/></text:span><text:span text:style-name="T110">return new </text:span><text:span text:style-name="T109">ResponseEntity&lt;&gt;(HttpStatus.NOT_FOUND);</text:span><text:line-break/><text:span text:style-name="T109"> <text:s text:c="3"/>}</text:span><text:line-break/><text:span text:style-name="T109">}</text:span></text:p>
      <text:p text:style-name="P60"/>
      <text:list xml:id="list194509225140858" text:continue-numbering="true" text:style-name="L7">
        <text:list-item>
          <text:p text:style-name="P146"><text:span text:style-name="T101">DELETE</text:span> – <text:span text:style-name="T94">usuniecie rekordu o danym ID</text:span></text:p>
          <text:p text:style-name="P147"/>
        </text:list-item>
      </text:list>
      <text:p text:style-name="P63"><text:span text:style-name="T111">@DeleteMapping</text:span><text:span text:style-name="T109">("/weather/{id}")</text:span><text:line-break/><text:span text:style-name="T110">public </text:span><text:span text:style-name="T109">ResponseEntity&lt;HttpStatus&gt; deleteData(@PathVariable("id") Long id) {</text:span><text:line-break/><text:span text:style-name="T109"> <text:s text:c="3"/></text:span><text:span text:style-name="T110">try </text:span><text:span text:style-name="T109">{</text:span><text:line-break/><text:span text:style-name="T109"> <text:s text:c="7"/>weatherRepository.deleteById(id);</text:span><text:line-break/><text:span text:style-name="T109"> <text:s text:c="7"/></text:span><text:span text:style-name="T110">return new </text:span><text:span text:style-name="T109">ResponseEntity&lt;&gt;(HttpStatus.OK);</text:span><text:line-break/><text:span text:style-name="T109"> <text:s text:c="3"/>} </text:span><text:span text:style-name="T110">catch </text:span><text:span text:style-name="T109">(Exception e){</text:span><text:line-break/><text:span text:style-name="T109"> <text:s text:c="7"/></text:span><text:span text:style-name="T110">return new </text:span><text:span text:style-name="T109">ResponseEntity&lt;&gt;(HttpStatus.INTERNAL_SERVER_ERROR);</text:span><text:line-break/><text:span text:style-name="T109"> <text:s text:c="3"/>}</text:span><text:line-break/><text:span text:style-name="T109">}</text:span></text:p>
      <text:p text:style-name="P64"/>
      <text:h text:style-name="P125" text:outline-level="2"><text:bookmark-start text:name="__RefHeading___Toc122_3699051073"/><text:bookmark-start text:name="_Toc53610531"/><text:bookmark-start text:name="_Toc53648711"/><text:bookmark-start text:name="_Toc53675714"/>Środowisko testowe i testy<text:bookmark-end text:name="__RefHeading___Toc122_3699051073"/><text:bookmark-end text:name="_Toc53610531"/><text:bookmark-end text:name="_Toc53648711"/><text:bookmark-end text:name="_Toc53675714"/></text:h>
      <text:p text:style-name="P29"><text:span text:style-name="T94">Do wykonania testów obciążeniowych posłużyło narzędzie </text:span><text:a xlink:type="simple" xlink:href="https://jmeter.apache.org/" text:style-name="Internet_20_link" text:visited-style-name="Visited_20_Internet_20_Link"><text:span text:style-name="T94">Jmeter</text:span></text:a><text:span text:style-name="T94">, którego działanie opiera się na komunikacji z testowanym serwerem, pozwalając na wysyłanie zapytań i analizę otrzymanych odpowiedzi. Do monitorowania parametrów serwera posłużył </text:span><text:span text:style-name="T102">plugin</text:span><text:span text:style-name="T94"> </text:span><text:a xlink:type="simple" xlink:href="https://jmeter-plugins.org/wiki/PerfMon/" text:style-name="Internet_20_link" text:visited-style-name="Visited_20_Internet_20_Link"><text:span text:style-name="T94">PerfMon</text:span></text:a><text:span text:style-name="T94">.</text:span></text:p>
      <text:p text:style-name="P40">Testy zostały przeprowadzone zgodnie z <text:span text:style-name="T112">[</text:span><text:span text:style-name="T126">7</text:span><text:span text:style-name="T112">] i [</text:span><text:span text:style-name="T126">8</text:span><text:span text:style-name="T112">].</text:span></text:p>
      <text:p text:style-name="P40"><text:soft-page-break/></text:p>
      <text:p text:style-name="P41">W ramach każdego testu wykonano <text:span text:style-name="T116">5</text:span> zapytań:</text:p>
      <text:list xml:id="list2613172260" text:style-name="L8">
        <text:list-item>
          <text:p text:style-name="P151">Odczytanie wszystkich <text:span text:style-name="T113">danych pogodowych</text:span></text:p>
          <text:list>
            <text:list-item>
              <text:p text:style-name="P152">Zapytanie typu <text:span text:style-name="T114">Get</text:span></text:p>
            </text:list-item>
            <text:list-item>
              <text:p text:style-name="P153">Ścieżka /api/weather</text:p>
            </text:list-item>
          </text:list>
        </text:list-item>
        <text:list-item>
          <text:p text:style-name="P152">Odczytanie danych pogodowych o id = 789</text:p>
          <text:list>
            <text:list-item>
              <text:p text:style-name="P152">Zapytanie typu <text:span text:style-name="T114">GET</text:span></text:p>
            </text:list-item>
            <text:list-item>
              <text:p text:style-name="P153">Ścieżka /api/weather/789</text:p>
            </text:list-item>
          </text:list>
        </text:list-item>
        <text:list-item>
          <text:p text:style-name="P152">Dodanie danych pogodowych o id = 999999999</text:p>
          <text:list>
            <text:list-item>
              <text:p text:style-name="P152">Zapytanie typu <text:span text:style-name="T114">POST</text:span></text:p>
            </text:list-item>
            <text:list-item>
              <text:p text:style-name="P153">Ścieżka /api/weather</text:p>
            </text:list-item>
          </text:list>
        </text:list-item>
        <text:list-item>
          <text:p text:style-name="P152">Zmodyfikowanie danych pogodowych o id = 999999999</text:p>
          <text:list>
            <text:list-item>
              <text:p text:style-name="P152">Zapytanie typu <text:span text:style-name="T114">PUT</text:span></text:p>
            </text:list-item>
            <text:list-item>
              <text:p text:style-name="P153">Ścieżka /api/weather/999999999</text:p>
            </text:list-item>
          </text:list>
        </text:list-item>
        <text:list-item>
          <text:p text:style-name="P152">Usunięcie danych pogodowych o id = 999999999</text:p>
          <text:list>
            <text:list-item>
              <text:p text:style-name="P152">Zapytanie typu <text:span text:style-name="T114">DELETE</text:span></text:p>
            </text:list-item>
            <text:list-item>
              <text:p text:style-name="P153">Ścieżka /api/weather/999999999</text:p>
            </text:list-item>
          </text:list>
        </text:list-item>
      </text:list>
      <text:p text:style-name="P42">Przeprowadzono 9 testów <text:span text:style-name="T115">o następujących parametrach</text:span>:</text:p>
      <text:list xml:id="list1616185510" text:style-name="L9">
        <text:list-item>
          <text:p text:style-name="P154">15 wątków,30 sekund na uruchomienie</text:p>
        </text:list-item>
        <text:list-item>
          <text:p text:style-name="P154">30 wątków,60 sekund na uruchomienie</text:p>
        </text:list-item>
        <text:list-item>
          <text:p text:style-name="P154">30 wątków,100 sekund na uruchomienie</text:p>
        </text:list-item>
        <text:list-item>
          <text:p text:style-name="P154">60 wątków,50 sekund na uruchomienie</text:p>
        </text:list-item>
        <text:list-item>
          <text:p text:style-name="P154">60 wątków,100 sekund na uruchomienie</text:p>
        </text:list-item>
        <text:list-item>
          <text:p text:style-name="P154">100 wątków,30 sekund na uruchomienie</text:p>
        </text:list-item>
        <text:list-item>
          <text:p text:style-name="P154">100 wątków,50 sekund na uruchomienie</text:p>
        </text:list-item>
        <text:list-item>
          <text:p text:style-name="P154">100 wątków,100 sekund na uruchomieni<text:span text:style-name="T117">e</text:span></text:p>
        </text:list-item>
        <text:list-item>
          <text:p text:style-name="P154">200 wątków,30 sekund na uruchomienie</text:p>
          <text:p text:style-name="P154"/>
        </text:list-item>
      </text:list>
      <text:p text:style-name="P38"><text:span text:style-name="T86">Celem testów było zbadanie wpływu </text:span><text:span text:style-name="T87">ilości zapytań na</text:span><text:span text:style-name="T86"> poziom obciążenia serwera,ilość błędów, prędkość przesyłania danych, oraz przepustowość.</text:span></text:p>
      <text:p text:style-name="P43">Parametrami mierzonymi podczas testów były:</text:p>
      <text:list xml:id="list119422655" text:style-name="L10">
        <text:list-item>
          <text:p text:style-name="P157"><text:soft-page-break/><text:span text:style-name="T86"><text:tab/>Najkrótszy, najdłuższy oraz średni czas wykonywania tes</text:span><text:span text:style-name="T88">tu</text:span></text:p>
        </text:list-item>
        <text:list-item>
          <text:p text:style-name="P155"><text:tab/>Procentowa wartość zapytań zakończonych błędem</text:p>
        </text:list-item>
        <text:list-item>
          <text:p text:style-name="P155"><text:tab/>Przepustowość (ilość zapytań obsługiwanych na sekundę)</text:p>
        </text:list-item>
        <text:list-item>
          <text:p text:style-name="P155"><text:tab/>Średnia prędkosć transferu danych</text:p>
        </text:list-item>
        <text:list-item>
          <text:p text:style-name="P155"><text:tab/>Średnia ilość otrzymanych danych</text:p>
        </text:list-item>
        <text:list-item>
          <text:p text:style-name="P157"><text:span text:style-name="T88"><text:tab/></text:span><text:span text:style-name="T89">Średnie obciążenie procesora podczas testu</text:span></text:p>
        </text:list-item>
        <text:list-item>
          <text:p text:style-name="P156"><text:tab/>Średnie obciążenie pamięci podczas testu</text:p>
        </text:list-item>
        <text:list-item>
          <text:p text:style-name="P156"><text:tab/>Średnia ilość operacji I/O na sekundę podczas testu</text:p>
          <text:p text:style-name="P158"><text:span text:style-name="T89">P</text:span><text:span text:style-name="T86">oniżej znajdują się wyniki przeprowadzonych testów</text:span></text:p>
        </text:list-item>
      </text:list>
      <text:p text:style-name="P43"><text:tab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">Nr zapytania</text:p>
          </table:table-cell>
          <table:table-cell table:style-name="Tabela1.A1" office:value-type="string">
            <text:p text:style-name="P8">Śr</text:p>
            <text:p text:style-name="P8">czas[ms]</text:p>
          </table:table-cell>
          <table:table-cell table:style-name="Tabela1.A1" office:value-type="string">
            <text:p text:style-name="P8">Min</text:p>
            <text:p text:style-name="P8">czas[ms]</text:p>
          </table:table-cell>
          <table:table-cell table:style-name="Tabela1.A1" office:value-type="string">
            <text:p text:style-name="P9">Max</text:p>
            <text:p text:style-name="P9"><text:s/>czas[ms]</text:p>
          </table:table-cell>
          <table:table-cell table:style-name="Tabela1.A1" office:value-type="string">
            <text:p text:style-name="P10">Odchyleni<text:span text:style-name="T119">e standardowe</text:span></text:p>
          </table:table-cell>
          <table:table-cell table:style-name="Tabela1.A1" office:value-type="string">
            <text:p text:style-name="P15">% <text:span text:style-name="T118">Błędów</text:span></text:p>
          </table:table-cell>
          <table:table-cell table:style-name="Tabela1.A1" office:value-type="string">
            <text:p text:style-name="P10">Przepustowość</text:p>
          </table:table-cell>
          <table:table-cell table:style-name="Tabela1.A1" office:value-type="string">
            <text:p text:style-name="P10">Otrzymane</text:p>
            <text:p text:style-name="P10">KB/s</text:p>
          </table:table-cell>
          <table:table-cell table:style-name="Tabela1.A1" office:value-type="string">
            <text:p text:style-name="P10">Wysłane KB/s</text:p>
          </table:table-cell>
          <table:table-cell table:style-name="Tabela1.A1" office:value-type="string">
            <text:p text:style-name="P10">Średnia ilość bajtów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16">1574</text:p>
          </table:table-cell>
          <table:table-cell table:style-name="Tabela1.A1" office:value-type="string">
            <text:p text:style-name="P16">155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13.2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0753</text:p>
          </table:table-cell>
          <table:table-cell table:style-name="Tabela1.A1" office:value-type="string">
            <text:p text:style-name="P17">858.81</text:p>
          </table:table-cell>
          <table:table-cell table:style-name="Tabela1.A1" office:value-type="string">
            <text:p text:style-name="P17">0.08</text:p>
          </table:table-cell>
          <table:table-cell table:style-name="Tabela1.A1" office:value-type="string">
            <text:p text:style-name="P17">1732751.0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5</text:p>
          </table:table-cell>
          <table:table-cell table:style-name="Tabela1.A1" office:value-type="string">
            <text:p text:style-name="P17">0.4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5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09</text:p>
          </table:table-cell>
          <table:table-cell table:style-name="Tabela1.A1" office:value-type="string">
            <text:p text:style-name="P17">554.0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7">0.6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7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7">0.57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3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3</text:p>
          </table:table-cell>
          <table:table-cell table:style-name="Tabela1.A1" office:value-type="string">
            <text:p text:style-name="P17">0.4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91</text:p>
          </table:table-cell>
          <table:table-cell table:style-name="Tabela1.A1" office:value-type="string">
            <text:p text:style-name="P17">0.05</text:p>
          </table:table-cell>
          <table:table-cell table:style-name="Tabela1.A1" office:value-type="string">
            <text:p text:style-name="P17">0.10</text:p>
          </table:table-cell>
          <table:table-cell table:style-name="Tabela1.A1" office:value-type="string">
            <text:p text:style-name="P17">102.0</text:p>
          </table:table-cell>
        </table:table-row>
        <table:table-row table:style-name="Tabela1.1">
          <table:table-cell table:style-name="Tabela1.A1" office:value-type="string">
            <text:p text:style-name="P7">Razem</text:p>
          </table:table-cell>
          <table:table-cell table:style-name="Tabela1.A1" office:value-type="string">
            <text:p text:style-name="P16">318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628.1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2.53601</text:p>
          </table:table-cell>
          <table:table-cell table:style-name="Tabela1.A1" office:value-type="string">
            <text:p text:style-name="P17">859.14</text:p>
          </table:table-cell>
          <table:table-cell table:style-name="Tabela1.A1" office:value-type="string">
            <text:p text:style-name="P17">0.83</text:p>
          </table:table-cell>
          <table:table-cell table:style-name="Tabela1.A1" office:value-type="string">
            <text:p text:style-name="P17">346906.6</text:p>
          </table:table-cell>
        </table:table-row>
      </table:table>
      <text:p text:style-name="P48"><text:span text:style-name="T56">Tabela </text:span><text:span text:style-name="T57">4</text:span><text:span text:style-name="T56">. </text:span><text:span text:style-name="T57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14">Nr zapytania</text:p>
          </table:table-cell>
          <table:table-cell table:style-name="Tabela3.A1" office:value-type="string">
            <text:p text:style-name="P13">Śr </text:p>
            <text:p text:style-name="P13">czas[ms]</text:p>
          </table:table-cell>
          <table:table-cell table:style-name="Tabela3.A1" office:value-type="string">
            <text:p text:style-name="P13">Min </text:p>
            <text:p text:style-name="P13">czas[ms]</text:p>
          </table:table-cell>
          <table:table-cell table:style-name="Tabela3.A1" office:value-type="string">
            <text:p text:style-name="P13">Max</text:p>
            <text:p text:style-name="P13"><text:s/>czas[ms]</text:p>
          </table:table-cell>
          <table:table-cell table:style-name="Tabela3.A1" office:value-type="string">
            <text:p text:style-name="P12">Odchylenie</text:p>
            <text:p text:style-name="P12"><text:s/>standardowe</text:p>
          </table:table-cell>
          <table:table-cell table:style-name="Tabela3.A1" office:value-type="string">
            <text:p text:style-name="P15">% <text:span text:style-name="T119">Błędów</text:span></text:p>
          </table:table-cell>
          <table:table-cell table:style-name="Tabela3.A1" office:value-type="string">
            <text:p text:style-name="P11">Przepustowość</text:p>
          </table:table-cell>
          <table:table-cell table:style-name="Tabela3.A1" office:value-type="string">
            <text:p text:style-name="P11">Otrzymane KB/s</text:p>
          </table:table-cell>
          <table:table-cell table:style-name="Tabela3.A1" office:value-type="string">
            <text:p text:style-name="P11">Wysłane KB/s</text:p>
          </table:table-cell>
          <table:table-cell table:style-name="Tabela3.A1" office:value-type="string">
            <text:p text:style-name="P11">Średnia ilość bajtów</text:p>
          </table:table-cell>
        </table:table-row>
        <table:table-row table:style-name="Tabela3.1"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16">1563</text:p>
          </table:table-cell>
          <table:table-cell table:style-name="Tabela3.A1" office:value-type="string">
            <text:p text:style-name="P16">1529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19.25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0377</text:p>
          </table:table-cell>
          <table:table-cell table:style-name="Tabela3.A1" office:value-type="string">
            <text:p text:style-name="P17">852.45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1732751.0</text:p>
          </table:table-cell>
        </table:table-row>
        <table:table-row table:style-name="Tabela3.1"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43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1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554.0</text:p>
          </table:table-cell>
        </table:table-row>
        <table:table-row table:style-name="Tabela3.1"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3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2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able:table-row table:style-name="Tabela3.1">
          <table:table-cell table:style-name="Tabela3.A1" office:value-type="string">
            <text:p text:style-name="P5">4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7</text:p>
          </table:table-cell>
          <table:table-cell table:style-name="Tabela3.A1" office:value-type="string">
            <text:p text:style-name="P17">0.48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09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able:table-row table:style-name="Tabela3.1"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7">0.46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3</text:p>
          </table:table-cell>
          <table:table-cell table:style-name="Tabela3.A1" office:value-type="string">
            <text:p text:style-name="P17">0.05</text:p>
          </table:table-cell>
          <table:table-cell table:style-name="Tabela3.A1" office:value-type="string">
            <text:p text:style-name="P17">0.10</text:p>
          </table:table-cell>
          <table:table-cell table:style-name="Tabela3.A1" office:value-type="string">
            <text:p text:style-name="P17">102.0</text:p>
          </table:table-cell>
        </table:table-row>
        <table:table-row table:style-name="Tabela3.1">
          <table:table-cell table:style-name="Tabela3.A1" office:value-type="string">
            <text:p text:style-name="P6">Razem</text:p>
          </table:table-cell>
          <table:table-cell table:style-name="Tabela3.A1" office:value-type="string">
            <text:p text:style-name="P16">316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623.7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2.51809</text:p>
          </table:table-cell>
          <table:table-cell table:style-name="Tabela3.A1" office:value-type="string">
            <text:p text:style-name="P17">853.07</text:p>
          </table:table-cell>
          <table:table-cell table:style-name="Tabela3.A1" office:value-type="string">
            <text:p text:style-name="P17">0.82</text:p>
          </table:table-cell>
          <table:table-cell table:style-name="Tabela3.A1" office:value-type="string">
            <text:p text:style-name="P17">346906.6</text:p>
          </table:table-cell>
        </table:table-row>
      </table:table>
      <text:p text:style-name="P55"><text:span text:style-name="T36">Tabela </text:span><text:span text:style-name="T38">5</text:span><text:span text:style-name="T36">. </text:span><text:span text:style-name="T38">Test 2</text:span><text:span text:style-name="T36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14">Nr zapytania</text:p>
          </table:table-cell>
          <table:table-cell table:style-name="Tabela2.A1" office:value-type="string">
            <text:p text:style-name="P13">Śr </text:p>
            <text:p text:style-name="P13">czas[ms]</text:p>
          </table:table-cell>
          <table:table-cell table:style-name="Tabela2.A1" office:value-type="string">
            <text:p text:style-name="P13">Min </text:p>
            <text:p text:style-name="P13">czas[ms]</text:p>
          </table:table-cell>
          <table:table-cell table:style-name="Tabela2.A1" office:value-type="string">
            <text:p text:style-name="P13">Max</text:p>
            <text:p text:style-name="P13"><text:s/>czas[ms]</text:p>
          </table:table-cell>
          <table:table-cell table:style-name="Tabela2.A1" office:value-type="string">
            <text:p text:style-name="P12">Odchylenie</text:p>
            <text:p text:style-name="P12"><text:s/>standardowe</text:p>
          </table:table-cell>
          <table:table-cell table:style-name="Tabela2.A1" office:value-type="string">
            <text:p text:style-name="P15">% <text:span text:style-name="T119">Błędów</text:span></text:p>
          </table:table-cell>
          <table:table-cell table:style-name="Tabela2.A1" office:value-type="string">
            <text:p text:style-name="P11">Przepustowość</text:p>
          </table:table-cell>
          <table:table-cell table:style-name="Tabela2.A1" office:value-type="string">
            <text:p text:style-name="P11">Otrzymane KB/s</text:p>
          </table:table-cell>
          <table:table-cell table:style-name="Tabela2.A1" office:value-type="string">
            <text:p text:style-name="P11">Wysłane KB/s</text:p>
          </table:table-cell>
          <table:table-cell table:style-name="Tabela2.A1" office:value-type="string">
            <text:p text:style-name="P11">Średnia ilość bajtów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16">1577</text:p>
          </table:table-cell>
          <table:table-cell table:style-name="Tabela2.A1" office:value-type="string">
            <text:p text:style-name="P16">1531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20.0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0538</text:p>
          </table:table-cell>
          <table:table-cell table:style-name="Tabela2.A1" office:value-type="string">
            <text:p text:style-name="P17">516.74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1732751.0</text:p>
          </table:table-cell>
        </table:table-row>
        <table:table-row table:style-name="Tabela2.1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7">1.2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2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554.0</text:p>
          </table:table-cell>
        </table:table-row>
        <table:table-row table:style-name="Tabela2.1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7">0.9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17">0.7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0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7">0.4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03</text:p>
          </table:table-cell>
          <table:table-cell table:style-name="Tabela2.A1" office:value-type="string">
            <text:p text:style-name="P17">0.06</text:p>
          </table:table-cell>
          <table:table-cell table:style-name="Tabela2.A1" office:value-type="string">
            <text:p text:style-name="P17">102.0</text:p>
          </table:table-cell>
        </table:table-row>
        <table:table-row table:style-name="Tabela2.1">
          <table:table-cell table:style-name="Tabela2.A1" office:value-type="string">
            <text:p text:style-name="P6">Razem</text:p>
          </table:table-cell>
          <table:table-cell table:style-name="Tabela2.A1" office:value-type="string">
            <text:p text:style-name="P16">319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629.1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1.52656</text:p>
          </table:table-cell>
          <table:table-cell table:style-name="Tabela2.A1" office:value-type="string">
            <text:p text:style-name="P17">517.16</text:p>
          </table:table-cell>
          <table:table-cell table:style-name="Tabela2.A1" office:value-type="string">
            <text:p text:style-name="P17">0.50</text:p>
          </table:table-cell>
          <table:table-cell table:style-name="Tabela2.A1" office:value-type="string">
            <text:p text:style-name="P17">346906.6</text:p>
          </table:table-cell>
        </table:table-row>
      </table:table>
      <text:p text:style-name="P54"><text:span text:style-name="T37">Tabela </text:span><text:span text:style-name="T38">6</text:span><text:span text:style-name="T37">. </text:span><text:span text:style-name="T38">Test 3</text:span><text:span text:style-name="T37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14">Nr zapytania</text:p>
          </table:table-cell>
          <table:table-cell table:style-name="Tabela4.A1" office:value-type="string">
            <text:p text:style-name="P13">Śr </text:p>
            <text:p text:style-name="P13">czas[ms]</text:p>
          </table:table-cell>
          <table:table-cell table:style-name="Tabela4.A1" office:value-type="string">
            <text:p text:style-name="P13">Min </text:p>
            <text:p text:style-name="P13">czas[ms]</text:p>
          </table:table-cell>
          <table:table-cell table:style-name="Tabela4.A1" office:value-type="string">
            <text:p text:style-name="P13">Max</text:p>
            <text:p text:style-name="P13"><text:s/>czas[ms]</text:p>
          </table:table-cell>
          <table:table-cell table:style-name="Tabela4.A1" office:value-type="string">
            <text:p text:style-name="P12">Odchylenie</text:p>
            <text:p text:style-name="P12"><text:s/>standardowe</text:p>
          </table:table-cell>
          <table:table-cell table:style-name="Tabela4.A1" office:value-type="string">
            <text:p text:style-name="P15">% <text:span text:style-name="T119">Błędów</text:span></text:p>
          </table:table-cell>
          <table:table-cell table:style-name="Tabela4.A1" office:value-type="string">
            <text:p text:style-name="P11">Przepustowość</text:p>
          </table:table-cell>
          <table:table-cell table:style-name="Tabela4.A1" office:value-type="string">
            <text:p text:style-name="P11">Otrzymane KB/s</text:p>
          </table:table-cell>
          <table:table-cell table:style-name="Tabela4.A1" office:value-type="string">
            <text:p text:style-name="P11">Wysłane KB/s</text:p>
          </table:table-cell>
          <table:table-cell table:style-name="Tabela4.A1" office:value-type="string">
            <text:p text:style-name="P11">Średnia ilość bajtów</text:p>
          </table:table-cell>
        </table:table-row>
        <table:table-row table:style-name="Tabela4.1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18">1738</text:p>
          </table:table-cell>
          <table:table-cell table:style-name="Tabela4.A1" office:value-type="string">
            <text:p text:style-name="P18">1581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74.3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18006</text:p>
          </table:table-cell>
          <table:table-cell table:style-name="Tabela4.A1" office:value-type="string">
            <text:p text:style-name="P19">1996.83</text:p>
          </table:table-cell>
          <table:table-cell table:style-name="Tabela4.A1" office:value-type="string">
            <text:p text:style-name="P19">0.19</text:p>
          </table:table-cell>
          <table:table-cell table:style-name="Tabela4.A1" office:value-type="string">
            <text:p text:style-name="P19">1732757.5</text:p>
          </table:table-cell>
        </table:table-row>
        <table:table-row table:style-name="Tabela4.1">
          <table:table-cell table:style-name="Tabela4.A1" office:value-type="string">
            <text:p text:style-name="P5">2</text:p>
          </table:table-cell>
          <table:table-cell table:style-name="Tabela4.A1" office:value-type="string">
            <text:p text:style-name="P18">14</text:p>
          </table:table-cell>
          <table:table-cell table:style-name="Tabela4.A1" office:value-type="string">
            <text:p text:style-name="P18">3</text:p>
          </table:table-cell>
          <table:table-cell table:style-name="Tabela4.A1" office:value-type="string">
            <text:p text:style-name="P18">50</text:p>
          </table:table-cell>
          <table:table-cell table:style-name="Tabela4.A1" office:value-type="string">
            <text:p text:style-name="P19">13.45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4</text:p>
          </table:table-cell>
          <table:table-cell table:style-name="Tabela4.A1" office:value-type="string">
            <text:p text:style-name="P19">0.66</text:p>
          </table:table-cell>
          <table:table-cell table:style-name="Tabela4.A1" office:value-type="string">
            <text:p text:style-name="P19">0.20</text:p>
          </table:table-cell>
          <table:table-cell table:style-name="Tabela4.A1" office:value-type="string">
            <text:p text:style-name="P19">554.0</text:p>
          </table:table-cell>
        </table:table-row>
        <table:table-row table:style-name="Tabela4.1">
          <table:table-cell table:style-name="Tabela4.A1" office:value-type="string">
            <text:p text:style-name="P5">3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44</text:p>
          </table:table-cell>
          <table:table-cell table:style-name="Tabela4.A1" office:value-type="string">
            <text:p text:style-name="P19">6.80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2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8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4</text:p>
          </table:table-cell>
          <table:table-cell table:style-name="Tabela4.A1" office:value-type="string">
            <text:p text:style-name="P18">10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53</text:p>
          </table:table-cell>
          <table:table-cell table:style-name="Tabela4.A1" office:value-type="string">
            <text:p text:style-name="P19">9.7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67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9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5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38</text:p>
          </table:table-cell>
          <table:table-cell table:style-name="Tabela4.A1" office:value-type="string">
            <text:p text:style-name="P19">4.4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7</text:p>
          </table:table-cell>
          <table:table-cell table:style-name="Tabela4.A1" office:value-type="string">
            <text:p text:style-name="P19">0.12</text:p>
          </table:table-cell>
          <table:table-cell table:style-name="Tabela4.A1" office:value-type="string">
            <text:p text:style-name="P19">0.23</text:p>
          </table:table-cell>
          <table:table-cell table:style-name="Tabela4.A1" office:value-type="string">
            <text:p text:style-name="P19">102.0</text:p>
          </table:table-cell>
        </table:table-row>
        <table:table-row table:style-name="Tabela4.1">
          <table:table-cell table:style-name="Tabela4.A1" office:value-type="string">
            <text:p text:style-name="P6">Razem</text:p>
          </table:table-cell>
          <table:table-cell table:style-name="Tabela4.A1" office:value-type="string">
            <text:p text:style-name="P18">35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692.6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5.89750</text:p>
          </table:table-cell>
          <table:table-cell table:style-name="Tabela4.A1" office:value-type="string">
            <text:p text:style-name="P19">1997.94</text:p>
          </table:table-cell>
          <table:table-cell table:style-name="Tabela4.A1" office:value-type="string">
            <text:p text:style-name="P19">1.92</text:p>
          </table:table-cell>
          <table:table-cell table:style-name="Tabela4.A1" office:value-type="string">
            <text:p text:style-name="P19">346907.9</text:p>
          </table:table-cell>
        </table:table-row>
      </table:table>
      <text:p text:style-name="P48"><text:span text:style-name="T56">Tabela </text:span><text:span text:style-name="T57">7</text:span><text:span text:style-name="T56">. </text:span><text:span text:style-name="T57">Test 4</text:span><text:span text:style-name="T56">.</text:span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14">Nr zapytania</text:p>
          </table:table-cell>
          <table:table-cell table:style-name="Tabela5.A1" office:value-type="string">
            <text:p text:style-name="P13">Śr </text:p>
            <text:p text:style-name="P13">czas[ms]</text:p>
          </table:table-cell>
          <table:table-cell table:style-name="Tabela5.A1" office:value-type="string">
            <text:p text:style-name="P13">Min </text:p>
            <text:p text:style-name="P13">czas[ms]</text:p>
          </table:table-cell>
          <table:table-cell table:style-name="Tabela5.A1" office:value-type="string">
            <text:p text:style-name="P13">Max</text:p>
            <text:p text:style-name="P13"><text:s/>czas[ms]</text:p>
          </table:table-cell>
          <table:table-cell table:style-name="Tabela5.A1" office:value-type="string">
            <text:p text:style-name="P12">Odchylenie</text:p>
            <text:p text:style-name="P12"><text:s/>standardowe</text:p>
          </table:table-cell>
          <table:table-cell table:style-name="Tabela5.A1" office:value-type="string">
            <text:p text:style-name="P15">% <text:span text:style-name="T119">Błędów</text:span></text:p>
          </table:table-cell>
          <table:table-cell table:style-name="Tabela5.A1" office:value-type="string">
            <text:p text:style-name="P11">Przepustowość</text:p>
          </table:table-cell>
          <table:table-cell table:style-name="Tabela5.A1" office:value-type="string">
            <text:p text:style-name="P11">Otrzymane KB/s</text:p>
          </table:table-cell>
          <table:table-cell table:style-name="Tabela5.A1" office:value-type="string">
            <text:p text:style-name="P11">Wysłane KB/s</text:p>
          </table:table-cell>
          <table:table-cell table:style-name="Tabela5.A1" office:value-type="string">
            <text:p text:style-name="P11">Średnia ilość bajtów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18">1564</text:p>
          </table:table-cell>
          <table:table-cell table:style-name="Tabela5.A1" office:value-type="string">
            <text:p text:style-name="P18">1533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26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59994</text:p>
          </table:table-cell>
          <table:table-cell table:style-name="Tabela5.A1" office:value-type="string">
            <text:p text:style-name="P19">1015.18</text:p>
          </table:table-cell>
          <table:table-cell table:style-name="Tabela5.A1" office:value-type="string">
            <text:p text:style-name="P19">0.09</text:p>
          </table:table-cell>
          <table:table-cell table:style-name="Tabela5.A1" office:value-type="string">
            <text:p text:style-name="P19">1732751.0</text:p>
          </table:table-cell>
        </table:table-row>
        <text:soft-page-break/>
        <table:table-row table:style-name="Tabela5.1"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9">0.73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3</text:p>
          </table:table-cell>
          <table:table-cell table:style-name="Tabela5.A1" office:value-type="string">
            <text:p text:style-name="P19">0.10</text:p>
          </table:table-cell>
          <table:table-cell table:style-name="Tabela5.A1" office:value-type="string">
            <text:p text:style-name="P19">554.0</text:p>
          </table:table-cell>
        </table:table-row>
        <table:table-row table:style-name="Tabela5.1">
          <table:table-cell table:style-name="Tabela5.A1" office:value-type="string">
            <text:p text:style-name="P5">3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7</text:p>
          </table:table-cell>
          <table:table-cell table:style-name="Tabela5.A1" office:value-type="string">
            <text:p text:style-name="P19">0.81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5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4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9</text:p>
          </table:table-cell>
          <table:table-cell table:style-name="Tabela5.A1" office:value-type="string">
            <text:p text:style-name="P19">0.75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5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9">0.52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7</text:p>
          </table:table-cell>
          <table:table-cell table:style-name="Tabela5.A1" office:value-type="string">
            <text:p text:style-name="P19">0.06</text:p>
          </table:table-cell>
          <table:table-cell table:style-name="Tabela5.A1" office:value-type="string">
            <text:p text:style-name="P19">0.12</text:p>
          </table:table-cell>
          <table:table-cell table:style-name="Tabela5.A1" office:value-type="string">
            <text:p text:style-name="P19">102.0</text:p>
          </table:table-cell>
        </table:table-row>
        <table:table-row table:style-name="Tabela5.1">
          <table:table-cell table:style-name="Tabela5.A1" office:value-type="string">
            <text:p text:style-name="P6">Razem</text:p>
          </table:table-cell>
          <table:table-cell table:style-name="Tabela5.A1" office:value-type="string">
            <text:p text:style-name="P18">316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624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2.99919</text:p>
          </table:table-cell>
          <table:table-cell table:style-name="Tabela5.A1" office:value-type="string">
            <text:p text:style-name="P19">1016.05</text:p>
          </table:table-cell>
          <table:table-cell table:style-name="Tabela5.A1" office:value-type="string">
            <text:p text:style-name="P19">0.98</text:p>
          </table:table-cell>
          <table:table-cell table:style-name="Tabela5.A1" office:value-type="string">
            <text:p text:style-name="P19">346906.6</text:p>
          </table:table-cell>
        </table:table-row>
      </table:table>
      <text:p text:style-name="P48"><text:span text:style-name="T56">Tabela </text:span><text:span text:style-name="T57">8</text:span><text:span text:style-name="T56">. </text:span><text:span text:style-name="T57">Test 5</text:span><text:span text:style-name="T56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14">Nr zapytania</text:p>
          </table:table-cell>
          <table:table-cell table:style-name="Tabela6.A1" office:value-type="string">
            <text:p text:style-name="P13">Śr </text:p>
            <text:p text:style-name="P13">czas[ms]</text:p>
          </table:table-cell>
          <table:table-cell table:style-name="Tabela6.A1" office:value-type="string">
            <text:p text:style-name="P13">Min </text:p>
            <text:p text:style-name="P13">czas[ms]</text:p>
          </table:table-cell>
          <table:table-cell table:style-name="Tabela6.A1" office:value-type="string">
            <text:p text:style-name="P13">Max</text:p>
            <text:p text:style-name="P13"><text:s/>czas[ms]</text:p>
          </table:table-cell>
          <table:table-cell table:style-name="Tabela6.A1" office:value-type="string">
            <text:p text:style-name="P12">Odchylenie</text:p>
            <text:p text:style-name="P12"><text:s/>standardowe</text:p>
          </table:table-cell>
          <table:table-cell table:style-name="Tabela6.A1" office:value-type="string">
            <text:p text:style-name="P15">% <text:span text:style-name="T119">Błędów</text:span></text:p>
          </table:table-cell>
          <table:table-cell table:style-name="Tabela6.A1" office:value-type="string">
            <text:p text:style-name="P11">Przepustowość</text:p>
          </table:table-cell>
          <table:table-cell table:style-name="Tabela6.A1" office:value-type="string">
            <text:p text:style-name="P11">Otrzymane KB/s</text:p>
          </table:table-cell>
          <table:table-cell table:style-name="Tabela6.A1" office:value-type="string">
            <text:p text:style-name="P11">Wysłane KB/s</text:p>
          </table:table-cell>
          <table:table-cell table:style-name="Tabela6.A1" office:value-type="string">
            <text:p text:style-name="P11">Średnia ilość bajtów</text:p>
          </table:table-cell>
        </table:table-row>
        <table:table-row table:style-name="Tabela6.1">
          <table:table-cell table:style-name="Tabela6.A1" office:value-type="string">
            <text:p text:style-name="P5">1</text:p>
          </table:table-cell>
          <table:table-cell table:style-name="Tabela6.A1" office:value-type="string">
            <text:p text:style-name="P18">2935</text:p>
          </table:table-cell>
          <table:table-cell table:style-name="Tabela6.A1" office:value-type="string">
            <text:p text:style-name="P18">196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872.07</text:p>
          </table:table-cell>
          <table:table-cell table:style-name="Tabela6.A1" office:value-type="string">
            <text:p text:style-name="P19">44.000%</text:p>
          </table:table-cell>
          <table:table-cell table:style-name="Tabela6.A1" office:value-type="string">
            <text:p text:style-name="P19">3.04785</text:p>
          </table:table-cell>
          <table:table-cell table:style-name="Tabela6.A1" office:value-type="string">
            <text:p text:style-name="P19">2888.76</text:p>
          </table:table-cell>
          <table:table-cell table:style-name="Tabela6.A1" office:value-type="string">
            <text:p text:style-name="P19">0.48</text:p>
          </table:table-cell>
          <table:table-cell table:style-name="Tabela6.A1" office:value-type="string">
            <text:p text:style-name="P19">970548.7</text:p>
          </table:table-cell>
        </table:table-row>
        <table:table-row table:style-name="Tabela6.1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18">169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7</text:p>
          </table:table-cell>
          <table:table-cell table:style-name="Tabela6.A1" office:value-type="string">
            <text:p text:style-name="P19">541.69</text:p>
          </table:table-cell>
          <table:table-cell table:style-name="Tabela6.A1" office:value-type="string">
            <text:p text:style-name="P19">41.000%</text:p>
          </table:table-cell>
          <table:table-cell table:style-name="Tabela6.A1" office:value-type="string">
            <text:p text:style-name="P19">3.24139</text:p>
          </table:table-cell>
          <table:table-cell table:style-name="Tabela6.A1" office:value-type="string">
            <text:p text:style-name="P19">1.39</text:p>
          </table:table-cell>
          <table:table-cell table:style-name="Tabela6.A1" office:value-type="string">
            <text:p text:style-name="P19">0.53</text:p>
          </table:table-cell>
          <table:table-cell table:style-name="Tabela6.A1" office:value-type="string">
            <text:p text:style-name="P19">438.8</text:p>
          </table:table-cell>
        </table:table-row>
        <table:table-row table:style-name="Tabela6.1">
          <table:table-cell table:style-name="Tabela6.A1" office:value-type="string">
            <text:p text:style-name="P5">3</text:p>
          </table:table-cell>
          <table:table-cell table:style-name="Tabela6.A1" office:value-type="string">
            <text:p text:style-name="P18">162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3</text:p>
          </table:table-cell>
          <table:table-cell table:style-name="Tabela6.A1" office:value-type="string">
            <text:p text:style-name="P19">668.36</text:p>
          </table:table-cell>
          <table:table-cell table:style-name="Tabela6.A1" office:value-type="string">
            <text:p text:style-name="P19">38.000%</text:p>
          </table:table-cell>
          <table:table-cell table:style-name="Tabela6.A1" office:value-type="string">
            <text:p text:style-name="P19">3.31785</text:p>
          </table:table-cell>
          <table:table-cell table:style-name="Tabela6.A1" office:value-type="string">
            <text:p text:style-name="P19">1.24</text:p>
          </table:table-cell>
          <table:table-cell table:style-name="Tabela6.A1" office:value-type="string">
            <text:p text:style-name="P19">1.86</text:p>
          </table:table-cell>
          <table:table-cell table:style-name="Tabela6.A1" office:value-type="string">
            <text:p text:style-name="P19">384.0</text:p>
          </table:table-cell>
        </table:table-row>
        <table:table-row table:style-name="Tabela6.1">
          <table:table-cell table:style-name="Tabela6.A1" office:value-type="string">
            <text:p text:style-name="P5">4</text:p>
          </table:table-cell>
          <table:table-cell table:style-name="Tabela6.A1" office:value-type="string">
            <text:p text:style-name="P18">1936</text:p>
          </table:table-cell>
          <table:table-cell table:style-name="Tabela6.A1" office:value-type="string">
            <text:p text:style-name="P18">6</text:p>
          </table:table-cell>
          <table:table-cell table:style-name="Tabela6.A1" office:value-type="string">
            <text:p text:style-name="P18">4170</text:p>
          </table:table-cell>
          <table:table-cell table:style-name="Tabela6.A1" office:value-type="string">
            <text:p text:style-name="P19">1163.10</text:p>
          </table:table-cell>
          <table:table-cell table:style-name="Tabela6.A1" office:value-type="string">
            <text:p text:style-name="P19">75.000%</text:p>
          </table:table-cell>
          <table:table-cell table:style-name="Tabela6.A1" office:value-type="string">
            <text:p text:style-name="P19">3.46644</text:p>
          </table:table-cell>
          <table:table-cell table:style-name="Tabela6.A1" office:value-type="string">
            <text:p text:style-name="P19">1.04</text:p>
          </table:table-cell>
          <table:table-cell table:style-name="Tabela6.A1" office:value-type="string">
            <text:p text:style-name="P19">1.95</text:p>
          </table:table-cell>
          <table:table-cell table:style-name="Tabela6.A1" office:value-type="string">
            <text:p text:style-name="P19">307.3</text:p>
          </table:table-cell>
        </table:table-row>
        <table:table-row table:style-name="Tabela6.1">
          <table:table-cell table:style-name="Tabela6.A1" office:value-type="string">
            <text:p text:style-name="P5">5</text:p>
          </table:table-cell>
          <table:table-cell table:style-name="Tabela6.A1" office:value-type="string">
            <text:p text:style-name="P18">1436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2117</text:p>
          </table:table-cell>
          <table:table-cell table:style-name="Tabela6.A1" office:value-type="string">
            <text:p text:style-name="P19">869.93</text:p>
          </table:table-cell>
          <table:table-cell table:style-name="Tabela6.A1" office:value-type="string">
            <text:p text:style-name="P19">33.000%</text:p>
          </table:table-cell>
          <table:table-cell table:style-name="Tabela6.A1" office:value-type="string">
            <text:p text:style-name="P19">4.04040</text:p>
          </table:table-cell>
          <table:table-cell table:style-name="Tabela6.A1" office:value-type="string">
            <text:p text:style-name="P19">0.39</text:p>
          </table:table-cell>
          <table:table-cell table:style-name="Tabela6.A1" office:value-type="string">
            <text:p text:style-name="P19">0.77</text:p>
          </table:table-cell>
          <table:table-cell table:style-name="Tabela6.A1" office:value-type="string">
            <text:p text:style-name="P19">98.7</text:p>
          </table:table-cell>
        </table:table-row>
        <table:table-row table:style-name="Tabela6.1">
          <table:table-cell table:style-name="Tabela6.A1" office:value-type="string">
            <text:p text:style-name="P6">Razem</text:p>
          </table:table-cell>
          <table:table-cell table:style-name="Tabela6.A1" office:value-type="string">
            <text:p text:style-name="P18">1924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1001.80</text:p>
          </table:table-cell>
          <table:table-cell table:style-name="Tabela6.A1" office:value-type="string">
            <text:p text:style-name="P19">46.200%</text:p>
          </table:table-cell>
          <table:table-cell table:style-name="Tabela6.A1" office:value-type="string">
            <text:p text:style-name="P19">15.22951</text:p>
          </table:table-cell>
          <table:table-cell table:style-name="Tabela6.A1" office:value-type="string">
            <text:p text:style-name="P19">2890.57</text:p>
          </table:table-cell>
          <table:table-cell table:style-name="Tabela6.A1" office:value-type="string">
            <text:p text:style-name="P19">4.97</text:p>
          </table:table-cell>
          <table:table-cell table:style-name="Tabela6.A1" office:value-type="string">
            <text:p text:style-name="P19">194355.5</text:p>
          </table:table-cell>
        </table:table-row>
      </table:table>
      <text:p text:style-name="P48"><text:span text:style-name="T56">Tabela </text:span><text:span text:style-name="T57">9</text:span><text:span text:style-name="T56">. </text:span><text:span text:style-name="T57">Test 6</text:span><text:span text:style-name="T56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4">Nr zapytania</text:p>
          </table:table-cell>
          <table:table-cell table:style-name="Tabela7.A1" office:value-type="string">
            <text:p text:style-name="P13">Śr </text:p>
            <text:p text:style-name="P13">czas[ms]</text:p>
          </table:table-cell>
          <table:table-cell table:style-name="Tabela7.A1" office:value-type="string">
            <text:p text:style-name="P13">Min </text:p>
            <text:p text:style-name="P13">czas[ms]</text:p>
          </table:table-cell>
          <table:table-cell table:style-name="Tabela7.A1" office:value-type="string">
            <text:p text:style-name="P13">Max</text:p>
            <text:p text:style-name="P13"><text:s/>czas[ms]</text:p>
          </table:table-cell>
          <table:table-cell table:style-name="Tabela7.A1" office:value-type="string">
            <text:p text:style-name="P12">Odchylenie</text:p>
            <text:p text:style-name="P12"><text:s/>standardowe</text:p>
          </table:table-cell>
          <table:table-cell table:style-name="Tabela7.A1" office:value-type="string">
            <text:p text:style-name="P15">% <text:span text:style-name="T119">Błędów</text:span></text:p>
          </table:table-cell>
          <table:table-cell table:style-name="Tabela7.A1" office:value-type="string">
            <text:p text:style-name="P11">Przepustowość</text:p>
          </table:table-cell>
          <table:table-cell table:style-name="Tabela7.A1" office:value-type="string">
            <text:p text:style-name="P11">Otrzymane KB/s</text:p>
          </table:table-cell>
          <table:table-cell table:style-name="Tabela7.A1" office:value-type="string">
            <text:p text:style-name="P11">Wysłane KB/s</text:p>
          </table:table-cell>
          <table:table-cell table:style-name="Tabela7.A1" office:value-type="string">
            <text:p text:style-name="P11">Średnia ilość bajtów</text:p>
          </table:table-cell>
        </table:table-row>
        <table:table-row table:style-name="Tabela7.1">
          <table:table-cell table:style-name="Tabela7.A1" office:value-type="string">
            <text:p text:style-name="P5">1</text:p>
          </table:table-cell>
          <table:table-cell table:style-name="Tabela7.A1" office:value-type="string">
            <text:p text:style-name="P18">2636</text:p>
          </table:table-cell>
          <table:table-cell table:style-name="Tabela7.A1" office:value-type="string">
            <text:p text:style-name="P18">1690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439.44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89822</text:p>
          </table:table-cell>
          <table:table-cell table:style-name="Tabela7.A1" office:value-type="string">
            <text:p text:style-name="P19">3212.43</text:p>
          </table:table-cell>
          <table:table-cell table:style-name="Tabela7.A1" office:value-type="string">
            <text:p text:style-name="P19">0.30</text:p>
          </table:table-cell>
          <table:table-cell table:style-name="Tabela7.A1" office:value-type="string">
            <text:p text:style-name="P19">1732957.7</text:p>
          </table:table-cell>
        </table:table-row>
        <table:table-row table:style-name="Tabela7.1">
          <table:table-cell table:style-name="Tabela7.A1" office:value-type="string">
            <text:p text:style-name="P5">2</text:p>
          </table:table-cell>
          <table:table-cell table:style-name="Tabela7.A1" office:value-type="string">
            <text:p text:style-name="P18">417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509</text:p>
          </table:table-cell>
          <table:table-cell table:style-name="Tabela7.A1" office:value-type="string">
            <text:p text:style-name="P19">356.6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8</text:p>
          </table:table-cell>
          <table:table-cell table:style-name="Tabela7.A1" office:value-type="string">
            <text:p text:style-name="P19">1.06</text:p>
          </table:table-cell>
          <table:table-cell table:style-name="Tabela7.A1" office:value-type="string">
            <text:p text:style-name="P19">0.32</text:p>
          </table:table-cell>
          <table:table-cell table:style-name="Tabela7.A1" office:value-type="string">
            <text:p text:style-name="P19">554.0</text:p>
          </table:table-cell>
        </table:table-row>
        <table:table-row table:style-name="Tabela7.1">
          <table:table-cell table:style-name="Tabela7.A1" office:value-type="string">
            <text:p text:style-name="P5">3</text:p>
          </table:table-cell>
          <table:table-cell table:style-name="Tabela7.A1" office:value-type="string">
            <text:p text:style-name="P18">448</text:p>
          </table:table-cell>
          <table:table-cell table:style-name="Tabela7.A1" office:value-type="string">
            <text:p text:style-name="P18">4</text:p>
          </table:table-cell>
          <table:table-cell table:style-name="Tabela7.A1" office:value-type="string">
            <text:p text:style-name="P18">1489</text:p>
          </table:table-cell>
          <table:table-cell table:style-name="Tabela7.A1" office:value-type="string">
            <text:p text:style-name="P19">385.31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1.0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563.0</text:p>
          </table:table-cell>
        </table:table-row>
        <table:table-row table:style-name="Tabela7.1">
          <table:table-cell table:style-name="Tabela7.A1" office:value-type="string">
            <text:p text:style-name="P5">4</text:p>
          </table:table-cell>
          <table:table-cell table:style-name="Tabela7.A1" office:value-type="string">
            <text:p text:style-name="P18">661</text:p>
          </table:table-cell>
          <table:table-cell table:style-name="Tabela7.A1" office:value-type="string">
            <text:p text:style-name="P18">7</text:p>
          </table:table-cell>
          <table:table-cell table:style-name="Tabela7.A1" office:value-type="string">
            <text:p text:style-name="P18">2664</text:p>
          </table:table-cell>
          <table:table-cell table:style-name="Tabela7.A1" office:value-type="string">
            <text:p text:style-name="P19">641.86</text:p>
          </table:table-cell>
          <table:table-cell table:style-name="Tabela7.A1" office:value-type="string">
            <text:p text:style-name="P19">35.000%</text:p>
          </table:table-cell>
          <table:table-cell table:style-name="Tabela7.A1" office:value-type="string">
            <text:p text:style-name="P19">1.96082</text:p>
          </table:table-cell>
          <table:table-cell table:style-name="Tabela7.A1" office:value-type="string">
            <text:p text:style-name="P19">0.7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408.3</text:p>
          </table:table-cell>
        </table:table-row>
        <table:table-row table:style-name="Tabela7.1">
          <table:table-cell table:style-name="Tabela7.A1" office:value-type="string">
            <text:p text:style-name="P5">5</text:p>
          </table:table-cell>
          <table:table-cell table:style-name="Tabela7.A1" office:value-type="string">
            <text:p text:style-name="P18">393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447</text:p>
          </table:table-cell>
          <table:table-cell table:style-name="Tabela7.A1" office:value-type="string">
            <text:p text:style-name="P19">350.1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0.20</text:p>
          </table:table-cell>
          <table:table-cell table:style-name="Tabela7.A1" office:value-type="string">
            <text:p text:style-name="P19">0.37</text:p>
          </table:table-cell>
          <table:table-cell table:style-name="Tabela7.A1" office:value-type="string">
            <text:p text:style-name="P19">102.0</text:p>
          </table:table-cell>
        </table:table-row>
        <table:table-row table:style-name="Tabela7.1">
          <table:table-cell table:style-name="Tabela7.A1" office:value-type="string">
            <text:p text:style-name="P6">Razem</text:p>
          </table:table-cell>
          <table:table-cell table:style-name="Tabela7.A1" office:value-type="string">
            <text:p text:style-name="P18">911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976.43</text:p>
          </table:table-cell>
          <table:table-cell table:style-name="Tabela7.A1" office:value-type="string">
            <text:p text:style-name="P19">7.000%</text:p>
          </table:table-cell>
          <table:table-cell table:style-name="Tabela7.A1" office:value-type="string">
            <text:p text:style-name="P19">9.48695</text:p>
          </table:table-cell>
          <table:table-cell table:style-name="Tabela7.A1" office:value-type="string">
            <text:p text:style-name="P19">3214.05</text:p>
          </table:table-cell>
          <table:table-cell table:style-name="Tabela7.A1" office:value-type="string">
            <text:p text:style-name="P19">3.10</text:p>
          </table:table-cell>
          <table:table-cell table:style-name="Tabela7.A1" office:value-type="string">
            <text:p text:style-name="P19">346917.0</text:p>
          </table:table-cell>
        </table:table-row>
      </table:table>
      <text:p text:style-name="P48"><text:span text:style-name="T56">Tabela </text:span><text:span text:style-name="T57">10</text:span><text:span text:style-name="T56">. </text:span><text:span text:style-name="T57">Test </text:span><text:span text:style-name="T58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4">Nr zapytania</text:p>
          </table:table-cell>
          <table:table-cell table:style-name="Tabela8.A1" office:value-type="string">
            <text:p text:style-name="P13">Śr </text:p>
            <text:p text:style-name="P13">czas[ms]</text:p>
          </table:table-cell>
          <table:table-cell table:style-name="Tabela8.A1" office:value-type="string">
            <text:p text:style-name="P13">Min </text:p>
            <text:p text:style-name="P13">czas[ms]</text:p>
          </table:table-cell>
          <table:table-cell table:style-name="Tabela8.A1" office:value-type="string">
            <text:p text:style-name="P13">Max</text:p>
            <text:p text:style-name="P13"><text:s/>czas[ms]</text:p>
          </table:table-cell>
          <table:table-cell table:style-name="Tabela8.A1" office:value-type="string">
            <text:p text:style-name="P12">Odchylenie</text:p>
            <text:p text:style-name="P12"><text:s/>standardowe</text:p>
          </table:table-cell>
          <table:table-cell table:style-name="Tabela8.A1" office:value-type="string">
            <text:p text:style-name="P15">% <text:span text:style-name="T119">Błędów</text:span></text:p>
          </table:table-cell>
          <table:table-cell table:style-name="Tabela8.A1" office:value-type="string">
            <text:p text:style-name="P11">Przepustowość</text:p>
          </table:table-cell>
          <table:table-cell table:style-name="Tabela8.A1" office:value-type="string">
            <text:p text:style-name="P11">Otrzymane KB/s</text:p>
          </table:table-cell>
          <table:table-cell table:style-name="Tabela8.A1" office:value-type="string">
            <text:p text:style-name="P11">Wysłane KB/s</text:p>
          </table:table-cell>
          <table:table-cell table:style-name="Tabela8.A1" office:value-type="string">
            <text:p text:style-name="P11">Średnia ilość bajtów</text:p>
          </table:table-cell>
        </table:table-row>
        <table:table-row table:style-name="Tabela8.1">
          <table:table-cell table:style-name="Tabela8.A1" office:value-type="string">
            <text:p text:style-name="P5">1</text:p>
          </table:table-cell>
          <table:table-cell table:style-name="Tabela8.A1" office:value-type="string">
            <text:p text:style-name="P18">1637</text:p>
          </table:table-cell>
          <table:table-cell table:style-name="Tabela8.A1" office:value-type="string">
            <text:p text:style-name="P18">1567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102.09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.99440</text:p>
          </table:table-cell>
          <table:table-cell table:style-name="Tabela8.A1" office:value-type="string">
            <text:p text:style-name="P19">1682.67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1732751.0</text:p>
          </table:table-cell>
        </table:table-row>
        <table:table-row table:style-name="Tabela8.1">
          <table:table-cell table:style-name="Tabela8.A1" office:value-type="string">
            <text:p text:style-name="P5">2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108</text:p>
          </table:table-cell>
          <table:table-cell table:style-name="Tabela8.A1" office:value-type="string">
            <text:p text:style-name="P19">10.4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5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554.0</text:p>
          </table:table-cell>
        </table:table-row>
        <table:table-row table:style-name="Tabela8.1">
          <table:table-cell table:style-name="Tabela8.A1" office:value-type="string">
            <text:p text:style-name="P5">3</text:p>
          </table:table-cell>
          <table:table-cell table:style-name="Tabela8.A1" office:value-type="string">
            <text:p text:style-name="P18">4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42</text:p>
          </table:table-cell>
          <table:table-cell table:style-name="Tabela8.A1" office:value-type="string">
            <text:p text:style-name="P19">3.80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4</text:p>
          </table:table-cell>
          <table:table-cell table:style-name="Tabela8.A1" office:value-type="string">
            <text:p text:style-name="P18">8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180</text:p>
          </table:table-cell>
          <table:table-cell table:style-name="Tabela8.A1" office:value-type="string">
            <text:p text:style-name="P19">17.68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47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12</text:p>
          </table:table-cell>
          <table:table-cell table:style-name="Tabela8.A1" office:value-type="string">
            <text:p text:style-name="P19">1.0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1</text:p>
          </table:table-cell>
          <table:table-cell table:style-name="Tabela8.A1" office:value-type="string">
            <text:p text:style-name="P19">0.10</text:p>
          </table:table-cell>
          <table:table-cell table:style-name="Tabela8.A1" office:value-type="string">
            <text:p text:style-name="P19">0.19</text:p>
          </table:table-cell>
          <table:table-cell table:style-name="Tabela8.A1" office:value-type="string">
            <text:p text:style-name="P19">102.0</text:p>
          </table:table-cell>
        </table:table-row>
        <table:table-row table:style-name="Tabela8.1">
          <table:table-cell table:style-name="Tabela8.A1" office:value-type="string">
            <text:p text:style-name="P6">Razem</text:p>
          </table:table-cell>
          <table:table-cell table:style-name="Tabela8.A1" office:value-type="string">
            <text:p text:style-name="P18">331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654.46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4.97107</text:p>
          </table:table-cell>
          <table:table-cell table:style-name="Tabela8.A1" office:value-type="string">
            <text:p text:style-name="P19">1684.08</text:p>
          </table:table-cell>
          <table:table-cell table:style-name="Tabela8.A1" office:value-type="string">
            <text:p text:style-name="P19">1.62</text:p>
          </table:table-cell>
          <table:table-cell table:style-name="Tabela8.A1" office:value-type="string">
            <text:p text:style-name="P19">346906.6</text:p>
          </table:table-cell>
        </table:table-row>
      </table:table>
      <text:p text:style-name="P49"><text:span text:style-name="T56">Tabela </text:span><text:span text:style-name="T58">11</text:span><text:span text:style-name="T56">. </text:span><text:span text:style-name="T57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14">Nr zapytania</text:p>
          </table:table-cell>
          <table:table-cell table:style-name="Tabela9.A1" office:value-type="string">
            <text:p text:style-name="P13">Śr </text:p>
            <text:p text:style-name="P13">czas[ms]</text:p>
          </table:table-cell>
          <table:table-cell table:style-name="Tabela9.A1" office:value-type="string">
            <text:p text:style-name="P13">Min </text:p>
            <text:p text:style-name="P13">czas[ms]</text:p>
          </table:table-cell>
          <table:table-cell table:style-name="Tabela9.A1" office:value-type="string">
            <text:p text:style-name="P13">Max</text:p>
            <text:p text:style-name="P13"><text:s/>czas[ms]</text:p>
          </table:table-cell>
          <table:table-cell table:style-name="Tabela9.A1" office:value-type="string">
            <text:p text:style-name="P12">Odchylenie</text:p>
            <text:p text:style-name="P12"><text:s/>standardowe</text:p>
          </table:table-cell>
          <table:table-cell table:style-name="Tabela9.A1" office:value-type="string">
            <text:p text:style-name="P15">% <text:span text:style-name="T119">Błędów</text:span></text:p>
          </table:table-cell>
          <table:table-cell table:style-name="Tabela9.A1" office:value-type="string">
            <text:p text:style-name="P11">Przepustowość</text:p>
          </table:table-cell>
          <table:table-cell table:style-name="Tabela9.A1" office:value-type="string">
            <text:p text:style-name="P11">Otrzymane KB/s</text:p>
          </table:table-cell>
          <table:table-cell table:style-name="Tabela9.A1" office:value-type="string">
            <text:p text:style-name="P11">Wysłane KB/s</text:p>
          </table:table-cell>
          <table:table-cell table:style-name="Tabela9.A1" office:value-type="string">
            <text:p text:style-name="P11">Średnia ilość bajtów</text:p>
          </table:table-cell>
        </table:table-row>
        <table:table-row table:style-name="Tabela9.1">
          <table:table-cell table:style-name="Tabela9.A1" office:value-type="string">
            <text:p text:style-name="P5">1</text:p>
          </table:table-cell>
          <table:table-cell table:style-name="Tabela9.A1" office:value-type="string">
            <text:p text:style-name="P18">2529</text:p>
          </table:table-cell>
          <table:table-cell table:style-name="Tabela9.A1" office:value-type="string">
            <text:p text:style-name="P18">2004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918.88</text:p>
          </table:table-cell>
          <table:table-cell table:style-name="Tabela9.A1" office:value-type="string">
            <text:p text:style-name="P19">78.000%</text:p>
          </table:table-cell>
          <table:table-cell table:style-name="Tabela9.A1" office:value-type="string">
            <text:p text:style-name="P19">6.02428</text:p>
          </table:table-cell>
          <table:table-cell table:style-name="Tabela9.A1" office:value-type="string">
            <text:p text:style-name="P19">2243.37</text:p>
          </table:table-cell>
          <table:table-cell table:style-name="Tabela9.A1" office:value-type="string">
            <text:p text:style-name="P19">0.95</text:p>
          </table:table-cell>
          <table:table-cell table:style-name="Tabela9.A1" office:value-type="string">
            <text:p text:style-name="P19">381325.7</text:p>
          </table:table-cell>
        </table:table-row>
        <table:table-row table:style-name="Tabela9.1">
          <table:table-cell table:style-name="Tabela9.A1" office:value-type="string">
            <text:p text:style-name="P5">2</text:p>
          </table:table-cell>
          <table:table-cell table:style-name="Tabela9.A1" office:value-type="string">
            <text:p text:style-name="P18">1961</text:p>
          </table:table-cell>
          <table:table-cell table:style-name="Tabela9.A1" office:value-type="string">
            <text:p text:style-name="P18">4</text:p>
          </table:table-cell>
          <table:table-cell table:style-name="Tabela9.A1" office:value-type="string">
            <text:p text:style-name="P18">2150</text:p>
          </table:table-cell>
          <table:table-cell table:style-name="Tabela9.A1" office:value-type="string">
            <text:p text:style-name="P19">320.12</text:p>
          </table:table-cell>
          <table:table-cell table:style-name="Tabela9.A1" office:value-type="string">
            <text:p text:style-name="P19">71.000%</text:p>
          </table:table-cell>
          <table:table-cell table:style-name="Tabela9.A1" office:value-type="string">
            <text:p text:style-name="P19">6.44205</text:p>
          </table:table-cell>
          <table:table-cell table:style-name="Tabela9.A1" office:value-type="string">
            <text:p text:style-name="P19">2.23</text:p>
          </table:table-cell>
          <table:table-cell table:style-name="Tabela9.A1" office:value-type="string">
            <text:p text:style-name="P19">1.04</text:p>
          </table:table-cell>
          <table:table-cell table:style-name="Tabela9.A1" office:value-type="string">
            <text:p text:style-name="P19">354.5</text:p>
          </table:table-cell>
        </table:table-row>
        <table:table-row table:style-name="Tabela9.1">
          <table:table-cell table:style-name="Tabela9.A1" office:value-type="string">
            <text:p text:style-name="P5">3</text:p>
          </table:table-cell>
          <table:table-cell table:style-name="Tabela9.A1" office:value-type="string">
            <text:p text:style-name="P18">1825</text:p>
          </table:table-cell>
          <table:table-cell table:style-name="Tabela9.A1" office:value-type="string">
            <text:p text:style-name="P18">5</text:p>
          </table:table-cell>
          <table:table-cell table:style-name="Tabela9.A1" office:value-type="string">
            <text:p text:style-name="P18">2146</text:p>
          </table:table-cell>
          <table:table-cell table:style-name="Tabela9.A1" office:value-type="string">
            <text:p text:style-name="P19">505.46</text:p>
          </table:table-cell>
          <table:table-cell table:style-name="Tabela9.A1" office:value-type="string">
            <text:p text:style-name="P19">59.000%</text:p>
          </table:table-cell>
          <table:table-cell table:style-name="Tabela9.A1" office:value-type="string">
            <text:p text:style-name="P19">6.90489</text:p>
          </table:table-cell>
          <table:table-cell table:style-name="Tabela9.A1" office:value-type="string">
            <text:p text:style-name="P19">1.92</text:p>
          </table:table-cell>
          <table:table-cell table:style-name="Tabela9.A1" office:value-type="string">
            <text:p text:style-name="P19">3.86</text:p>
          </table:table-cell>
          <table:table-cell table:style-name="Tabela9.A1" office:value-type="string">
            <text:p text:style-name="P19">285.1</text:p>
          </table:table-cell>
        </table:table-row>
        <table:table-row table:style-name="Tabela9.1">
          <table:table-cell table:style-name="Tabela9.A1" office:value-type="string">
            <text:p text:style-name="P5">4</text:p>
          </table:table-cell>
          <table:table-cell table:style-name="Tabela9.A1" office:value-type="string">
            <text:p text:style-name="P18">1966</text:p>
          </table:table-cell>
          <table:table-cell table:style-name="Tabela9.A1" office:value-type="string">
            <text:p text:style-name="P18">7</text:p>
          </table:table-cell>
          <table:table-cell table:style-name="Tabela9.A1" office:value-type="string">
            <text:p text:style-name="P18">4127</text:p>
          </table:table-cell>
          <table:table-cell table:style-name="Tabela9.A1" office:value-type="string">
            <text:p text:style-name="P19">938.42</text:p>
          </table:table-cell>
          <table:table-cell table:style-name="Tabela9.A1" office:value-type="string">
            <text:p text:style-name="P19">94.000%</text:p>
          </table:table-cell>
          <table:table-cell table:style-name="Tabela9.A1" office:value-type="string">
            <text:p text:style-name="P19">7.44075</text:p>
          </table:table-cell>
          <table:table-cell table:style-name="Tabela9.A1" office:value-type="string">
            <text:p text:style-name="P19">1.96</text:p>
          </table:table-cell>
          <table:table-cell table:style-name="Tabela9.A1" office:value-type="string">
            <text:p text:style-name="P19">4.19</text:p>
          </table:table-cell>
          <table:table-cell table:style-name="Tabela9.A1" office:value-type="string">
            <text:p text:style-name="P19">269.2</text:p>
          </table:table-cell>
        </table:table-row>
        <table:table-row table:style-name="Tabela9.1">
          <table:table-cell table:style-name="Tabela9.A1" office:value-type="string">
            <text:p text:style-name="P5">5</text:p>
          </table:table-cell>
          <table:table-cell table:style-name="Tabela9.A1" office:value-type="string">
            <text:p text:style-name="P18">1537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2138</text:p>
          </table:table-cell>
          <table:table-cell table:style-name="Tabela9.A1" office:value-type="string">
            <text:p text:style-name="P19">805.46</text:p>
          </table:table-cell>
          <table:table-cell table:style-name="Tabela9.A1" office:value-type="string">
            <text:p text:style-name="P19">50.000%</text:p>
          </table:table-cell>
          <table:table-cell table:style-name="Tabela9.A1" office:value-type="string">
            <text:p text:style-name="P19">8.27472</text:p>
          </table:table-cell>
          <table:table-cell table:style-name="Tabela9.A1" office:value-type="string">
            <text:p text:style-name="P19">0.78</text:p>
          </table:table-cell>
          <table:table-cell table:style-name="Tabela9.A1" office:value-type="string">
            <text:p text:style-name="P19">1.57</text:p>
          </table:table-cell>
          <table:table-cell table:style-name="Tabela9.A1" office:value-type="string">
            <text:p text:style-name="P19">97.0</text:p>
          </table:table-cell>
        </table:table-row>
        <table:table-row table:style-name="Tabela9.1">
          <table:table-cell table:style-name="Tabela9.A1" office:value-type="string">
            <text:p text:style-name="P6">Razem</text:p>
          </table:table-cell>
          <table:table-cell table:style-name="Tabela9.A1" office:value-type="string">
            <text:p text:style-name="P18">1964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806.54</text:p>
          </table:table-cell>
          <table:table-cell table:style-name="Tabela9.A1" office:value-type="string">
            <text:p text:style-name="P19">70.400%</text:p>
          </table:table-cell>
          <table:table-cell table:style-name="Tabela9.A1" office:value-type="string">
            <text:p text:style-name="P19">30.10507</text:p>
          </table:table-cell>
          <table:table-cell table:style-name="Tabela9.A1" office:value-type="string">
            <text:p text:style-name="P19">2248.07</text:p>
          </table:table-cell>
          <table:table-cell table:style-name="Tabela9.A1" office:value-type="string">
            <text:p text:style-name="P19">9.83</text:p>
          </table:table-cell>
          <table:table-cell table:style-name="Tabela9.A1" office:value-type="string">
            <text:p text:style-name="P19">76466.3</text:p>
          </table:table-cell>
        </table:table-row>
      </table:table>
      <text:p text:style-name="P52">Tabela <text:span text:style-name="T121">12</text:span>. <text:span text:style-name="T120">Test 9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 table:style-name="TableLine94649021358640">
          <table:table-cell table:style-name="Tabela10.A1" office:value-type="string">
            <text:p text:style-name="P114">Nr testu<text:span text:style-name="T123">(wątki/czas uruchomienia)</text:span></text:p>
          </table:table-cell>
          <table:table-cell table:style-name="Tabela10.B1" office:value-type="string">
            <text:p text:style-name="P107">% Użycia CPU</text:p>
          </table:table-cell>
          <table:table-cell table:style-name="Tabela10.C1" office:value-type="string">
            <text:p text:style-name="P108">% <text:span text:style-name="T122">Użycia Pamięci</text:span></text:p>
          </table:table-cell>
          <table:table-cell table:style-name="Tabela10.D1" office:value-type="string">
            <text:p text:style-name="P107">Ilość operacji I/O/<text:span text:style-name="T123">s</text:span></text:p>
          </table:table-cell>
        </table:table-row>
        <table:table-row table:style-name="TableLine94649021387792">
          <table:table-cell table:style-name="Tabela10.A8" office:value-type="string">
            <text:p text:style-name="P114">1 <text:span text:style-name="T123">(15/30)</text:span></text:p>
          </table:table-cell>
          <table:table-cell table:style-name="Tabela10.B2" office:value-type="string">
            <text:p text:style-name="P115">42.89</text:p>
          </table:table-cell>
          <table:table-cell table:style-name="Tabela10.C8" office:value-type="string">
            <text:p text:style-name="P115">80.23</text:p>
          </table:table-cell>
          <table:table-cell table:style-name="Tabela10.D2" office:value-type="string">
            <text:p text:style-name="P115">1386.55</text:p>
          </table:table-cell>
        </table:table-row>
        <table:table-row table:style-name="TableLine94649021390512">
          <table:table-cell table:style-name="Tabela10.A9" office:value-type="string">
            <text:p text:style-name="P114">2 <text:span text:style-name="T123">(30/60)</text:span></text:p>
          </table:table-cell>
          <table:table-cell table:style-name="Tabela10.B3" office:value-type="string">
            <text:p text:style-name="P115">35.46</text:p>
          </table:table-cell>
          <table:table-cell table:style-name="Tabela10.C9" office:value-type="string">
            <text:p text:style-name="P115">80.17</text:p>
          </table:table-cell>
          <table:table-cell table:style-name="Tabela10.D3" office:value-type="string">
            <text:p text:style-name="P115">3912.88</text:p>
          </table:table-cell>
        </table:table-row>
        <table:table-row table:style-name="TableLine94649021393600">
          <table:table-cell table:style-name="Tabela10.A8" office:value-type="string">
            <text:p text:style-name="P114">3 <text:span text:style-name="T123">(30/100)</text:span></text:p>
          </table:table-cell>
          <table:table-cell table:style-name="Tabela10.B4" office:value-type="string">
            <text:p text:style-name="P113">20.94</text:p>
          </table:table-cell>
          <table:table-cell table:style-name="Tabela10.C8" office:value-type="string">
            <text:p text:style-name="P113">73.09</text:p>
          </table:table-cell>
          <table:table-cell table:style-name="Tabela10.D4" office:value-type="string">
            <text:p text:style-name="P113">3719.21</text:p>
          </table:table-cell>
        </table:table-row>
        <table:table-row table:style-name="TableLine94649021395888">
          <table:table-cell table:style-name="Tabela10.A9" office:value-type="string">
            <text:p text:style-name="P114">4 <text:span text:style-name="T123">(60/50)</text:span></text:p>
          </table:table-cell>
          <table:table-cell table:style-name="Tabela10.B5" office:value-type="string">
            <text:p text:style-name="P112">67.59</text:p>
          </table:table-cell>
          <table:table-cell table:style-name="Tabela10.C9" office:value-type="string">
            <text:p text:style-name="P112">80.22</text:p>
          </table:table-cell>
          <table:table-cell table:style-name="Tabela10.D5" office:value-type="string">
            <text:p text:style-name="P112">4014.80</text:p>
          </table:table-cell>
        </table:table-row>
        <table:table-row table:style-name="TableLine94649021398016">
          <table:table-cell table:style-name="Tabela10.A8" office:value-type="string">
            <text:p text:style-name="P114">5 <text:span text:style-name="T123">(60/100)</text:span></text:p>
          </table:table-cell>
          <table:table-cell table:style-name="Tabela10.B6" office:value-type="string">
            <text:p text:style-name="P112">40.66</text:p>
          </table:table-cell>
          <table:table-cell table:style-name="Tabela10.C8" office:value-type="string">
            <text:p text:style-name="P112">79.96</text:p>
          </table:table-cell>
          <table:table-cell table:style-name="Tabela10.D6" office:value-type="string">
            <text:p text:style-name="P112">3379.09</text:p>
          </table:table-cell>
        </table:table-row>
        <table:table-row table:style-name="TableLine94649021400128">
          <table:table-cell table:style-name="Tabela10.A9" office:value-type="string">
            <text:p text:style-name="P114">6 <text:span text:style-name="T123">(100/30)</text:span></text:p>
          </table:table-cell>
          <table:table-cell table:style-name="Tabela10.B7" office:value-type="string">
            <text:p text:style-name="P111">95.37</text:p>
          </table:table-cell>
          <table:table-cell table:style-name="Tabela10.C9" office:value-type="string">
            <text:p text:style-name="P111">79.74</text:p>
          </table:table-cell>
          <table:table-cell table:style-name="Tabela10.D7" office:value-type="string">
            <text:p text:style-name="P111">4853.64</text:p>
          </table:table-cell>
        </table:table-row>
        <table:table-row table:style-name="TableLine94649021402288">
          <table:table-cell table:style-name="Tabela10.A8" office:value-type="string">
            <text:p text:style-name="P114">7 <text:span text:style-name="T123">(100/50)</text:span></text:p>
          </table:table-cell>
          <table:table-cell table:style-name="Tabela10.B8" office:value-type="string">
            <text:p text:style-name="P109">92.50</text:p>
          </table:table-cell>
          <table:table-cell table:style-name="Tabela10.C8" office:value-type="string">
            <text:p text:style-name="P109">74.11</text:p>
          </table:table-cell>
          <table:table-cell table:style-name="Tabela10.D8" office:value-type="string">
            <text:p text:style-name="P109">1063.3</text:p>
          </table:table-cell>
        </table:table-row>
        <text:soft-page-break/>
        <table:table-row table:style-name="TableLine94649021404448">
          <table:table-cell table:style-name="Tabela10.A9" office:value-type="string">
            <text:p text:style-name="P114">8 <text:span text:style-name="T123">(100/100)</text:span></text:p>
          </table:table-cell>
          <table:table-cell table:style-name="Tabela10.B9" office:value-type="string">
            <text:p text:style-name="P109">50.82</text:p>
          </table:table-cell>
          <table:table-cell table:style-name="Tabela10.C9" office:value-type="string">
            <text:p text:style-name="P109">75.04</text:p>
          </table:table-cell>
          <table:table-cell table:style-name="Tabela10.D9" office:value-type="string">
            <text:p text:style-name="P109">858.6</text:p>
          </table:table-cell>
        </table:table-row>
        <table:table-row table:style-name="TableLine94649021406528">
          <table:table-cell table:style-name="Tabela10.A10" office:value-type="string">
            <text:p text:style-name="P114">9 <text:span text:style-name="T123">(200/30)</text:span></text:p>
          </table:table-cell>
          <table:table-cell table:style-name="Tabela10.B10" office:value-type="string">
            <text:p text:style-name="P110">94.56</text:p>
          </table:table-cell>
          <table:table-cell table:style-name="Tabela10.C10" office:value-type="string">
            <text:p text:style-name="P110">80.49</text:p>
          </table:table-cell>
          <table:table-cell table:style-name="Tabela10.D10" office:value-type="string">
            <text:p text:style-name="P110">653.44</text:p>
          </table:table-cell>
        </table:table-row>
      </table:table>
      <text:p text:style-name="P53">Tabela <text:span text:style-name="T121">13. Obciążenie serwera w czasie testów</text:span></text:p>
      <text:p text:style-name="P53"/>
      <text:p text:style-name="P39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25">9</text:span>), gdzie powodowało to duże obciążenie procesora, a także <text:span text:style-name="T124">doprowadzało do powstawania błędów i długich czasów odpowiedzi</text:span>.</text:p>
      <text:p text:style-name="P39"><text:span text:style-name="T124">Czas oczekiwania większości zapytań poza wymienionymi testami nie przekraczał 10 ms, co wg klasyfikacji [</text:span><text:span text:style-name="T126">9</text:span><text:span text:style-name="T124">] oznacza natychmiastową reakcję. Wyjątkiem jest zapytanie zwracające wszystkie obiekty w bazie, co wynika prawdopodobnie z dużej ich ilości (około 4500), dla którego czas odpowiedzi wynosił 1.5-2s. </text:span></text:p>
      <text:p text:style-name="P159">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p>
      <text:p text:style-name="P3"/>
      <text:h text:style-name="P122" text:outline-level="1"><text:bookmark-start text:name="_Toc53675722"/><text:bookmark-start text:name="_Toc53648721"/><text:bookmark-start text:name="__RefHeading___Toc2514_3259790794"/><text:bookmark-start text:name="_Toc53610539"/>Literatura<text:bookmark-end text:name="_Toc53675722"/><text:bookmark-end text:name="_Toc53648721"/><text:bookmark-end text:name="__RefHeading___Toc2514_3259790794"/><text:bookmark-end text:name="_Toc53610539"/></text:h>
      <text:p text:style-name="P31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32">[2] <text:s/>„Pros and Cons of Using Spring Boot” [Online] <text:a xlink:type="simple" xlink:href="https://scand.com/company/blog/pros-and-cons-of-using-spring-boot/" text:style-name="Internet_20_link" text:visited-style-name="Visited_20_Internet_20_Link">https://scand.com/company/blog/pros-and-cons-of-using-spring-boot/</text:a> </text:p>
      <text:p text:style-name="P27">[<text:span text:style-name="T126">3</text:span>] <text:s text:c="3"/>„Deploy Docker Containers” [Online] https://aws.amazon.com/getting-started/hands-on/deploy-docker-containers/</text:p>
      <text:p text:style-name="P46"><text:span text:style-name="T4">[</text:span><text:span text:style-name="T9">4</text:span><text:span text:style-name="T4">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4">https://pages.awscloud.com/GLOBAL-multi-DL-gartner-mq-cips-2020-learn.html</text:span></text:a></text:p>
      <text:p text:style-name="P47"><text:span text:style-name="T4">[</text:span><text:span text:style-name="T9">5</text:span><text:span text:style-name="T1">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47"><text:span text:style-name="T1">[</text:span><text:span text:style-name="T9">6</text:span><text:span text:style-name="T1">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50"><text:span text:style-name="T1">[</text:span><text:span text:style-name="T9">7</text:span><text:span text:style-name="T1">] "Rest API Load testing with Apache Jmeter” [Onl</text:span><text:span text:style-name="T7">ine</text:span><text:span text:style-name="T1">]</text:span></text:p>
      <text:p text:style-name="P50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50"><text:span text:style-name="T1">[</text:span><text:span text:style-name="T9">8</text:span><text:span text:style-name="T1">] ”</text:span><text:span text:style-name="T7">Testy Obciążeniowe, czyli jak weryfikujemy stabilne działanie aplikacji” [Online]</text:span></text:p>
      <text:p text:style-name="P51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30">[<text:span text:style-name="T126">9</text:span>] „Response Time Limits:Article by Jakob Nielsen”</text:p>
      <text:p text:style-name="P51"><text:a xlink:type="simple" xlink:href="https://www.nngroup.com/articles/response-times-3-important-limits/" text:style-name="Internet_20_link" text:visited-style-name="Visited_20_Internet_20_Link"><text:span text:style-name="T8">Response Time Limits: Article by Jakob Nielsen (nngroup.com)</text:span></text:a><text:span text:style-name="T8"> </text:span><text:span text:style-name="T1"><text:s/></text:span></text:p>
      <text:p text:style-name="P28"><text:soft-page-break/></text:p>
      <text:p text:style-name="P28"/>
      <text:h text:style-name="P122" text:outline-level="1"><text:bookmark-start text:name="_Toc53675723"/><text:bookmark-start text:name="_Toc53648722"/><text:bookmark-start text:name="_Toc53610540"/><text:bookmark-start text:name="__RefHeading___Toc146_3699051073"/>Uwagi<text:bookmark-end text:name="_Toc53675723"/><text:bookmark-end text:name="_Toc53648722"/><text:bookmark-end text:name="_Toc53610540"/><text:bookmark-end text:name="__RefHeading___Toc146_3699051073"/></text:h>
      <text:list xml:id="list3603305246" text:style-name="L11">
        <text:list-item>
          <text:p text:style-name="P162">Pod rysunkami i listingami w sprawozdaniu umieść numerowane podpisy</text:p>
        </text:list-item>
        <text:list-item>
          <text:p text:style-name="P162">W treści pracy stosuj dodawanie referencji do numerowanych elementów, nie pisz poniżej/powyżej, w kolejnym rozdziale itd.</text:p>
        </text:list-item>
        <text:list-item>
          <text:p text:style-name="P162">W treści pracy umieść referencje do literatury z której korzystasz np. przy analizie systemów baz danych</text:p>
        </text:list-item>
        <text:list-item>
          <text:p text:style-name="P160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2-07T19:45:07.944584403</dc:date>
    <meta:editing-cycles>80</meta:editing-cycles>
    <meta:editing-duration>PT16H27M50S</meta:editing-duration>
    <meta:document-statistic meta:table-count="13" meta:image-count="0" meta:object-count="0" meta:page-count="14" meta:paragraph-count="1029" meta:word-count="2830" meta:character-count="20540" meta:non-whitespace-character-count="18240"/>
    <meta:template xlink:type="simple" xlink:actuate="onRequest" xlink:title="" xlink:href="../../../../Downloads/Szablon%20sprawozdania.odt/Normal"/>
  </office:meta>
</office:document-meta>
</file>